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07_1" table:style-name="ta1">
        <table:shapes>
          <draw:frame draw:z-index="0" draw:style-name="gr1" draw:text-style-name="P1" svg:width="30.012cm" svg:height="12.564cm" svg:x="68.218cm" svg:y="0.39cm">
            <draw:object draw:notify-on-update-of-ranges="q07_1.A2:q07_1.A3 q07_1.A4:q07_1.A10 q07_1.B2:q07_1.B3 q07_1.B4:q07_1.B10 q07_1.C4:q07_1.C10 q07_1.C4:q07_1.C10 q07_1.D2:q07_1.D3 q07_1.D4:q07_1.D10 q07_1.E4:q07_1.E10 q07_1.E4:q07_1.E10 q07_1.H2:q07_1.H3 q07_1.H4:q07_1.H10 q07_1.I4:q07_1.I10 q07_1.I4:q07_1.I10 q07_1.P2:q07_1.P3 q07_1.P4:q07_1.P10 q07_1.Q4:q07_1.Q10 q07_1.Q4:q07_1.Q10 q07_1.T2:q07_1.T3 q07_1.T4:q07_1.T10 q07_1.U4:q07_1.U10 q07_1.U4:q07_1.U10 q07_1.V2:q07_1.V3 q07_1.V4:q07_1.V10 q07_1.W4:q07_1.W10 q07_1.W4:q07_1.W10 q07_1.Z2:q07_1.Z3 q07_1.Z4:q07_1.Z10 q07_1.AA4:q07_1.AA10 q07_1.AA4:q07_1.AA10 q07_1.AB2:q07_1.AB3 q07_1.AB4:q07_1.AB10 q07_1.AC4:q07_1.AC10 q07_1.AC4:q07_1.A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5" table:default-cell-style-name="Default"/>
        <table:table-row table:style-name="ro1">
          <table:table-cell table:number-columns-repeated="35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tot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um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p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co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ri</text:p>
          </table:table-cell>
          <table:covered-table-cell table:style-name="ce1"/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q07_1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raw</text:p>
          </table:table-cell>
          <table:table-cell table:style-name="ce2" office:value-type="float" office:value="3942.2" calcext:value-type="float">
            <text:p>3.94E+03</text:p>
          </table:table-cell>
          <table:table-cell office:value-type="float" office:value="11602.9233762875" calcext:value-type="float">
            <text:p>11602.9233762875</text:p>
          </table:table-cell>
          <table:table-cell table:style-name="ce2" office:value-type="float" office:value="122366.56" calcext:value-type="float">
            <text:p>1.22E+05</text:p>
          </table:table-cell>
          <table:table-cell office:value-type="float" office:value="8164.10585688354" calcext:value-type="float">
            <text:p>8164.10585688354</text:p>
          </table:table-cell>
          <table:table-cell table:style-name="ce2" office:value-type="float" office:value="63154.38" calcext:value-type="float">
            <text:p>6.32E+04</text:p>
          </table:table-cell>
          <table:table-cell office:value-type="float" office:value="7775.34010430412" calcext:value-type="float">
            <text:p>7775.34010430412</text:p>
          </table:table-cell>
          <table:table-cell table:style-name="ce2" office:value-type="float" office:value="59212.18" calcext:value-type="float">
            <text:p>5.92E+04</text:p>
          </table:table-cell>
          <table:table-cell office:value-type="float" office:value="6339.1098682386" calcext:value-type="float">
            <text:p>6339.1098682386</text:p>
          </table:table-cell>
          <table:table-cell table:style-name="ce2" office:value-type="float" office:value="33765.8" calcext:value-type="float">
            <text:p>3.38E+04</text:p>
          </table:table-cell>
          <table:table-cell office:value-type="float" office:value="96.4746598853813" calcext:value-type="float">
            <text:p>96.4746598853813</text:p>
          </table:table-cell>
          <table:table-cell table:style-name="ce2" office:value-type="float" office:value="17822.4" calcext:value-type="float">
            <text:p>1.78E+04</text:p>
          </table:table-cell>
          <table:table-cell office:value-type="float" office:value="1689.01564231951" calcext:value-type="float">
            <text:p>1689.01564231951</text:p>
          </table:table-cell>
          <table:table-cell table:style-name="ce2" office:value-type="float" office:value="15943.4" calcext:value-type="float">
            <text:p>1.59E+04</text:p>
          </table:table-cell>
          <table:table-cell office:value-type="float" office:value="1709.00808658122" calcext:value-type="float">
            <text:p>1709.00808658122</text:p>
          </table:table-cell>
          <table:table-cell table:style-name="ce2" office:value-type="float" office:value="121.024372759857" calcext:value-type="float">
            <text:p>1.21E+02</text:p>
          </table:table-cell>
          <table:table-cell office:value-type="float" office:value="0.345787311417138" calcext:value-type="float">
            <text:p>0.345787311417138</text:p>
          </table:table-cell>
          <table:table-cell table:style-name="ce2" office:value-type="float" office:value="63.8795698924731" calcext:value-type="float">
            <text:p>6.39E+01</text:p>
          </table:table-cell>
          <table:table-cell office:value-type="float" office:value="6.05381950652156" calcext:value-type="float">
            <text:p>6.05381950652156</text:p>
          </table:table-cell>
          <table:table-cell table:style-name="ce2" office:value-type="float" office:value="57.1448028673835" calcext:value-type="float">
            <text:p>5.71E+01</text:p>
          </table:table-cell>
          <table:table-cell office:value-type="float" office:value="6.12547701283591" calcext:value-type="float">
            <text:p>6.12547701283591</text:p>
          </table:table-cell>
          <table:table-cell table:style-name="ce2" office:value-type="float" office:value="7.26590918154458" calcext:value-type="float">
            <text:p>7.27E+00</text:p>
          </table:table-cell>
          <table:table-cell office:value-type="float" office:value="0.481145204568407" calcext:value-type="float">
            <text:p>0.481145204568407</text:p>
          </table:table-cell>
          <table:table-cell table:style-name="ce2" office:value-type="float" office:value="3.53463056737931" calcext:value-type="float">
            <text:p>3.53E+00</text:p>
          </table:table-cell>
          <table:table-cell office:value-type="float" office:value="0.170119226987903" calcext:value-type="float">
            <text:p>0.170119226987903</text:p>
          </table:table-cell>
          <table:table-cell table:style-name="ce2" office:value-type="float" office:value="3.73127861416527" calcext:value-type="float">
            <text:p>3.73E+00</text:p>
          </table:table-cell>
          <table:table-cell table:style-name="ce2" office:value-type="float" office:value="0.365047496325056" calcext:value-type="float">
            <text:p>3.65E-01</text:p>
          </table:table-cell>
          <table:table-cell table:style-name="ce2" office:value-type="float" office:value="5.18198326544177" calcext:value-type="float">
            <text:p>5.18E+00</text:p>
          </table:table-cell>
          <table:table-cell table:style-name="ce2" office:value-type="float" office:value="0.41458726490511" calcext:value-type="float">
            <text:p>4.15E-01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2" office:value-type="float" office:value="2530.08" calcext:value-type="float">
            <text:p>2.53E+03</text:p>
          </table:table-cell>
          <table:table-cell office:value-type="float" office:value="9843.75096625265" calcext:value-type="float">
            <text:p>9843.75096625265</text:p>
          </table:table-cell>
          <table:table-cell table:style-name="ce2" office:value-type="float" office:value="98900.6" calcext:value-type="float">
            <text:p>9.89E+04</text:p>
          </table:table-cell>
          <table:table-cell office:value-type="float" office:value="8878.61959383326" calcext:value-type="float">
            <text:p>8878.61959383326</text:p>
          </table:table-cell>
          <table:table-cell table:style-name="ce2" office:value-type="float" office:value="50715.34" calcext:value-type="float">
            <text:p>5.07E+04</text:p>
          </table:table-cell>
          <table:table-cell office:value-type="float" office:value="6986.95997286374" calcext:value-type="float">
            <text:p>6986.95997286374</text:p>
          </table:table-cell>
          <table:table-cell table:style-name="ce2" office:value-type="float" office:value="48185.26" calcext:value-type="float">
            <text:p>4.82E+04</text:p>
          </table:table-cell>
          <table:table-cell office:value-type="float" office:value="6248.7638638694" calcext:value-type="float">
            <text:p>6248.7638638694</text:p>
          </table:table-cell>
          <table:table-cell table:style-name="ce2" office:value-type="float" office:value="17790.2" calcext:value-type="float">
            <text:p>1.78E+04</text:p>
          </table:table-cell>
          <table:table-cell office:value-type="float" office:value="801.452531345432" calcext:value-type="float">
            <text:p>801.452531345432</text:p>
          </table:table-cell>
          <table:table-cell table:style-name="ce2" office:value-type="float" office:value="9426.6" calcext:value-type="float">
            <text:p>9.43E+03</text:p>
          </table:table-cell>
          <table:table-cell office:value-type="float" office:value="1294.18694167419" calcext:value-type="float">
            <text:p>1294.18694167419</text:p>
          </table:table-cell>
          <table:table-cell table:style-name="ce2" office:value-type="float" office:value="8363.6" calcext:value-type="float">
            <text:p>8.36E+03</text:p>
          </table:table-cell>
          <table:table-cell office:value-type="float" office:value="920.097951307359" calcext:value-type="float">
            <text:p>920.097951307359</text:p>
          </table:table-cell>
          <table:table-cell table:style-name="ce2" office:value-type="float" office:value="63.7641577060932" calcext:value-type="float">
            <text:p>6.38E+01</text:p>
          </table:table-cell>
          <table:table-cell office:value-type="float" office:value="2.87258971808398" calcext:value-type="float">
            <text:p>2.87258971808398</text:p>
          </table:table-cell>
          <table:table-cell table:style-name="ce2" office:value-type="float" office:value="33.7870967741935" calcext:value-type="float">
            <text:p>3.38E+01</text:p>
          </table:table-cell>
          <table:table-cell office:value-type="float" office:value="4.6386628733842" calcext:value-type="float">
            <text:p>4.6386628733842</text:p>
          </table:table-cell>
          <table:table-cell table:style-name="ce2" office:value-type="float" office:value="29.9770609318996" calcext:value-type="float">
            <text:p>3.00E+01</text:p>
          </table:table-cell>
          <table:table-cell office:value-type="float" office:value="3.29784211938122" calcext:value-type="float">
            <text:p>3.29784211938122</text:p>
          </table:table-cell>
          <table:table-cell table:style-name="ce2" office:value-type="float" office:value="11.1575346232172" calcext:value-type="float">
            <text:p>1.12E+01</text:p>
          </table:table-cell>
          <table:table-cell office:value-type="float" office:value="0.659939918630368" calcext:value-type="float">
            <text:p>0.659939918630368</text:p>
          </table:table-cell>
          <table:table-cell table:style-name="ce2" office:value-type="float" office:value="5.38493339535643" calcext:value-type="float">
            <text:p>5.38E+00</text:p>
          </table:table-cell>
          <table:table-cell office:value-type="float" office:value="0.322299886658829" calcext:value-type="float">
            <text:p>0.322299886658829</text:p>
          </table:table-cell>
          <table:table-cell table:style-name="ce2" office:value-type="float" office:value="5.77260122786079" calcext:value-type="float">
            <text:p>5.77E+00</text:p>
          </table:table-cell>
          <table:table-cell office:value-type="float" office:value="0.506623371802205" calcext:value-type="float">
            <text:p>0.506623371802205</text:p>
          </table:table-cell>
          <table:table-cell table:style-name="ce2" office:value-type="float" office:value="4.83116395707849" calcext:value-type="float">
            <text:p>4.83E+00</text:p>
          </table:table-cell>
          <table:table-cell table:style-name="ce2" office:value-type="float" office:value="0.435700820870597" calcext:value-type="float">
            <text:p>4.36E-01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isol</text:p>
          </table:table-cell>
          <table:table-cell table:style-name="ce2" office:value-type="float" office:value="1951.92" calcext:value-type="float">
            <text:p>1.95E+03</text:p>
          </table:table-cell>
          <table:table-cell office:value-type="float" office:value="9137.09730481185" calcext:value-type="float">
            <text:p>9137.09730481185</text:p>
          </table:table-cell>
          <table:table-cell table:style-name="ce2" office:value-type="float" office:value="94659.88" calcext:value-type="float">
            <text:p>9.47E+04</text:p>
          </table:table-cell>
          <table:table-cell office:value-type="float" office:value="9044.1811961946" calcext:value-type="float">
            <text:p>9044.1811961946</text:p>
          </table:table-cell>
          <table:table-cell table:style-name="ce2" office:value-type="float" office:value="48305.9" calcext:value-type="float">
            <text:p>4.83E+04</text:p>
          </table:table-cell>
          <table:table-cell office:value-type="float" office:value="6572.91690530164" calcext:value-type="float">
            <text:p>6572.91690530164</text:p>
          </table:table-cell>
          <table:table-cell table:style-name="ce2" office:value-type="float" office:value="46353.98" calcext:value-type="float">
            <text:p>4.64E+04</text:p>
          </table:table-cell>
          <table:table-cell office:value-type="float" office:value="6280.01940200825" calcext:value-type="float">
            <text:p>6280.01940200825</text:p>
          </table:table-cell>
          <table:table-cell table:style-name="ce2" office:value-type="float" office:value="16363.6" calcext:value-type="float">
            <text:p>1.64E+04</text:p>
          </table:table-cell>
          <table:table-cell office:value-type="float" office:value="867.899210738205" calcext:value-type="float">
            <text:p>867.899210738205</text:p>
          </table:table-cell>
          <table:table-cell table:style-name="ce2" office:value-type="float" office:value="8605.4" calcext:value-type="float">
            <text:p>8.61E+03</text:p>
          </table:table-cell>
          <table:table-cell office:value-type="float" office:value="1147.89260821734" calcext:value-type="float">
            <text:p>1147.89260821734</text:p>
          </table:table-cell>
          <table:table-cell table:style-name="ce2" office:value-type="float" office:value="7758.2" calcext:value-type="float">
            <text:p>7.76E+03</text:p>
          </table:table-cell>
          <table:table-cell office:value-type="float" office:value="832.668817718065" calcext:value-type="float">
            <text:p>832.668817718065</text:p>
          </table:table-cell>
          <table:table-cell table:style-name="ce2" office:value-type="float" office:value="58.6508960573477" calcext:value-type="float">
            <text:p>5.87E+01</text:p>
          </table:table-cell>
          <table:table-cell office:value-type="float" office:value="3.11074985927672" calcext:value-type="float">
            <text:p>3.11074985927672</text:p>
          </table:table-cell>
          <table:table-cell table:style-name="ce2" office:value-type="float" office:value="30.8437275985663" calcext:value-type="float">
            <text:p>3.08E+01</text:p>
          </table:table-cell>
          <table:table-cell office:value-type="float" office:value="4.11431042371805" calcext:value-type="float">
            <text:p>4.11431042371805</text:p>
          </table:table-cell>
          <table:table-cell table:style-name="ce2" office:value-type="float" office:value="27.8071684587814" calcext:value-type="float">
            <text:p>2.78E+01</text:p>
          </table:table-cell>
          <table:table-cell office:value-type="float" office:value="2.98447604916869" calcext:value-type="float">
            <text:p>2.98447604916869</text:p>
          </table:table-cell>
          <table:table-cell table:style-name="ce2" office:value-type="float" office:value="11.5970094606258" calcext:value-type="float">
            <text:p>1.16E+01</text:p>
          </table:table-cell>
          <table:table-cell office:value-type="float" office:value="0.683450991509799" calcext:value-type="float">
            <text:p>0.683450991509799</text:p>
          </table:table-cell>
          <table:table-cell table:style-name="ce2" office:value-type="float" office:value="5.61825473870139" calcext:value-type="float">
            <text:p>5.62E+00</text:p>
          </table:table-cell>
          <table:table-cell office:value-type="float" office:value="0.357437232195492" calcext:value-type="float">
            <text:p>0.357437232195492</text:p>
          </table:table-cell>
          <table:table-cell table:style-name="ce2" office:value-type="float" office:value="5.97875472192439" calcext:value-type="float">
            <text:p>5.98E+00</text:p>
          </table:table-cell>
          <table:table-cell office:value-type="float" office:value="0.505638382798027" calcext:value-type="float">
            <text:p>0.505638382798027</text:p>
          </table:table-cell>
          <table:table-cell table:style-name="ce2" office:value-type="float" office:value="4.7867012016782" calcext:value-type="float">
            <text:p>4.79E+00</text:p>
          </table:table-cell>
          <table:table-cell office:value-type="float" office:value="0.437677816066016" calcext:value-type="float">
            <text:p>0.437677816066016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fill</text:p>
          </table:table-cell>
          <table:table-cell table:style-name="ce2" office:value-type="float" office:value="2239.9" calcext:value-type="float">
            <text:p>2.24E+03</text:p>
          </table:table-cell>
          <table:table-cell office:value-type="float" office:value="9207.81566670402" calcext:value-type="float">
            <text:p>9207.81566670402</text:p>
          </table:table-cell>
          <table:table-cell table:style-name="ce2" office:value-type="float" office:value="96314.06" calcext:value-type="float">
            <text:p>9.63E+04</text:p>
          </table:table-cell>
          <table:table-cell office:value-type="float" office:value="9122.91784191878" calcext:value-type="float">
            <text:p>9122.91784191878</text:p>
          </table:table-cell>
          <table:table-cell table:style-name="ce2" office:value-type="float" office:value="49276.98" calcext:value-type="float">
            <text:p>4.93E+04</text:p>
          </table:table-cell>
          <table:table-cell office:value-type="float" office:value="6678.74155972516" calcext:value-type="float">
            <text:p>6678.74155972516</text:p>
          </table:table-cell>
          <table:table-cell table:style-name="ce2" office:value-type="float" office:value="47037.08" calcext:value-type="float">
            <text:p>4.70E+04</text:p>
          </table:table-cell>
          <table:table-cell office:value-type="float" office:value="6276.95474171991" calcext:value-type="float">
            <text:p>6276.95474171991</text:p>
          </table:table-cell>
          <table:table-cell table:style-name="ce2" office:value-type="float" office:value="16851" calcext:value-type="float">
            <text:p>1.69E+04</text:p>
          </table:table-cell>
          <table:table-cell office:value-type="float" office:value="902.887146879387" calcext:value-type="float">
            <text:p>902.887146879387</text:p>
          </table:table-cell>
          <table:table-cell table:style-name="ce2" office:value-type="float" office:value="8895" calcext:value-type="float">
            <text:p>8.90E+03</text:p>
          </table:table-cell>
          <table:table-cell office:value-type="float" office:value="1195.04660996967" calcext:value-type="float">
            <text:p>1195.04660996967</text:p>
          </table:table-cell>
          <table:table-cell table:style-name="ce2" office:value-type="float" office:value="7956" calcext:value-type="float">
            <text:p>7.96E+03</text:p>
          </table:table-cell>
          <table:table-cell office:value-type="float" office:value="849.606026343976" calcext:value-type="float">
            <text:p>849.606026343976</text:p>
          </table:table-cell>
          <table:table-cell table:style-name="ce2" office:value-type="float" office:value="60.3978494623656" calcext:value-type="float">
            <text:p>6.04E+01</text:p>
          </table:table-cell>
          <table:table-cell office:value-type="float" office:value="3.23615464831322" calcext:value-type="float">
            <text:p>3.23615464831322</text:p>
          </table:table-cell>
          <table:table-cell table:style-name="ce2" office:value-type="float" office:value="31.8817204301075" calcext:value-type="float">
            <text:p>3.19E+01</text:p>
          </table:table-cell>
          <table:table-cell office:value-type="float" office:value="4.28332118268699" calcext:value-type="float">
            <text:p>4.28332118268699</text:p>
          </table:table-cell>
          <table:table-cell table:style-name="ce2" office:value-type="float" office:value="28.5161290322581" calcext:value-type="float">
            <text:p>2.85E+01</text:p>
          </table:table-cell>
          <table:table-cell office:value-type="float" office:value="3.04518289012178" calcext:value-type="float">
            <text:p>3.04518289012178</text:p>
          </table:table-cell>
          <table:table-cell table:style-name="ce2" office:value-type="float" office:value="11.4626855365434" calcext:value-type="float">
            <text:p>1.15E+01</text:p>
          </table:table-cell>
          <table:table-cell office:value-type="float" office:value="0.666923193656183" calcext:value-type="float">
            <text:p>0.666923193656183</text:p>
          </table:table-cell>
          <table:table-cell table:style-name="ce2" office:value-type="float" office:value="5.54572262478987" calcext:value-type="float">
            <text:p>5.55E+00</text:p>
          </table:table-cell>
          <table:table-cell office:value-type="float" office:value="0.350278140533824" calcext:value-type="float">
            <text:p>0.350278140533824</text:p>
          </table:table-cell>
          <table:table-cell table:style-name="ce2" office:value-type="float" office:value="5.91696291175348" calcext:value-type="float">
            <text:p>5.92E+00</text:p>
          </table:table-cell>
          <table:table-cell office:value-type="float" office:value="0.497926040172789" calcext:value-type="float">
            <text:p>0.497926040172789</text:p>
          </table:table-cell>
          <table:table-cell table:style-name="ce2" office:value-type="float" office:value="4.80606316701466" calcext:value-type="float">
            <text:p>4.81E+00</text:p>
          </table:table-cell>
          <table:table-cell table:style-name="ce1" office:value-type="float" office:value="0.436630848937042" calcext:value-type="float">
            <text:p>0.436630848937042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style-name="ce2" office:value-type="float" office:value="1803.08" calcext:value-type="float">
            <text:p>1.80E+03</text:p>
          </table:table-cell>
          <table:table-cell office:value-type="float" office:value="8680.15983226116" calcext:value-type="float">
            <text:p>8680.15983226116</text:p>
          </table:table-cell>
          <table:table-cell table:style-name="ce2" office:value-type="float" office:value="89176.24" calcext:value-type="float">
            <text:p>8.92E+04</text:p>
          </table:table-cell>
          <table:table-cell office:value-type="float" office:value="9120.5139012229" calcext:value-type="float">
            <text:p>9120.5139012229</text:p>
          </table:table-cell>
          <table:table-cell table:style-name="ce2" office:value-type="float" office:value="45489.66" calcext:value-type="float">
            <text:p>4.55E+04</text:p>
          </table:table-cell>
          <table:table-cell office:value-type="float" office:value="6332.51678737609" calcext:value-type="float">
            <text:p>6332.51678737609</text:p>
          </table:table-cell>
          <table:table-cell table:style-name="ce2" office:value-type="float" office:value="43686.58" calcext:value-type="float">
            <text:p>4.37E+04</text:p>
          </table:table-cell>
          <table:table-cell office:value-type="float" office:value="6258.09119505301" calcext:value-type="float">
            <text:p>6258.09119505301</text:p>
          </table:table-cell>
          <table:table-cell table:style-name="ce2" office:value-type="float" office:value="14869.8" calcext:value-type="float">
            <text:p>1.49E+04</text:p>
          </table:table-cell>
          <table:table-cell office:value-type="float" office:value="915.31533364191" calcext:value-type="float">
            <text:p>915.31533364191</text:p>
          </table:table-cell>
          <table:table-cell table:style-name="ce2" office:value-type="float" office:value="7811.8" calcext:value-type="float">
            <text:p>7.81E+03</text:p>
          </table:table-cell>
          <table:table-cell office:value-type="float" office:value="1085.01214739744" calcext:value-type="float">
            <text:p>1085.01214739744</text:p>
          </table:table-cell>
          <table:table-cell table:style-name="ce2" office:value-type="float" office:value="7058" calcext:value-type="float">
            <text:p>7.06E+03</text:p>
          </table:table-cell>
          <table:table-cell office:value-type="float" office:value="818.198753360087" calcext:value-type="float">
            <text:p>818.198753360087</text:p>
          </table:table-cell>
          <table:table-cell table:style-name="ce2" office:value-type="float" office:value="53.2967741935484" calcext:value-type="float">
            <text:p>5.33E+01</text:p>
          </table:table-cell>
          <table:table-cell office:value-type="float" office:value="3.28070012058032" calcext:value-type="float">
            <text:p>3.28070012058032</text:p>
          </table:table-cell>
          <table:table-cell table:style-name="ce2" office:value-type="float" office:value="27.9992831541219" calcext:value-type="float">
            <text:p>2.80E+01</text:p>
          </table:table-cell>
          <table:table-cell office:value-type="float" office:value="3.88893242794781" calcext:value-type="float">
            <text:p>3.88893242794781</text:p>
          </table:table-cell>
          <table:table-cell table:style-name="ce2" office:value-type="float" office:value="25.2974910394265" calcext:value-type="float">
            <text:p>2.53E+01</text:p>
          </table:table-cell>
          <table:table-cell office:value-type="float" office:value="2.93261201921178" calcext:value-type="float">
            <text:p>2.93261201921178</text:p>
          </table:table-cell>
          <table:table-cell table:style-name="ce2" office:value-type="float" office:value="12.0254516455181" calcext:value-type="float">
            <text:p>1.20E+01</text:p>
          </table:table-cell>
          <table:table-cell office:value-type="float" office:value="0.705360172413093" calcext:value-type="float">
            <text:p>0.705360172413093</text:p>
          </table:table-cell>
          <table:table-cell table:style-name="ce2" office:value-type="float" office:value="5.83095712886693" calcext:value-type="float">
            <text:p>5.83E+00</text:p>
          </table:table-cell>
          <table:table-cell office:value-type="float" office:value="0.38421580989277" calcext:value-type="float">
            <text:p>0.38421580989277</text:p>
          </table:table-cell>
          <table:table-cell table:style-name="ce2" office:value-type="float" office:value="6.19449451665121" calcext:value-type="float">
            <text:p>6.19E+00</text:p>
          </table:table-cell>
          <table:table-cell office:value-type="float" office:value="0.531663464488284" calcext:value-type="float">
            <text:p>0.531663464488284</text:p>
          </table:table-cell>
          <table:table-cell table:style-name="ce2" office:value-type="float" office:value="4.68516614076935" calcext:value-type="float">
            <text:p>4.69E+00</text:p>
          </table:table-cell>
          <table:table-cell table:style-name="ce1" office:value-type="float" office:value="0.44020138543789" calcext:value-type="float">
            <text:p>0.44020138543789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isol2</text:p>
          </table:table-cell>
          <table:table-cell table:style-name="ce2" office:value-type="float" office:value="1760.96" calcext:value-type="float">
            <text:p>1.76E+03</text:p>
          </table:table-cell>
          <table:table-cell office:value-type="float" office:value="8640.9730059988" calcext:value-type="float">
            <text:p>8640.9730059988</text:p>
          </table:table-cell>
          <table:table-cell table:style-name="ce2" office:value-type="float" office:value="89013.84" calcext:value-type="float">
            <text:p>8.90E+04</text:p>
          </table:table-cell>
          <table:table-cell office:value-type="float" office:value="9100.33269031413" calcext:value-type="float">
            <text:p>9100.33269031413</text:p>
          </table:table-cell>
          <table:table-cell table:style-name="ce2" office:value-type="float" office:value="45387.4" calcext:value-type="float">
            <text:p>4.54E+04</text:p>
          </table:table-cell>
          <table:table-cell office:value-type="float" office:value="6306.83472813423" calcext:value-type="float">
            <text:p>6306.83472813423</text:p>
          </table:table-cell>
          <table:table-cell table:style-name="ce2" office:value-type="float" office:value="43626.44" calcext:value-type="float">
            <text:p>4.36E+04</text:p>
          </table:table-cell>
          <table:table-cell office:value-type="float" office:value="6242.20077331705" calcext:value-type="float">
            <text:p>6242.20077331705</text:p>
          </table:table-cell>
          <table:table-cell table:style-name="ce2" office:value-type="float" office:value="14816.2" calcext:value-type="float">
            <text:p>1.48E+04</text:p>
          </table:table-cell>
          <table:table-cell office:value-type="float" office:value="912.651390181377" calcext:value-type="float">
            <text:p>912.651390181377</text:p>
          </table:table-cell>
          <table:table-cell table:style-name="ce2" office:value-type="float" office:value="7778.2" calcext:value-type="float">
            <text:p>7.78E+03</text:p>
          </table:table-cell>
          <table:table-cell office:value-type="float" office:value="1078.02901630708" calcext:value-type="float">
            <text:p>1078.02901630708</text:p>
          </table:table-cell>
          <table:table-cell table:style-name="ce2" office:value-type="float" office:value="7038" calcext:value-type="float">
            <text:p>7.04E+03</text:p>
          </table:table-cell>
          <table:table-cell office:value-type="float" office:value="813.410843301219" calcext:value-type="float">
            <text:p>813.410843301219</text:p>
          </table:table-cell>
          <table:table-cell table:style-name="ce2" office:value-type="float" office:value="53.1046594982079" calcext:value-type="float">
            <text:p>5.31E+01</text:p>
          </table:table-cell>
          <table:table-cell office:value-type="float" office:value="3.27115193613397" calcext:value-type="float">
            <text:p>3.27115193613397</text:p>
          </table:table-cell>
          <table:table-cell table:style-name="ce2" office:value-type="float" office:value="27.878853046595" calcext:value-type="float">
            <text:p>2.79E+01</text:p>
          </table:table-cell>
          <table:table-cell office:value-type="float" office:value="3.86390328425475" calcext:value-type="float">
            <text:p>3.86390328425475</text:p>
          </table:table-cell>
          <table:table-cell table:style-name="ce2" office:value-type="float" office:value="25.2258064516129" calcext:value-type="float">
            <text:p>2.52E+01</text:p>
          </table:table-cell>
          <table:table-cell office:value-type="float" office:value="2.91545105125885" calcext:value-type="float">
            <text:p>2.91545105125885</text:p>
          </table:table-cell>
          <table:table-cell table:style-name="ce2" office:value-type="float" office:value="12.0465086516643" calcext:value-type="float">
            <text:p>1.20E+01</text:p>
          </table:table-cell>
          <table:table-cell office:value-type="float" office:value="0.708105245033627" calcext:value-type="float">
            <text:p>0.708105245033627</text:p>
          </table:table-cell>
          <table:table-cell table:style-name="ce2" office:value-type="float" office:value="5.84306914105996" calcext:value-type="float">
            <text:p>5.84E+00</text:p>
          </table:table-cell>
          <table:table-cell office:value-type="float" office:value="0.387010010583512" calcext:value-type="float">
            <text:p>0.387010010583512</text:p>
          </table:table-cell>
          <table:table-cell table:style-name="ce2" office:value-type="float" office:value="6.2034395106043" calcext:value-type="float">
            <text:p>6.20E+00</text:p>
          </table:table-cell>
          <table:table-cell office:value-type="float" office:value="0.532726819952837" calcext:value-type="float">
            <text:p>0.532726819952837</text:p>
          </table:table-cell>
          <table:table-cell table:style-name="ce2" office:value-type="float" office:value="4.68354987953974" calcext:value-type="float">
            <text:p>4.68E+00</text:p>
          </table:table-cell>
          <table:table-cell table:style-name="ce1" office:value-type="float" office:value="0.439909724239741" calcext:value-type="float">
            <text:p>0.439909724239741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ultimate</text:p>
          </table:table-cell>
          <table:table-cell table:style-name="ce2" office:value-type="float" office:value="1760.96" calcext:value-type="float">
            <text:p>1.76E+03</text:p>
          </table:table-cell>
          <table:table-cell office:value-type="float" office:value="8640.9730059988" calcext:value-type="float">
            <text:p>8640.9730059988</text:p>
          </table:table-cell>
          <table:table-cell table:style-name="ce2" office:value-type="float" office:value="89013.84" calcext:value-type="float">
            <text:p>8.90E+04</text:p>
          </table:table-cell>
          <table:table-cell office:value-type="float" office:value="9100.33269031413" calcext:value-type="float">
            <text:p>9100.33269031413</text:p>
          </table:table-cell>
          <table:table-cell table:style-name="ce2" office:value-type="float" office:value="45387.4" calcext:value-type="float">
            <text:p>4.54E+04</text:p>
          </table:table-cell>
          <table:table-cell office:value-type="float" office:value="6306.83472813423" calcext:value-type="float">
            <text:p>6306.83472813423</text:p>
          </table:table-cell>
          <table:table-cell table:style-name="ce2" office:value-type="float" office:value="43626.44" calcext:value-type="float">
            <text:p>4.36E+04</text:p>
          </table:table-cell>
          <table:table-cell office:value-type="float" office:value="6242.20077331705" calcext:value-type="float">
            <text:p>6242.20077331705</text:p>
          </table:table-cell>
          <table:table-cell table:style-name="ce2" office:value-type="float" office:value="14816.2" calcext:value-type="float">
            <text:p>1.48E+04</text:p>
          </table:table-cell>
          <table:table-cell office:value-type="float" office:value="912.651390181377" calcext:value-type="float">
            <text:p>912.651390181377</text:p>
          </table:table-cell>
          <table:table-cell table:style-name="ce2" office:value-type="float" office:value="7778.2" calcext:value-type="float">
            <text:p>7.78E+03</text:p>
          </table:table-cell>
          <table:table-cell office:value-type="float" office:value="1078.02901630708" calcext:value-type="float">
            <text:p>1078.02901630708</text:p>
          </table:table-cell>
          <table:table-cell table:style-name="ce2" office:value-type="float" office:value="7038" calcext:value-type="float">
            <text:p>7.04E+03</text:p>
          </table:table-cell>
          <table:table-cell office:value-type="float" office:value="813.410843301219" calcext:value-type="float">
            <text:p>813.410843301219</text:p>
          </table:table-cell>
          <table:table-cell table:style-name="ce2" office:value-type="float" office:value="53.1046594982079" calcext:value-type="float">
            <text:p>5.31E+01</text:p>
          </table:table-cell>
          <table:table-cell office:value-type="float" office:value="3.27115193613397" calcext:value-type="float">
            <text:p>3.27115193613397</text:p>
          </table:table-cell>
          <table:table-cell table:style-name="ce2" office:value-type="float" office:value="27.878853046595" calcext:value-type="float">
            <text:p>2.79E+01</text:p>
          </table:table-cell>
          <table:table-cell office:value-type="float" office:value="3.86390328425475" calcext:value-type="float">
            <text:p>3.86390328425475</text:p>
          </table:table-cell>
          <table:table-cell table:style-name="ce2" office:value-type="float" office:value="25.2258064516129" calcext:value-type="float">
            <text:p>2.52E+01</text:p>
          </table:table-cell>
          <table:table-cell office:value-type="float" office:value="2.91545105125885" calcext:value-type="float">
            <text:p>2.91545105125885</text:p>
          </table:table-cell>
          <table:table-cell table:style-name="ce2" office:value-type="float" office:value="12.0465086516643" calcext:value-type="float">
            <text:p>1.20E+01</text:p>
          </table:table-cell>
          <table:table-cell office:value-type="float" office:value="0.708105245033627" calcext:value-type="float">
            <text:p>0.708105245033627</text:p>
          </table:table-cell>
          <table:table-cell table:style-name="ce2" office:value-type="float" office:value="5.84306914105996" calcext:value-type="float">
            <text:p>5.84E+00</text:p>
          </table:table-cell>
          <table:table-cell office:value-type="float" office:value="0.387010010583512" calcext:value-type="float">
            <text:p>0.387010010583512</text:p>
          </table:table-cell>
          <table:table-cell table:style-name="ce2" office:value-type="float" office:value="6.2034395106043" calcext:value-type="float">
            <text:p>6.20E+00</text:p>
          </table:table-cell>
          <table:table-cell office:value-type="float" office:value="0.532726819952837" calcext:value-type="float">
            <text:p>0.532726819952837</text:p>
          </table:table-cell>
          <table:table-cell table:style-name="ce2" office:value-type="float" office:value="4.68354987953974" calcext:value-type="float">
            <text:p>4.68E+00</text:p>
          </table:table-cell>
          <table:table-cell table:style-name="ce1" office:value-type="float" office:value="0.439909724239741" calcext:value-type="float">
            <text:p>0.439909724239741</text:p>
          </table:table-cell>
          <table:table-cell table:style-name="ce1" table:number-columns-repeated="5"/>
          <table:table-cell/>
        </table:table-row>
        <table:table-row table:style-name="ro1">
          <table:table-cell table:number-columns-repeated="35"/>
        </table:table-row>
        <table:table-row table:style-name="ro1">
          <table:table-cell/>
          <table:table-cell table:style-name="ce2" table:number-columns-repeated="14"/>
          <table:table-cell table:number-columns-repeated="20"/>
        </table:table-row>
        <table:table-row table:style-name="ro1" table:number-rows-repeated="4">
          <table:table-cell table:number-columns-repeated="35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31"/>
          <table:table-cell table:style-name="ce2" table:number-columns-repeated="2"/>
          <table:table-cell table:number-columns-repeated="2"/>
        </table:table-row>
        <table:table-row table:style-name="ro1" table:number-rows-repeated="28">
          <table:table-cell table:number-columns-repeated="35"/>
        </table:table-row>
        <table:table-row table:style-name="ro1" table:number-rows-repeated="4">
          <table:table-cell table:number-columns-repeated="21"/>
          <table:table-cell table:style-name="ce2" table:number-columns-repeated="14"/>
        </table:table-row>
        <table:table-row table:style-name="ro1" table:number-rows-repeated="10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3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</table:table-row>
      </table:table>
      <table:table table:name="q10_1" table:style-name="ta1">
        <table:shapes>
          <draw:frame draw:z-index="0" draw:style-name="gr1" draw:text-style-name="P1" svg:width="30.012cm" svg:height="12.564cm" svg:x="68.218cm" svg:y="0.39cm">
            <draw:object draw:notify-on-update-of-ranges="q10_1.A4:q10_1.A10 q10_1.B2:q10_1.B3 q10_1.B4:q10_1.B10 q07_1.C4:q07_1.C10 q07_1.C4:q07_1.C10 q10_1.D2:q10_1.D3 q10_1.D4:q10_1.D10 q07_1.E4:q07_1.E10 q07_1.E4:q07_1.E10 q10_1.H2:q10_1.H3 q10_1.H4:q10_1.H10 q07_1.I4:q07_1.I10 q07_1.I4:q07_1.I10 q10_1.P2:q10_1.P3 q10_1.P4:q10_1.P10 q07_1.Q4:q07_1.Q10 q07_1.Q4:q07_1.Q10 q10_1.T2:q10_1.T3 q10_1.T4:q10_1.T10 q07_1.U4:q07_1.U10 q07_1.U4:q07_1.U10 q10_1.V2:q10_1.V3 q10_1.V4:q10_1.V10 q07_1.W4:q07_1.W10 q07_1.W4:q07_1.W10 q10_1.Z2:q10_1.Z3 q10_1.Z4:q10_1.Z10 q07_1.AA4:q07_1.AA10 q07_1.AA4:q07_1.AA10 q10_1.AB2:q10_1.AB3 q10_1.AB4:q10_1.AB10 q07_1.AC4:q07_1.AC10 q07_1.AC4:q07_1.A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5" table:default-cell-style-name="Default"/>
        <table:table-row table:style-name="ro1">
          <table:table-cell table:number-columns-repeated="35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tot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um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p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co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ri</text:p>
          </table:table-cell>
          <table:covered-table-cell table:style-name="ce1"/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q07_1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raw</text:p>
          </table:table-cell>
          <table:table-cell table:style-name="ce2" office:value-type="float" office:value="-938.722222222222" calcext:value-type="float">
            <text:p>-9.39E+02</text:p>
          </table:table-cell>
          <table:table-cell office:value-type="float" office:value="2219.13521583811" calcext:value-type="float">
            <text:p>2219.13521583811</text:p>
          </table:table-cell>
          <table:table-cell table:style-name="ce2" office:value-type="float" office:value="87508.9222222222" calcext:value-type="float">
            <text:p>8.75E+04</text:p>
          </table:table-cell>
          <table:table-cell office:value-type="float" office:value="5728.66303265678" calcext:value-type="float">
            <text:p>5728.66303265678</text:p>
          </table:table-cell>
          <table:table-cell table:style-name="ce2" office:value-type="float" office:value="43285.1" calcext:value-type="float">
            <text:p>4.33E+04</text:p>
          </table:table-cell>
          <table:table-cell office:value-type="float" office:value="3091.97538404748" calcext:value-type="float">
            <text:p>3091.97538404748</text:p>
          </table:table-cell>
          <table:table-cell table:style-name="ce2" office:value-type="float" office:value="44223.8222222222" calcext:value-type="float">
            <text:p>4.42E+04</text:p>
          </table:table-cell>
          <table:table-cell office:value-type="float" office:value="3051.35360920282" calcext:value-type="float">
            <text:p>3051.35360920282</text:p>
          </table:table-cell>
          <table:table-cell table:style-name="ce2" office:value-type="float" office:value="33712.3333333333" calcext:value-type="float">
            <text:p>3.37E+04</text:p>
          </table:table-cell>
          <table:table-cell office:value-type="float" office:value="37.7565299723843" calcext:value-type="float">
            <text:p>37.7565299723843</text:p>
          </table:table-cell>
          <table:table-cell table:style-name="ce2" office:value-type="float" office:value="16941.2222222222" calcext:value-type="float">
            <text:p>1.69E+04</text:p>
          </table:table-cell>
          <table:table-cell office:value-type="float" office:value="423.886456961132" calcext:value-type="float">
            <text:p>423.886456961132</text:p>
          </table:table-cell>
          <table:table-cell table:style-name="ce2" office:value-type="float" office:value="16771.1111111111" calcext:value-type="float">
            <text:p>1.68E+04</text:p>
          </table:table-cell>
          <table:table-cell office:value-type="float" office:value="432.402961353937" calcext:value-type="float">
            <text:p>432.402961353937</text:p>
          </table:table-cell>
          <table:table-cell table:style-name="ce2" office:value-type="float" office:value="120.832735961768" calcext:value-type="float">
            <text:p>1.21E+02</text:p>
          </table:table-cell>
          <table:table-cell office:value-type="float" office:value="0.135328064417148" calcext:value-type="float">
            <text:p>0.135328064417148</text:p>
          </table:table-cell>
          <table:table-cell table:style-name="ce2" office:value-type="float" office:value="60.721226602947" calcext:value-type="float">
            <text:p>6.07E+01</text:p>
          </table:table-cell>
          <table:table-cell office:value-type="float" office:value="1.51930629735173" calcext:value-type="float">
            <text:p>1.51930629735173</text:p>
          </table:table-cell>
          <table:table-cell table:style-name="ce2" office:value-type="float" office:value="60.1115093588212" calcext:value-type="float">
            <text:p>6.01E+01</text:p>
          </table:table-cell>
          <table:table-cell office:value-type="float" office:value="1.54983140270228" calcext:value-type="float">
            <text:p>1.54983140270228</text:p>
          </table:table-cell>
          <table:table-cell table:style-name="ce2" office:value-type="float" office:value="5.19234416748941" calcext:value-type="float">
            <text:p>5.19E+00</text:p>
          </table:table-cell>
          <table:table-cell office:value-type="float" office:value="0.336647477678356" calcext:value-type="float">
            <text:p>0.336647477678356</text:p>
          </table:table-cell>
          <table:table-cell table:style-name="ce2" office:value-type="float" office:value="2.55630653709343" calcext:value-type="float">
            <text:p>2.56E+00</text:p>
          </table:table-cell>
          <table:table-cell office:value-type="float" office:value="0.190234058097679" calcext:value-type="float">
            <text:p>0.190234058097679</text:p>
          </table:table-cell>
          <table:table-cell table:style-name="ce2" office:value-type="float" office:value="2.63603763039598" calcext:value-type="float">
            <text:p>2.64E+00</text:p>
          </table:table-cell>
          <table:table-cell office:value-type="float" office:value="0.155388580313857" calcext:value-type="float">
            <text:p>0.155388580313857</text:p>
          </table:table-cell>
          <table:table-cell table:style-name="ce2" office:value-type="float" office:value="3.83195421988175" calcext:value-type="float">
            <text:p>3.83E+00</text:p>
          </table:table-cell>
          <table:table-cell table:style-name="ce2" office:value-type="float" office:value="0.299647408561105" calcext:value-type="float">
            <text:p>3.00E-01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2" office:value-type="float" office:value="-1046.01111111111" calcext:value-type="float">
            <text:p>-1.05E+03</text:p>
          </table:table-cell>
          <table:table-cell office:value-type="float" office:value="1800.49933965519" calcext:value-type="float">
            <text:p>1800.49933965519</text:p>
          </table:table-cell>
          <table:table-cell table:style-name="ce2" office:value-type="float" office:value="58339.0111111111" calcext:value-type="float">
            <text:p>5.83E+04</text:p>
          </table:table-cell>
          <table:table-cell office:value-type="float" office:value="6120.58580283591" calcext:value-type="float">
            <text:p>6120.58580283591</text:p>
          </table:table-cell>
          <table:table-cell table:style-name="ce2" office:value-type="float" office:value="28646.5" calcext:value-type="float">
            <text:p>2.86E+04</text:p>
          </table:table-cell>
          <table:table-cell office:value-type="float" office:value="3425.79387230983" calcext:value-type="float">
            <text:p>3425.79387230983</text:p>
          </table:table-cell>
          <table:table-cell table:style-name="ce2" office:value-type="float" office:value="29692.5111111111" calcext:value-type="float">
            <text:p>2.97E+04</text:p>
          </table:table-cell>
          <table:table-cell office:value-type="float" office:value="2935.23773576044" calcext:value-type="float">
            <text:p>2935.23773576044</text:p>
          </table:table-cell>
          <table:table-cell table:style-name="ce2" office:value-type="float" office:value="11950.7777777778" calcext:value-type="float">
            <text:p>1.20E+04</text:p>
          </table:table-cell>
          <table:table-cell office:value-type="float" office:value="566.198390393288" calcext:value-type="float">
            <text:p>566.198390393288</text:p>
          </table:table-cell>
          <table:table-cell table:style-name="ce2" office:value-type="float" office:value="6021.55555555556" calcext:value-type="float">
            <text:p>6.02E+03</text:p>
          </table:table-cell>
          <table:table-cell office:value-type="float" office:value="359.651717672377" calcext:value-type="float">
            <text:p>359.651717672377</text:p>
          </table:table-cell>
          <table:table-cell table:style-name="ce2" office:value-type="float" office:value="5929.22222222222" calcext:value-type="float">
            <text:p>5.93E+03</text:p>
          </table:table-cell>
          <table:table-cell office:value-type="float" office:value="344.736542812939" calcext:value-type="float">
            <text:p>344.736542812939</text:p>
          </table:table-cell>
          <table:table-cell table:style-name="ce2" office:value-type="float" office:value="42.8343289526085" calcext:value-type="float">
            <text:p>4.28E+01</text:p>
          </table:table-cell>
          <table:table-cell office:value-type="float" office:value="2.0293849118039" calcext:value-type="float">
            <text:p>2.0293849118039</text:p>
          </table:table-cell>
          <table:table-cell table:style-name="ce2" office:value-type="float" office:value="21.5826363998407" calcext:value-type="float">
            <text:p>2.16E+01</text:p>
          </table:table-cell>
          <table:table-cell office:value-type="float" office:value="1.28907425689024" calcext:value-type="float">
            <text:p>1.28907425689024</text:p>
          </table:table-cell>
          <table:table-cell table:style-name="ce2" office:value-type="float" office:value="21.2516925527678" calcext:value-type="float">
            <text:p>2.13E+01</text:p>
          </table:table-cell>
          <table:table-cell office:value-type="float" office:value="1.2356148487919" calcext:value-type="float">
            <text:p>1.2356148487919</text:p>
          </table:table-cell>
          <table:table-cell table:style-name="ce2" office:value-type="float" office:value="9.75152876422248" calcext:value-type="float">
            <text:p>9.75E+00</text:p>
          </table:table-cell>
          <table:table-cell office:value-type="float" office:value="0.689552717972304" calcext:value-type="float">
            <text:p>0.689552717972304</text:p>
          </table:table-cell>
          <table:table-cell table:style-name="ce2" office:value-type="float" office:value="4.74646887812269" calcext:value-type="float">
            <text:p>4.75E+00</text:p>
          </table:table-cell>
          <table:table-cell office:value-type="float" office:value="0.384222008973302" calcext:value-type="float">
            <text:p>0.384222008973302</text:p>
          </table:table-cell>
          <table:table-cell table:style-name="ce2" office:value-type="float" office:value="5.00505988609978" calcext:value-type="float">
            <text:p>5.01E+00</text:p>
          </table:table-cell>
          <table:table-cell office:value-type="float" office:value="0.347844748899949" calcext:value-type="float">
            <text:p>0.347844748899949</text:p>
          </table:table-cell>
          <table:table-cell table:style-name="ce2" office:value-type="float" office:value="3.43174440771905" calcext:value-type="float">
            <text:p>3.43E+00</text:p>
          </table:table-cell>
          <table:table-cell table:style-name="ce2" office:value-type="float" office:value="0.326884450740394" calcext:value-type="float">
            <text:p>3.27E-01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isol</text:p>
          </table:table-cell>
          <table:table-cell table:style-name="ce2" office:value-type="float" office:value="-1128.15555555556" calcext:value-type="float">
            <text:p>-1.13E+03</text:p>
          </table:table-cell>
          <table:table-cell office:value-type="float" office:value="1830.69425999544" calcext:value-type="float">
            <text:p>1830.69425999544</text:p>
          </table:table-cell>
          <table:table-cell table:style-name="ce2" office:value-type="float" office:value="53319.5111111111" calcext:value-type="float">
            <text:p>5.33E+04</text:p>
          </table:table-cell>
          <table:table-cell office:value-type="float" office:value="6272.72141550565" calcext:value-type="float">
            <text:p>6272.72141550565</text:p>
          </table:table-cell>
          <table:table-cell table:style-name="ce2" office:value-type="float" office:value="26095.6777777778" calcext:value-type="float">
            <text:p>2.61E+04</text:p>
          </table:table-cell>
          <table:table-cell office:value-type="float" office:value="3566.22023647751" calcext:value-type="float">
            <text:p>3566.22023647751</text:p>
          </table:table-cell>
          <table:table-cell table:style-name="ce2" office:value-type="float" office:value="27223.8333333333" calcext:value-type="float">
            <text:p>2.72E+04</text:p>
          </table:table-cell>
          <table:table-cell office:value-type="float" office:value="2937.90928042375" calcext:value-type="float">
            <text:p>2937.90928042375</text:p>
          </table:table-cell>
          <table:table-cell table:style-name="ce2" office:value-type="float" office:value="10168.1111111111" calcext:value-type="float">
            <text:p>1.02E+04</text:p>
          </table:table-cell>
          <table:table-cell office:value-type="float" office:value="603.734754938779" calcext:value-type="float">
            <text:p>603.734754938779</text:p>
          </table:table-cell>
          <table:table-cell table:style-name="ce2" office:value-type="float" office:value="5118.44444444444" calcext:value-type="float">
            <text:p>5.12E+03</text:p>
          </table:table-cell>
          <table:table-cell office:value-type="float" office:value="392.396373046753" calcext:value-type="float">
            <text:p>392.396373046753</text:p>
          </table:table-cell>
          <table:table-cell table:style-name="ce2" office:value-type="float" office:value="5049.66666666667" calcext:value-type="float">
            <text:p>5.05E+03</text:p>
          </table:table-cell>
          <table:table-cell office:value-type="float" office:value="300.338697695341" calcext:value-type="float">
            <text:p>300.338697695341</text:p>
          </table:table-cell>
          <table:table-cell table:style-name="ce2" office:value-type="float" office:value="36.4448426921545" calcext:value-type="float">
            <text:p>3.64E+01</text:p>
          </table:table-cell>
          <table:table-cell office:value-type="float" office:value="2.16392385282716" calcext:value-type="float">
            <text:p>2.16392385282716</text:p>
          </table:table-cell>
          <table:table-cell table:style-name="ce2" office:value-type="float" office:value="18.3456790123457" calcext:value-type="float">
            <text:p>1.83E+01</text:p>
          </table:table-cell>
          <table:table-cell office:value-type="float" office:value="1.4064386130708" calcext:value-type="float">
            <text:p>1.4064386130708</text:p>
          </table:table-cell>
          <table:table-cell table:style-name="ce2" office:value-type="float" office:value="18.0991636798088" calcext:value-type="float">
            <text:p>1.81E+01</text:p>
          </table:table-cell>
          <table:table-cell office:value-type="float" office:value="1.0764827874385" calcext:value-type="float">
            <text:p>1.0764827874385</text:p>
          </table:table-cell>
          <table:table-cell table:style-name="ce2" office:value-type="float" office:value="10.4673223189356" calcext:value-type="float">
            <text:p>1.05E+01</text:p>
          </table:table-cell>
          <table:table-cell office:value-type="float" office:value="0.777749366674862" calcext:value-type="float">
            <text:p>0.777749366674862</text:p>
          </table:table-cell>
          <table:table-cell table:style-name="ce2" office:value-type="float" office:value="5.081983511988" calcext:value-type="float">
            <text:p>5.08E+00</text:p>
          </table:table-cell>
          <table:table-cell office:value-type="float" office:value="0.428727127667764" calcext:value-type="float">
            <text:p>0.428727127667764</text:p>
          </table:table-cell>
          <table:table-cell table:style-name="ce2" office:value-type="float" office:value="5.38533880694761" calcext:value-type="float">
            <text:p>5.39E+00</text:p>
          </table:table-cell>
          <table:table-cell office:value-type="float" office:value="0.392307073171441" calcext:value-type="float">
            <text:p>0.392307073171441</text:p>
          </table:table-cell>
          <table:table-cell table:style-name="ce2" office:value-type="float" office:value="3.36386043161976" calcext:value-type="float">
            <text:p>3.36E+00</text:p>
          </table:table-cell>
          <table:table-cell table:style-name="ce2" office:value-type="float" office:value="0.336156700606355" calcext:value-type="float">
            <text:p>3.36E-01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fill</text:p>
          </table:table-cell>
          <table:table-cell table:style-name="ce2" office:value-type="float" office:value="-1043.12222222222" calcext:value-type="float">
            <text:p>-1.04E+03</text:p>
          </table:table-cell>
          <table:table-cell office:value-type="float" office:value="1858.26676459411" calcext:value-type="float">
            <text:p>1858.26676459411</text:p>
          </table:table-cell>
          <table:table-cell table:style-name="ce2" office:value-type="float" office:value="54034.9" calcext:value-type="float">
            <text:p>5.40E+04</text:p>
          </table:table-cell>
          <table:table-cell office:value-type="float" office:value="6234.61683292031" calcext:value-type="float">
            <text:p>6234.61683292031</text:p>
          </table:table-cell>
          <table:table-cell table:style-name="ce2" office:value-type="float" office:value="26495.8888888889" calcext:value-type="float">
            <text:p>2.65E+04</text:p>
          </table:table-cell>
          <table:table-cell office:value-type="float" office:value="3565.80013475063" calcext:value-type="float">
            <text:p>3565.80013475063</text:p>
          </table:table-cell>
          <table:table-cell table:style-name="ce2" office:value-type="float" office:value="27539.0111111111" calcext:value-type="float">
            <text:p>2.75E+04</text:p>
          </table:table-cell>
          <table:table-cell office:value-type="float" office:value="2906.35004943942" calcext:value-type="float">
            <text:p>2906.35004943942</text:p>
          </table:table-cell>
          <table:table-cell table:style-name="ce2" office:value-type="float" office:value="10390" calcext:value-type="float">
            <text:p>1.04E+04</text:p>
          </table:table-cell>
          <table:table-cell office:value-type="float" office:value="600.653163000264" calcext:value-type="float">
            <text:p>600.653163000264</text:p>
          </table:table-cell>
          <table:table-cell table:style-name="ce2" office:value-type="float" office:value="5243.22222222222" calcext:value-type="float">
            <text:p>5.24E+03</text:p>
          </table:table-cell>
          <table:table-cell office:value-type="float" office:value="395.192436324881" calcext:value-type="float">
            <text:p>395.192436324881</text:p>
          </table:table-cell>
          <table:table-cell table:style-name="ce2" office:value-type="float" office:value="5146.77777777778" calcext:value-type="float">
            <text:p>5.15E+03</text:p>
          </table:table-cell>
          <table:table-cell office:value-type="float" office:value="298.697088397734" calcext:value-type="float">
            <text:p>298.697088397734</text:p>
          </table:table-cell>
          <table:table-cell table:style-name="ce2" office:value-type="float" office:value="37.2401433691756" calcext:value-type="float">
            <text:p>3.72E+01</text:p>
          </table:table-cell>
          <table:table-cell office:value-type="float" office:value="2.15287872043105" calcext:value-type="float">
            <text:p>2.15287872043105</text:p>
          </table:table-cell>
          <table:table-cell table:style-name="ce2" office:value-type="float" office:value="18.7929111907607" calcext:value-type="float">
            <text:p>1.88E+01</text:p>
          </table:table-cell>
          <table:table-cell office:value-type="float" office:value="1.41646034525047" calcext:value-type="float">
            <text:p>1.41646034525047</text:p>
          </table:table-cell>
          <table:table-cell table:style-name="ce2" office:value-type="float" office:value="18.447232178415" calcext:value-type="float">
            <text:p>1.84E+01</text:p>
          </table:table-cell>
          <table:table-cell office:value-type="float" office:value="1.070598883146" calcext:value-type="float">
            <text:p>1.070598883146</text:p>
          </table:table-cell>
          <table:table-cell table:style-name="ce2" office:value-type="float" office:value="10.3839949978287" calcext:value-type="float">
            <text:p>1.04E+01</text:p>
          </table:table-cell>
          <table:table-cell office:value-type="float" office:value="0.774385727820712" calcext:value-type="float">
            <text:p>0.774385727820712</text:p>
          </table:table-cell>
          <table:table-cell table:style-name="ce2" office:value-type="float" office:value="5.03814118374477" calcext:value-type="float">
            <text:p>5.04E+00</text:p>
          </table:table-cell>
          <table:table-cell office:value-type="float" office:value="0.42507739600909" calcext:value-type="float">
            <text:p>0.42507739600909</text:p>
          </table:table-cell>
          <table:table-cell table:style-name="ce2" office:value-type="float" office:value="5.34585381408397" calcext:value-type="float">
            <text:p>5.35E+00</text:p>
          </table:table-cell>
          <table:table-cell office:value-type="float" office:value="0.390800598650244" calcext:value-type="float">
            <text:p>0.390800598650244</text:p>
          </table:table-cell>
          <table:table-cell table:style-name="ce2" office:value-type="float" office:value="3.37489086239934" calcext:value-type="float">
            <text:p>3.37E+00</text:p>
          </table:table-cell>
          <table:table-cell table:style-name="ce2" office:value-type="float" office:value="0.334411986762239" calcext:value-type="float">
            <text:p>3.34E-01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style-name="ce2" office:value-type="float" office:value="-970.611111111111" calcext:value-type="float">
            <text:p>-9.71E+02</text:p>
          </table:table-cell>
          <table:table-cell office:value-type="float" office:value="1793.21349317329" calcext:value-type="float">
            <text:p>1793.21349317329</text:p>
          </table:table-cell>
          <table:table-cell table:style-name="ce2" office:value-type="float" office:value="48102.3" calcext:value-type="float">
            <text:p>4.81E+04</text:p>
          </table:table-cell>
          <table:table-cell office:value-type="float" office:value="6620.02022991203" calcext:value-type="float">
            <text:p>6620.02022991203</text:p>
          </table:table-cell>
          <table:table-cell table:style-name="ce2" office:value-type="float" office:value="23565.8444444444" calcext:value-type="float">
            <text:p>2.36E+04</text:p>
          </table:table-cell>
          <table:table-cell office:value-type="float" office:value="3704.30523523676" calcext:value-type="float">
            <text:p>3704.30523523676</text:p>
          </table:table-cell>
          <table:table-cell table:style-name="ce2" office:value-type="float" office:value="24536.4555555556" calcext:value-type="float">
            <text:p>2.45E+04</text:p>
          </table:table-cell>
          <table:table-cell office:value-type="float" office:value="3130.21787779527" calcext:value-type="float">
            <text:p>3130.21787779527</text:p>
          </table:table-cell>
          <table:table-cell table:style-name="ce2" office:value-type="float" office:value="8590" calcext:value-type="float">
            <text:p>8.59E+03</text:p>
          </table:table-cell>
          <table:table-cell office:value-type="float" office:value="647.68956898948" calcext:value-type="float">
            <text:p>647.68956898948</text:p>
          </table:table-cell>
          <table:table-cell table:style-name="ce2" office:value-type="float" office:value="4340.11111111111" calcext:value-type="float">
            <text:p>4.34E+03</text:p>
          </table:table-cell>
          <table:table-cell office:value-type="float" office:value="407.738326883648" calcext:value-type="float">
            <text:p>407.738326883648</text:p>
          </table:table-cell>
          <table:table-cell table:style-name="ce2" office:value-type="float" office:value="4249.88888888889" calcext:value-type="float">
            <text:p>4.25E+03</text:p>
          </table:table-cell>
          <table:table-cell office:value-type="float" office:value="306.742542948188" calcext:value-type="float">
            <text:p>306.742542948188</text:p>
          </table:table-cell>
          <table:table-cell table:style-name="ce2" office:value-type="float" office:value="30.7885304659498" calcext:value-type="float">
            <text:p>3.08E+01</text:p>
          </table:table-cell>
          <table:table-cell office:value-type="float" office:value="2.3214679892096" calcext:value-type="float">
            <text:p>2.3214679892096</text:p>
          </table:table-cell>
          <table:table-cell table:style-name="ce2" office:value-type="float" office:value="15.5559538032656" calcext:value-type="float">
            <text:p>1.56E+01</text:p>
          </table:table-cell>
          <table:table-cell office:value-type="float" office:value="1.46142769492347" calcext:value-type="float">
            <text:p>1.46142769492347</text:p>
          </table:table-cell>
          <table:table-cell table:style-name="ce2" office:value-type="float" office:value="15.2325766626842" calcext:value-type="float">
            <text:p>1.52E+01</text:p>
          </table:table-cell>
          <table:table-cell office:value-type="float" office:value="1.09943563780713" calcext:value-type="float">
            <text:p>1.09943563780713</text:p>
          </table:table-cell>
          <table:table-cell table:style-name="ce2" office:value-type="float" office:value="11.164339855259" calcext:value-type="float">
            <text:p>1.12E+01</text:p>
          </table:table-cell>
          <table:table-cell office:value-type="float" office:value="0.853170894930221" calcext:value-type="float">
            <text:p>0.853170894930221</text:p>
          </table:table-cell>
          <table:table-cell table:style-name="ce2" office:value-type="float" office:value="5.40372474357287" calcext:value-type="float">
            <text:p>5.40E+00</text:p>
          </table:table-cell>
          <table:table-cell office:value-type="float" office:value="0.470836616737237" calcext:value-type="float">
            <text:p>0.470836616737237</text:p>
          </table:table-cell>
          <table:table-cell table:style-name="ce2" office:value-type="float" office:value="5.76061511168615" calcext:value-type="float">
            <text:p>5.76E+00</text:p>
          </table:table-cell>
          <table:table-cell office:value-type="float" office:value="0.43987058988624" calcext:value-type="float">
            <text:p>0.43987058988624</text:p>
          </table:table-cell>
          <table:table-cell table:style-name="ce2" office:value-type="float" office:value="3.2659868076875" calcext:value-type="float">
            <text:p>3.27E+00</text:p>
          </table:table-cell>
          <table:table-cell table:style-name="ce2" office:value-type="float" office:value="0.355741067604467" calcext:value-type="float">
            <text:p>3.56E-01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isol2</text:p>
          </table:table-cell>
          <table:table-cell table:style-name="ce2" office:value-type="float" office:value="-974.144444444445" calcext:value-type="float">
            <text:p>-9.74E+02</text:p>
          </table:table-cell>
          <table:table-cell office:value-type="float" office:value="1787.51734419627" calcext:value-type="float">
            <text:p>1787.51734419627</text:p>
          </table:table-cell>
          <table:table-cell table:style-name="ce2" office:value-type="float" office:value="47934.7222222222" calcext:value-type="float">
            <text:p>4.79E+04</text:p>
          </table:table-cell>
          <table:table-cell office:value-type="float" office:value="6625.63757934581" calcext:value-type="float">
            <text:p>6625.63757934581</text:p>
          </table:table-cell>
          <table:table-cell table:style-name="ce2" office:value-type="float" office:value="23480.2888888889" calcext:value-type="float">
            <text:p>2.35E+04</text:p>
          </table:table-cell>
          <table:table-cell office:value-type="float" office:value="3698.2157374858" calcext:value-type="float">
            <text:p>3698.2157374858</text:p>
          </table:table-cell>
          <table:table-cell table:style-name="ce2" office:value-type="float" office:value="24454.4333333333" calcext:value-type="float">
            <text:p>2.45E+04</text:p>
          </table:table-cell>
          <table:table-cell office:value-type="float" office:value="3141.71070490797" calcext:value-type="float">
            <text:p>3141.71070490797</text:p>
          </table:table-cell>
          <table:table-cell table:style-name="ce2" office:value-type="float" office:value="8539.55555555556" calcext:value-type="float">
            <text:p>8.54E+03</text:p>
          </table:table-cell>
          <table:table-cell office:value-type="float" office:value="650.153676040623" calcext:value-type="float">
            <text:p>650.153676040623</text:p>
          </table:table-cell>
          <table:table-cell table:style-name="ce2" office:value-type="float" office:value="4315.33333333333" calcext:value-type="float">
            <text:p>4.32E+03</text:p>
          </table:table-cell>
          <table:table-cell office:value-type="float" office:value="406.50625251444" calcext:value-type="float">
            <text:p>406.50625251444</text:p>
          </table:table-cell>
          <table:table-cell table:style-name="ce2" office:value-type="float" office:value="4224.22222222222" calcext:value-type="float">
            <text:p>4.22E+03</text:p>
          </table:table-cell>
          <table:table-cell office:value-type="float" office:value="310.01461534643" calcext:value-type="float">
            <text:p>310.01461534643</text:p>
          </table:table-cell>
          <table:table-cell table:style-name="ce2" office:value-type="float" office:value="30.6077260055755" calcext:value-type="float">
            <text:p>3.06E+01</text:p>
          </table:table-cell>
          <table:table-cell office:value-type="float" office:value="2.3302999141241" calcext:value-type="float">
            <text:p>2.3302999141241</text:p>
          </table:table-cell>
          <table:table-cell table:style-name="ce2" office:value-type="float" office:value="15.4671445639188" calcext:value-type="float">
            <text:p>1.55E+01</text:p>
          </table:table-cell>
          <table:table-cell office:value-type="float" office:value="1.45701165775785" calcext:value-type="float">
            <text:p>1.45701165775785</text:p>
          </table:table-cell>
          <table:table-cell table:style-name="ce2" office:value-type="float" office:value="15.1405814416567" calcext:value-type="float">
            <text:p>1.51E+01</text:p>
          </table:table-cell>
          <table:table-cell office:value-type="float" office:value="1.11116349586534" calcext:value-type="float">
            <text:p>1.11116349586534</text:p>
          </table:table-cell>
          <table:table-cell table:style-name="ce2" office:value-type="float" office:value="11.1909953391744" calcext:value-type="float">
            <text:p>1.12E+01</text:p>
          </table:table-cell>
          <table:table-cell office:value-type="float" office:value="0.854678175668707" calcext:value-type="float">
            <text:p>0.854678175668707</text:p>
          </table:table-cell>
          <table:table-cell table:style-name="ce2" office:value-type="float" office:value="5.41490344808315" calcext:value-type="float">
            <text:p>5.41E+00</text:p>
          </table:table-cell>
          <table:table-cell office:value-type="float" office:value="0.472518460272423" calcext:value-type="float">
            <text:p>0.472518460272423</text:p>
          </table:table-cell>
          <table:table-cell table:style-name="ce2" office:value-type="float" office:value="5.7760918910913" calcext:value-type="float">
            <text:p>5.78E+00</text:p>
          </table:table-cell>
          <table:table-cell office:value-type="float" office:value="0.440832914449432" calcext:value-type="float">
            <text:p>0.440832914449432</text:p>
          </table:table-cell>
          <table:table-cell table:style-name="ce2" office:value-type="float" office:value="3.26295484438514" calcext:value-type="float">
            <text:p>3.26E+00</text:p>
          </table:table-cell>
          <table:table-cell office:value-type="float" office:value="0.355952026656093" calcext:value-type="float">
            <text:p>0.355952026656093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ultimate</text:p>
          </table:table-cell>
          <table:table-cell table:style-name="ce2" office:value-type="float" office:value="-974.144444444445" calcext:value-type="float">
            <text:p>-9.74E+02</text:p>
          </table:table-cell>
          <table:table-cell office:value-type="float" office:value="1787.51734419627" calcext:value-type="float">
            <text:p>1787.51734419627</text:p>
          </table:table-cell>
          <table:table-cell table:style-name="ce2" office:value-type="float" office:value="47934.7222222222" calcext:value-type="float">
            <text:p>4.79E+04</text:p>
          </table:table-cell>
          <table:table-cell office:value-type="float" office:value="6625.63757934581" calcext:value-type="float">
            <text:p>6625.63757934581</text:p>
          </table:table-cell>
          <table:table-cell table:style-name="ce2" office:value-type="float" office:value="23480.2888888889" calcext:value-type="float">
            <text:p>2.35E+04</text:p>
          </table:table-cell>
          <table:table-cell office:value-type="float" office:value="3698.2157374858" calcext:value-type="float">
            <text:p>3698.2157374858</text:p>
          </table:table-cell>
          <table:table-cell table:style-name="ce2" office:value-type="float" office:value="24454.4333333333" calcext:value-type="float">
            <text:p>2.45E+04</text:p>
          </table:table-cell>
          <table:table-cell office:value-type="float" office:value="3141.71070490797" calcext:value-type="float">
            <text:p>3141.71070490797</text:p>
          </table:table-cell>
          <table:table-cell table:style-name="ce2" office:value-type="float" office:value="8539.55555555556" calcext:value-type="float">
            <text:p>8.54E+03</text:p>
          </table:table-cell>
          <table:table-cell office:value-type="float" office:value="650.153676040623" calcext:value-type="float">
            <text:p>650.153676040623</text:p>
          </table:table-cell>
          <table:table-cell table:style-name="ce2" office:value-type="float" office:value="4315.33333333333" calcext:value-type="float">
            <text:p>4.32E+03</text:p>
          </table:table-cell>
          <table:table-cell office:value-type="float" office:value="406.50625251444" calcext:value-type="float">
            <text:p>406.50625251444</text:p>
          </table:table-cell>
          <table:table-cell table:style-name="ce2" office:value-type="float" office:value="4224.22222222222" calcext:value-type="float">
            <text:p>4.22E+03</text:p>
          </table:table-cell>
          <table:table-cell office:value-type="float" office:value="310.01461534643" calcext:value-type="float">
            <text:p>310.01461534643</text:p>
          </table:table-cell>
          <table:table-cell table:style-name="ce2" office:value-type="float" office:value="30.6077260055755" calcext:value-type="float">
            <text:p>3.06E+01</text:p>
          </table:table-cell>
          <table:table-cell office:value-type="float" office:value="2.3302999141241" calcext:value-type="float">
            <text:p>2.3302999141241</text:p>
          </table:table-cell>
          <table:table-cell table:style-name="ce2" office:value-type="float" office:value="15.4671445639188" calcext:value-type="float">
            <text:p>1.55E+01</text:p>
          </table:table-cell>
          <table:table-cell office:value-type="float" office:value="1.45701165775785" calcext:value-type="float">
            <text:p>1.45701165775785</text:p>
          </table:table-cell>
          <table:table-cell table:style-name="ce2" office:value-type="float" office:value="15.1405814416567" calcext:value-type="float">
            <text:p>1.51E+01</text:p>
          </table:table-cell>
          <table:table-cell office:value-type="float" office:value="1.11116349586534" calcext:value-type="float">
            <text:p>1.11116349586534</text:p>
          </table:table-cell>
          <table:table-cell table:style-name="ce2" office:value-type="float" office:value="11.1909953391744" calcext:value-type="float">
            <text:p>1.12E+01</text:p>
          </table:table-cell>
          <table:table-cell office:value-type="float" office:value="0.854678175668707" calcext:value-type="float">
            <text:p>0.854678175668707</text:p>
          </table:table-cell>
          <table:table-cell table:style-name="ce2" office:value-type="float" office:value="5.41490344808315" calcext:value-type="float">
            <text:p>5.41E+00</text:p>
          </table:table-cell>
          <table:table-cell office:value-type="float" office:value="0.472518460272423" calcext:value-type="float">
            <text:p>0.472518460272423</text:p>
          </table:table-cell>
          <table:table-cell table:style-name="ce2" office:value-type="float" office:value="5.7760918910913" calcext:value-type="float">
            <text:p>5.78E+00</text:p>
          </table:table-cell>
          <table:table-cell office:value-type="float" office:value="0.440832914449432" calcext:value-type="float">
            <text:p>0.440832914449432</text:p>
          </table:table-cell>
          <table:table-cell table:style-name="ce2" office:value-type="float" office:value="3.26295484438514" calcext:value-type="float">
            <text:p>3.26E+00</text:p>
          </table:table-cell>
          <table:table-cell office:value-type="float" office:value="0.355952026656093" calcext:value-type="float">
            <text:p>0.355952026656093</text:p>
          </table:table-cell>
          <table:table-cell table:style-name="ce1" table:number-columns-repeated="5"/>
          <table:table-cell/>
        </table:table-row>
        <table:table-row table:style-name="ro1">
          <table:table-cell table:number-columns-repeated="35"/>
        </table:table-row>
        <table:table-row table:style-name="ro1">
          <table:table-cell/>
          <table:table-cell table:style-name="ce2" table:number-columns-repeated="14"/>
          <table:table-cell table:number-columns-repeated="20"/>
        </table:table-row>
        <table:table-row table:style-name="ro1" table:number-rows-repeated="4">
          <table:table-cell table:number-columns-repeated="35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31"/>
          <table:table-cell table:style-name="ce2" table:number-columns-repeated="2"/>
          <table:table-cell table:number-columns-repeated="2"/>
        </table:table-row>
        <table:table-row table:style-name="ro1" table:number-rows-repeated="28">
          <table:table-cell table:number-columns-repeated="35"/>
        </table:table-row>
        <table:table-row table:style-name="ro1" table:number-rows-repeated="4">
          <table:table-cell table:number-columns-repeated="21"/>
          <table:table-cell table:style-name="ce2" table:number-columns-repeated="14"/>
        </table:table-row>
        <table:table-row table:style-name="ro1" table:number-rows-repeated="5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33"/>
          <table:table-cell table:style-name="ce2" table:number-columns-repeated="2"/>
        </table:table-row>
        <table:table-row table:style-name="ro1">
          <table:table-cell table:number-columns-repeated="33"/>
          <table:table-cell table:style-name="ce2" table:number-columns-repeated="2"/>
        </table:table-row>
      </table:table>
      <table:table table:name="q10_2" table:style-name="ta1">
        <table:shapes>
          <draw:frame draw:z-index="0" draw:style-name="gr1" draw:text-style-name="P1" svg:width="30.012cm" svg:height="12.564cm" svg:x="68.218cm" svg:y="0.39cm">
            <draw:object draw:notify-on-update-of-ranges="q10_2.A4:q10_2.A10 q10_2.B2:q10_2.B3 q10_2.B4:q10_2.B10 q07_1.C4:q07_1.C10 q07_1.C4:q07_1.C10 q10_2.D2:q10_2.D3 q10_2.D4:q10_2.D10 q07_1.E4:q07_1.E10 q07_1.E4:q07_1.E10 q10_2.H2:q10_2.H3 q10_2.H4:q10_2.H10 q07_1.I4:q07_1.I10 q07_1.I4:q07_1.I10 q10_2.P2:q10_2.P3 q10_2.P4:q10_2.P10 q07_1.Q4:q07_1.Q10 q07_1.Q4:q07_1.Q10 q10_2.T2:q10_2.T3 q10_2.T4:q10_2.T10 q07_1.U4:q07_1.U10 q07_1.U4:q07_1.U10 q10_2.V2:q10_2.V3 q10_2.V4:q10_2.V10 q07_1.W4:q07_1.W10 q07_1.W4:q07_1.W10 q10_2.Z2:q10_2.Z3 q10_2.Z4:q10_2.Z10 q07_1.AA4:q07_1.AA10 q07_1.AA4:q07_1.AA10 q10_2.AB2:q10_2.AB3 q10_2.AB4:q10_2.AB10 q07_1.AC4:q07_1.AC10 q07_1.AC4:q07_1.AC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5" table:default-cell-style-name="Default"/>
        <table:table-row table:style-name="ro1">
          <table:table-cell table:number-columns-repeated="35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tot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um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p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co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ri</text:p>
          </table:table-cell>
          <table:covered-table-cell table:style-name="ce1"/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q07_1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raw</text:p>
          </table:table-cell>
          <table:table-cell table:style-name="ce2" office:value-type="float" office:value="-938.722222222222" calcext:value-type="float">
            <text:p>-9.39E+02</text:p>
          </table:table-cell>
          <table:table-cell office:value-type="float" office:value="2219.13521583811" calcext:value-type="float">
            <text:p>2219.13521583811</text:p>
          </table:table-cell>
          <table:table-cell table:style-name="ce2" office:value-type="float" office:value="87508.9222222222" calcext:value-type="float">
            <text:p>8.75E+04</text:p>
          </table:table-cell>
          <table:table-cell office:value-type="float" office:value="5728.66303265678" calcext:value-type="float">
            <text:p>5728.66303265678</text:p>
          </table:table-cell>
          <table:table-cell table:style-name="ce2" office:value-type="float" office:value="43285.1" calcext:value-type="float">
            <text:p>4.33E+04</text:p>
          </table:table-cell>
          <table:table-cell office:value-type="float" office:value="3091.97538404748" calcext:value-type="float">
            <text:p>3091.97538404748</text:p>
          </table:table-cell>
          <table:table-cell table:style-name="ce2" office:value-type="float" office:value="44223.8222222222" calcext:value-type="float">
            <text:p>4.42E+04</text:p>
          </table:table-cell>
          <table:table-cell office:value-type="float" office:value="3051.35360920282" calcext:value-type="float">
            <text:p>3051.35360920282</text:p>
          </table:table-cell>
          <table:table-cell table:style-name="ce2" office:value-type="float" office:value="33712.3333333333" calcext:value-type="float">
            <text:p>3.37E+04</text:p>
          </table:table-cell>
          <table:table-cell office:value-type="float" office:value="37.7565299723843" calcext:value-type="float">
            <text:p>37.7565299723843</text:p>
          </table:table-cell>
          <table:table-cell table:style-name="ce2" office:value-type="float" office:value="16941.2222222222" calcext:value-type="float">
            <text:p>1.69E+04</text:p>
          </table:table-cell>
          <table:table-cell office:value-type="float" office:value="423.886456961132" calcext:value-type="float">
            <text:p>423.886456961132</text:p>
          </table:table-cell>
          <table:table-cell table:style-name="ce2" office:value-type="float" office:value="16771.1111111111" calcext:value-type="float">
            <text:p>1.68E+04</text:p>
          </table:table-cell>
          <table:table-cell office:value-type="float" office:value="432.402961353937" calcext:value-type="float">
            <text:p>432.402961353937</text:p>
          </table:table-cell>
          <table:table-cell table:style-name="ce2" office:value-type="float" office:value="120.832735961768" calcext:value-type="float">
            <text:p>1.21E+02</text:p>
          </table:table-cell>
          <table:table-cell office:value-type="float" office:value="0.135328064417148" calcext:value-type="float">
            <text:p>0.135328064417148</text:p>
          </table:table-cell>
          <table:table-cell table:style-name="ce2" office:value-type="float" office:value="60.721226602947" calcext:value-type="float">
            <text:p>6.07E+01</text:p>
          </table:table-cell>
          <table:table-cell office:value-type="float" office:value="1.51930629735173" calcext:value-type="float">
            <text:p>1.51930629735173</text:p>
          </table:table-cell>
          <table:table-cell table:style-name="ce2" office:value-type="float" office:value="60.1115093588212" calcext:value-type="float">
            <text:p>6.01E+01</text:p>
          </table:table-cell>
          <table:table-cell office:value-type="float" office:value="1.54983140270228" calcext:value-type="float">
            <text:p>1.54983140270228</text:p>
          </table:table-cell>
          <table:table-cell table:style-name="ce2" office:value-type="float" office:value="5.19234416748941" calcext:value-type="float">
            <text:p>5.19E+00</text:p>
          </table:table-cell>
          <table:table-cell office:value-type="float" office:value="0.336647477678356" calcext:value-type="float">
            <text:p>0.336647477678356</text:p>
          </table:table-cell>
          <table:table-cell table:style-name="ce2" office:value-type="float" office:value="2.55630653709343" calcext:value-type="float">
            <text:p>2.56E+00</text:p>
          </table:table-cell>
          <table:table-cell office:value-type="float" office:value="0.190234058097679" calcext:value-type="float">
            <text:p>0.190234058097679</text:p>
          </table:table-cell>
          <table:table-cell table:style-name="ce2" office:value-type="float" office:value="2.63603763039598" calcext:value-type="float">
            <text:p>2.64E+00</text:p>
          </table:table-cell>
          <table:table-cell office:value-type="float" office:value="0.155388580313857" calcext:value-type="float">
            <text:p>0.155388580313857</text:p>
          </table:table-cell>
          <table:table-cell table:style-name="ce2" office:value-type="float" office:value="3.83195421988175" calcext:value-type="float">
            <text:p>3.83E+00</text:p>
          </table:table-cell>
          <table:table-cell office:value-type="float" office:value="0.299647408561105" calcext:value-type="float">
            <text:p>0.299647408561105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2" office:value-type="float" office:value="-1046.01111111111" calcext:value-type="float">
            <text:p>-1.05E+03</text:p>
          </table:table-cell>
          <table:table-cell office:value-type="float" office:value="1800.49933965519" calcext:value-type="float">
            <text:p>1800.49933965519</text:p>
          </table:table-cell>
          <table:table-cell table:style-name="ce2" office:value-type="float" office:value="58339.0111111111" calcext:value-type="float">
            <text:p>5.83E+04</text:p>
          </table:table-cell>
          <table:table-cell office:value-type="float" office:value="6120.58580283591" calcext:value-type="float">
            <text:p>6120.58580283591</text:p>
          </table:table-cell>
          <table:table-cell table:style-name="ce2" office:value-type="float" office:value="28646.5" calcext:value-type="float">
            <text:p>2.86E+04</text:p>
          </table:table-cell>
          <table:table-cell office:value-type="float" office:value="3425.79387230983" calcext:value-type="float">
            <text:p>3425.79387230983</text:p>
          </table:table-cell>
          <table:table-cell table:style-name="ce2" office:value-type="float" office:value="29692.5111111111" calcext:value-type="float">
            <text:p>2.97E+04</text:p>
          </table:table-cell>
          <table:table-cell office:value-type="float" office:value="2935.23773576044" calcext:value-type="float">
            <text:p>2935.23773576044</text:p>
          </table:table-cell>
          <table:table-cell table:style-name="ce2" office:value-type="float" office:value="11950.7777777778" calcext:value-type="float">
            <text:p>1.20E+04</text:p>
          </table:table-cell>
          <table:table-cell office:value-type="float" office:value="566.198390393288" calcext:value-type="float">
            <text:p>566.198390393288</text:p>
          </table:table-cell>
          <table:table-cell table:style-name="ce2" office:value-type="float" office:value="6021.55555555556" calcext:value-type="float">
            <text:p>6.02E+03</text:p>
          </table:table-cell>
          <table:table-cell office:value-type="float" office:value="359.651717672377" calcext:value-type="float">
            <text:p>359.651717672377</text:p>
          </table:table-cell>
          <table:table-cell table:style-name="ce2" office:value-type="float" office:value="5929.22222222222" calcext:value-type="float">
            <text:p>5.93E+03</text:p>
          </table:table-cell>
          <table:table-cell office:value-type="float" office:value="344.736542812939" calcext:value-type="float">
            <text:p>344.736542812939</text:p>
          </table:table-cell>
          <table:table-cell table:style-name="ce2" office:value-type="float" office:value="42.8343289526085" calcext:value-type="float">
            <text:p>4.28E+01</text:p>
          </table:table-cell>
          <table:table-cell office:value-type="float" office:value="2.0293849118039" calcext:value-type="float">
            <text:p>2.0293849118039</text:p>
          </table:table-cell>
          <table:table-cell table:style-name="ce2" office:value-type="float" office:value="21.5826363998407" calcext:value-type="float">
            <text:p>2.16E+01</text:p>
          </table:table-cell>
          <table:table-cell office:value-type="float" office:value="1.28907425689024" calcext:value-type="float">
            <text:p>1.28907425689024</text:p>
          </table:table-cell>
          <table:table-cell table:style-name="ce2" office:value-type="float" office:value="21.2516925527678" calcext:value-type="float">
            <text:p>2.13E+01</text:p>
          </table:table-cell>
          <table:table-cell office:value-type="float" office:value="1.2356148487919" calcext:value-type="float">
            <text:p>1.2356148487919</text:p>
          </table:table-cell>
          <table:table-cell table:style-name="ce2" office:value-type="float" office:value="9.75152876422248" calcext:value-type="float">
            <text:p>9.75E+00</text:p>
          </table:table-cell>
          <table:table-cell office:value-type="float" office:value="0.689552717972304" calcext:value-type="float">
            <text:p>0.689552717972304</text:p>
          </table:table-cell>
          <table:table-cell table:style-name="ce2" office:value-type="float" office:value="4.74646887812269" calcext:value-type="float">
            <text:p>4.75E+00</text:p>
          </table:table-cell>
          <table:table-cell office:value-type="float" office:value="0.384222008973302" calcext:value-type="float">
            <text:p>0.384222008973302</text:p>
          </table:table-cell>
          <table:table-cell table:style-name="ce2" office:value-type="float" office:value="5.00505988609978" calcext:value-type="float">
            <text:p>5.01E+00</text:p>
          </table:table-cell>
          <table:table-cell office:value-type="float" office:value="0.347844748899949" calcext:value-type="float">
            <text:p>0.347844748899949</text:p>
          </table:table-cell>
          <table:table-cell table:style-name="ce2" office:value-type="float" office:value="3.43174440771905" calcext:value-type="float">
            <text:p>3.43E+00</text:p>
          </table:table-cell>
          <table:table-cell office:value-type="float" office:value="0.326884450740394" calcext:value-type="float">
            <text:p>0.326884450740394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isol</text:p>
          </table:table-cell>
          <table:table-cell table:style-name="ce2" office:value-type="float" office:value="-1128.15555555556" calcext:value-type="float">
            <text:p>-1.13E+03</text:p>
          </table:table-cell>
          <table:table-cell office:value-type="float" office:value="1830.69425999544" calcext:value-type="float">
            <text:p>1830.69425999544</text:p>
          </table:table-cell>
          <table:table-cell table:style-name="ce2" office:value-type="float" office:value="53319.5111111111" calcext:value-type="float">
            <text:p>5.33E+04</text:p>
          </table:table-cell>
          <table:table-cell office:value-type="float" office:value="6272.72141550565" calcext:value-type="float">
            <text:p>6272.72141550565</text:p>
          </table:table-cell>
          <table:table-cell table:style-name="ce2" office:value-type="float" office:value="26095.6777777778" calcext:value-type="float">
            <text:p>2.61E+04</text:p>
          </table:table-cell>
          <table:table-cell office:value-type="float" office:value="3566.22023647751" calcext:value-type="float">
            <text:p>3566.22023647751</text:p>
          </table:table-cell>
          <table:table-cell table:style-name="ce2" office:value-type="float" office:value="27223.8333333333" calcext:value-type="float">
            <text:p>2.72E+04</text:p>
          </table:table-cell>
          <table:table-cell office:value-type="float" office:value="2937.90928042375" calcext:value-type="float">
            <text:p>2937.90928042375</text:p>
          </table:table-cell>
          <table:table-cell table:style-name="ce2" office:value-type="float" office:value="10168.1111111111" calcext:value-type="float">
            <text:p>1.02E+04</text:p>
          </table:table-cell>
          <table:table-cell office:value-type="float" office:value="603.734754938779" calcext:value-type="float">
            <text:p>603.734754938779</text:p>
          </table:table-cell>
          <table:table-cell table:style-name="ce2" office:value-type="float" office:value="5118.44444444444" calcext:value-type="float">
            <text:p>5.12E+03</text:p>
          </table:table-cell>
          <table:table-cell office:value-type="float" office:value="392.396373046753" calcext:value-type="float">
            <text:p>392.396373046753</text:p>
          </table:table-cell>
          <table:table-cell table:style-name="ce2" office:value-type="float" office:value="5049.66666666667" calcext:value-type="float">
            <text:p>5.05E+03</text:p>
          </table:table-cell>
          <table:table-cell office:value-type="float" office:value="300.338697695341" calcext:value-type="float">
            <text:p>300.338697695341</text:p>
          </table:table-cell>
          <table:table-cell table:style-name="ce2" office:value-type="float" office:value="36.4448426921545" calcext:value-type="float">
            <text:p>3.64E+01</text:p>
          </table:table-cell>
          <table:table-cell office:value-type="float" office:value="2.16392385282716" calcext:value-type="float">
            <text:p>2.16392385282716</text:p>
          </table:table-cell>
          <table:table-cell table:style-name="ce2" office:value-type="float" office:value="18.3456790123457" calcext:value-type="float">
            <text:p>1.83E+01</text:p>
          </table:table-cell>
          <table:table-cell office:value-type="float" office:value="1.4064386130708" calcext:value-type="float">
            <text:p>1.4064386130708</text:p>
          </table:table-cell>
          <table:table-cell table:style-name="ce2" office:value-type="float" office:value="18.0991636798088" calcext:value-type="float">
            <text:p>1.81E+01</text:p>
          </table:table-cell>
          <table:table-cell office:value-type="float" office:value="1.0764827874385" calcext:value-type="float">
            <text:p>1.0764827874385</text:p>
          </table:table-cell>
          <table:table-cell table:style-name="ce2" office:value-type="float" office:value="10.4673223189356" calcext:value-type="float">
            <text:p>1.05E+01</text:p>
          </table:table-cell>
          <table:table-cell office:value-type="float" office:value="0.777749366674862" calcext:value-type="float">
            <text:p>0.777749366674862</text:p>
          </table:table-cell>
          <table:table-cell table:style-name="ce2" office:value-type="float" office:value="5.081983511988" calcext:value-type="float">
            <text:p>5.08E+00</text:p>
          </table:table-cell>
          <table:table-cell office:value-type="float" office:value="0.428727127667764" calcext:value-type="float">
            <text:p>0.428727127667764</text:p>
          </table:table-cell>
          <table:table-cell table:style-name="ce2" office:value-type="float" office:value="5.38533880694761" calcext:value-type="float">
            <text:p>5.39E+00</text:p>
          </table:table-cell>
          <table:table-cell office:value-type="float" office:value="0.392307073171441" calcext:value-type="float">
            <text:p>0.392307073171441</text:p>
          </table:table-cell>
          <table:table-cell table:style-name="ce2" office:value-type="float" office:value="3.36386043161976" calcext:value-type="float">
            <text:p>3.36E+00</text:p>
          </table:table-cell>
          <table:table-cell office:value-type="float" office:value="0.336156700606355" calcext:value-type="float">
            <text:p>0.336156700606355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fill</text:p>
          </table:table-cell>
          <table:table-cell table:style-name="ce2" office:value-type="float" office:value="-1043.12222222222" calcext:value-type="float">
            <text:p>-1.04E+03</text:p>
          </table:table-cell>
          <table:table-cell office:value-type="float" office:value="1858.26676459411" calcext:value-type="float">
            <text:p>1858.26676459411</text:p>
          </table:table-cell>
          <table:table-cell table:style-name="ce2" office:value-type="float" office:value="54034.9" calcext:value-type="float">
            <text:p>5.40E+04</text:p>
          </table:table-cell>
          <table:table-cell office:value-type="float" office:value="6234.61683292031" calcext:value-type="float">
            <text:p>6234.61683292031</text:p>
          </table:table-cell>
          <table:table-cell table:style-name="ce2" office:value-type="float" office:value="26495.8888888889" calcext:value-type="float">
            <text:p>2.65E+04</text:p>
          </table:table-cell>
          <table:table-cell office:value-type="float" office:value="3565.80013475063" calcext:value-type="float">
            <text:p>3565.80013475063</text:p>
          </table:table-cell>
          <table:table-cell table:style-name="ce2" office:value-type="float" office:value="27539.0111111111" calcext:value-type="float">
            <text:p>2.75E+04</text:p>
          </table:table-cell>
          <table:table-cell office:value-type="float" office:value="2906.35004943942" calcext:value-type="float">
            <text:p>2906.35004943942</text:p>
          </table:table-cell>
          <table:table-cell table:style-name="ce2" office:value-type="float" office:value="10390" calcext:value-type="float">
            <text:p>1.04E+04</text:p>
          </table:table-cell>
          <table:table-cell office:value-type="float" office:value="600.653163000264" calcext:value-type="float">
            <text:p>600.653163000264</text:p>
          </table:table-cell>
          <table:table-cell table:style-name="ce2" office:value-type="float" office:value="5243.22222222222" calcext:value-type="float">
            <text:p>5.24E+03</text:p>
          </table:table-cell>
          <table:table-cell office:value-type="float" office:value="395.192436324881" calcext:value-type="float">
            <text:p>395.192436324881</text:p>
          </table:table-cell>
          <table:table-cell table:style-name="ce2" office:value-type="float" office:value="5146.77777777778" calcext:value-type="float">
            <text:p>5.15E+03</text:p>
          </table:table-cell>
          <table:table-cell office:value-type="float" office:value="298.697088397734" calcext:value-type="float">
            <text:p>298.697088397734</text:p>
          </table:table-cell>
          <table:table-cell table:style-name="ce2" office:value-type="float" office:value="37.2401433691756" calcext:value-type="float">
            <text:p>3.72E+01</text:p>
          </table:table-cell>
          <table:table-cell office:value-type="float" office:value="2.15287872043105" calcext:value-type="float">
            <text:p>2.15287872043105</text:p>
          </table:table-cell>
          <table:table-cell table:style-name="ce2" office:value-type="float" office:value="18.7929111907607" calcext:value-type="float">
            <text:p>1.88E+01</text:p>
          </table:table-cell>
          <table:table-cell office:value-type="float" office:value="1.41646034525047" calcext:value-type="float">
            <text:p>1.41646034525047</text:p>
          </table:table-cell>
          <table:table-cell table:style-name="ce2" office:value-type="float" office:value="18.447232178415" calcext:value-type="float">
            <text:p>1.84E+01</text:p>
          </table:table-cell>
          <table:table-cell office:value-type="float" office:value="1.070598883146" calcext:value-type="float">
            <text:p>1.070598883146</text:p>
          </table:table-cell>
          <table:table-cell table:style-name="ce2" office:value-type="float" office:value="10.3839949978287" calcext:value-type="float">
            <text:p>1.04E+01</text:p>
          </table:table-cell>
          <table:table-cell office:value-type="float" office:value="0.774385727820712" calcext:value-type="float">
            <text:p>0.774385727820712</text:p>
          </table:table-cell>
          <table:table-cell table:style-name="ce2" office:value-type="float" office:value="5.03814118374477" calcext:value-type="float">
            <text:p>5.04E+00</text:p>
          </table:table-cell>
          <table:table-cell office:value-type="float" office:value="0.42507739600909" calcext:value-type="float">
            <text:p>0.42507739600909</text:p>
          </table:table-cell>
          <table:table-cell table:style-name="ce2" office:value-type="float" office:value="5.34585381408397" calcext:value-type="float">
            <text:p>5.35E+00</text:p>
          </table:table-cell>
          <table:table-cell office:value-type="float" office:value="0.390800598650244" calcext:value-type="float">
            <text:p>0.390800598650244</text:p>
          </table:table-cell>
          <table:table-cell table:style-name="ce2" office:value-type="float" office:value="3.37489086239934" calcext:value-type="float">
            <text:p>3.37E+00</text:p>
          </table:table-cell>
          <table:table-cell office:value-type="float" office:value="0.334411986762239" calcext:value-type="float">
            <text:p>0.334411986762239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style-name="ce2" office:value-type="float" office:value="-970.611111111111" calcext:value-type="float">
            <text:p>-9.71E+02</text:p>
          </table:table-cell>
          <table:table-cell office:value-type="float" office:value="1793.21349317329" calcext:value-type="float">
            <text:p>1793.21349317329</text:p>
          </table:table-cell>
          <table:table-cell table:style-name="ce2" office:value-type="float" office:value="48102.3" calcext:value-type="float">
            <text:p>4.81E+04</text:p>
          </table:table-cell>
          <table:table-cell office:value-type="float" office:value="6620.02022991203" calcext:value-type="float">
            <text:p>6620.02022991203</text:p>
          </table:table-cell>
          <table:table-cell table:style-name="ce2" office:value-type="float" office:value="23565.8444444444" calcext:value-type="float">
            <text:p>2.36E+04</text:p>
          </table:table-cell>
          <table:table-cell office:value-type="float" office:value="3704.30523523676" calcext:value-type="float">
            <text:p>3704.30523523676</text:p>
          </table:table-cell>
          <table:table-cell table:style-name="ce2" office:value-type="float" office:value="24536.4555555556" calcext:value-type="float">
            <text:p>2.45E+04</text:p>
          </table:table-cell>
          <table:table-cell office:value-type="float" office:value="3130.21787779527" calcext:value-type="float">
            <text:p>3130.21787779527</text:p>
          </table:table-cell>
          <table:table-cell table:style-name="ce2" office:value-type="float" office:value="8590" calcext:value-type="float">
            <text:p>8.59E+03</text:p>
          </table:table-cell>
          <table:table-cell office:value-type="float" office:value="647.68956898948" calcext:value-type="float">
            <text:p>647.68956898948</text:p>
          </table:table-cell>
          <table:table-cell table:style-name="ce2" office:value-type="float" office:value="4340.11111111111" calcext:value-type="float">
            <text:p>4.34E+03</text:p>
          </table:table-cell>
          <table:table-cell office:value-type="float" office:value="407.738326883648" calcext:value-type="float">
            <text:p>407.738326883648</text:p>
          </table:table-cell>
          <table:table-cell table:style-name="ce2" office:value-type="float" office:value="4249.88888888889" calcext:value-type="float">
            <text:p>4.25E+03</text:p>
          </table:table-cell>
          <table:table-cell office:value-type="float" office:value="306.742542948188" calcext:value-type="float">
            <text:p>306.742542948188</text:p>
          </table:table-cell>
          <table:table-cell table:style-name="ce2" office:value-type="float" office:value="30.7885304659498" calcext:value-type="float">
            <text:p>3.08E+01</text:p>
          </table:table-cell>
          <table:table-cell office:value-type="float" office:value="2.3214679892096" calcext:value-type="float">
            <text:p>2.3214679892096</text:p>
          </table:table-cell>
          <table:table-cell table:style-name="ce2" office:value-type="float" office:value="15.5559538032656" calcext:value-type="float">
            <text:p>1.56E+01</text:p>
          </table:table-cell>
          <table:table-cell office:value-type="float" office:value="1.46142769492347" calcext:value-type="float">
            <text:p>1.46142769492347</text:p>
          </table:table-cell>
          <table:table-cell table:style-name="ce2" office:value-type="float" office:value="15.2325766626842" calcext:value-type="float">
            <text:p>1.52E+01</text:p>
          </table:table-cell>
          <table:table-cell office:value-type="float" office:value="1.09943563780713" calcext:value-type="float">
            <text:p>1.09943563780713</text:p>
          </table:table-cell>
          <table:table-cell table:style-name="ce2" office:value-type="float" office:value="11.164339855259" calcext:value-type="float">
            <text:p>1.12E+01</text:p>
          </table:table-cell>
          <table:table-cell office:value-type="float" office:value="0.853170894930221" calcext:value-type="float">
            <text:p>0.853170894930221</text:p>
          </table:table-cell>
          <table:table-cell table:style-name="ce2" office:value-type="float" office:value="5.40372474357287" calcext:value-type="float">
            <text:p>5.40E+00</text:p>
          </table:table-cell>
          <table:table-cell office:value-type="float" office:value="0.470836616737237" calcext:value-type="float">
            <text:p>0.470836616737237</text:p>
          </table:table-cell>
          <table:table-cell table:style-name="ce2" office:value-type="float" office:value="5.76061511168615" calcext:value-type="float">
            <text:p>5.76E+00</text:p>
          </table:table-cell>
          <table:table-cell office:value-type="float" office:value="0.43987058988624" calcext:value-type="float">
            <text:p>0.43987058988624</text:p>
          </table:table-cell>
          <table:table-cell table:style-name="ce2" office:value-type="float" office:value="3.2659868076875" calcext:value-type="float">
            <text:p>3.27E+00</text:p>
          </table:table-cell>
          <table:table-cell office:value-type="float" office:value="0.355741067604467" calcext:value-type="float">
            <text:p>0.355741067604467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isol2</text:p>
          </table:table-cell>
          <table:table-cell table:style-name="ce2" office:value-type="float" office:value="-974.144444444445" calcext:value-type="float">
            <text:p>-9.74E+02</text:p>
          </table:table-cell>
          <table:table-cell office:value-type="float" office:value="1787.51734419627" calcext:value-type="float">
            <text:p>1787.51734419627</text:p>
          </table:table-cell>
          <table:table-cell table:style-name="ce2" office:value-type="float" office:value="47934.7222222222" calcext:value-type="float">
            <text:p>4.79E+04</text:p>
          </table:table-cell>
          <table:table-cell office:value-type="float" office:value="6625.63757934581" calcext:value-type="float">
            <text:p>6625.63757934581</text:p>
          </table:table-cell>
          <table:table-cell table:style-name="ce2" office:value-type="float" office:value="23480.2888888889" calcext:value-type="float">
            <text:p>2.35E+04</text:p>
          </table:table-cell>
          <table:table-cell office:value-type="float" office:value="3698.2157374858" calcext:value-type="float">
            <text:p>3698.2157374858</text:p>
          </table:table-cell>
          <table:table-cell table:style-name="ce2" office:value-type="float" office:value="24454.4333333333" calcext:value-type="float">
            <text:p>2.45E+04</text:p>
          </table:table-cell>
          <table:table-cell office:value-type="float" office:value="3141.71070490797" calcext:value-type="float">
            <text:p>3141.71070490797</text:p>
          </table:table-cell>
          <table:table-cell table:style-name="ce2" office:value-type="float" office:value="8539.55555555556" calcext:value-type="float">
            <text:p>8.54E+03</text:p>
          </table:table-cell>
          <table:table-cell office:value-type="float" office:value="650.153676040623" calcext:value-type="float">
            <text:p>650.153676040623</text:p>
          </table:table-cell>
          <table:table-cell table:style-name="ce2" office:value-type="float" office:value="4315.33333333333" calcext:value-type="float">
            <text:p>4.32E+03</text:p>
          </table:table-cell>
          <table:table-cell office:value-type="float" office:value="406.50625251444" calcext:value-type="float">
            <text:p>406.50625251444</text:p>
          </table:table-cell>
          <table:table-cell table:style-name="ce2" office:value-type="float" office:value="4224.22222222222" calcext:value-type="float">
            <text:p>4.22E+03</text:p>
          </table:table-cell>
          <table:table-cell office:value-type="float" office:value="310.01461534643" calcext:value-type="float">
            <text:p>310.01461534643</text:p>
          </table:table-cell>
          <table:table-cell table:style-name="ce2" office:value-type="float" office:value="30.6077260055755" calcext:value-type="float">
            <text:p>3.06E+01</text:p>
          </table:table-cell>
          <table:table-cell office:value-type="float" office:value="2.3302999141241" calcext:value-type="float">
            <text:p>2.3302999141241</text:p>
          </table:table-cell>
          <table:table-cell table:style-name="ce2" office:value-type="float" office:value="15.4671445639188" calcext:value-type="float">
            <text:p>1.55E+01</text:p>
          </table:table-cell>
          <table:table-cell office:value-type="float" office:value="1.45701165775785" calcext:value-type="float">
            <text:p>1.45701165775785</text:p>
          </table:table-cell>
          <table:table-cell table:style-name="ce2" office:value-type="float" office:value="15.1405814416567" calcext:value-type="float">
            <text:p>1.51E+01</text:p>
          </table:table-cell>
          <table:table-cell office:value-type="float" office:value="1.11116349586534" calcext:value-type="float">
            <text:p>1.11116349586534</text:p>
          </table:table-cell>
          <table:table-cell table:style-name="ce2" office:value-type="float" office:value="11.1909953391744" calcext:value-type="float">
            <text:p>1.12E+01</text:p>
          </table:table-cell>
          <table:table-cell office:value-type="float" office:value="0.854678175668707" calcext:value-type="float">
            <text:p>0.854678175668707</text:p>
          </table:table-cell>
          <table:table-cell table:style-name="ce2" office:value-type="float" office:value="5.41490344808315" calcext:value-type="float">
            <text:p>5.41E+00</text:p>
          </table:table-cell>
          <table:table-cell office:value-type="float" office:value="0.472518460272423" calcext:value-type="float">
            <text:p>0.472518460272423</text:p>
          </table:table-cell>
          <table:table-cell table:style-name="ce2" office:value-type="float" office:value="5.7760918910913" calcext:value-type="float">
            <text:p>5.78E+00</text:p>
          </table:table-cell>
          <table:table-cell office:value-type="float" office:value="0.440832914449432" calcext:value-type="float">
            <text:p>0.440832914449432</text:p>
          </table:table-cell>
          <table:table-cell table:style-name="ce2" office:value-type="float" office:value="3.26295484438514" calcext:value-type="float">
            <text:p>3.26E+00</text:p>
          </table:table-cell>
          <table:table-cell office:value-type="float" office:value="0.355952026656093" calcext:value-type="float">
            <text:p>0.355952026656093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ultimate</text:p>
          </table:table-cell>
          <table:table-cell table:style-name="ce2" office:value-type="float" office:value="-974.144444444445" calcext:value-type="float">
            <text:p>-9.74E+02</text:p>
          </table:table-cell>
          <table:table-cell office:value-type="float" office:value="1787.51734419627" calcext:value-type="float">
            <text:p>1787.51734419627</text:p>
          </table:table-cell>
          <table:table-cell table:style-name="ce2" office:value-type="float" office:value="47934.7222222222" calcext:value-type="float">
            <text:p>4.79E+04</text:p>
          </table:table-cell>
          <table:table-cell office:value-type="float" office:value="6625.63757934581" calcext:value-type="float">
            <text:p>6625.63757934581</text:p>
          </table:table-cell>
          <table:table-cell table:style-name="ce2" office:value-type="float" office:value="23480.2888888889" calcext:value-type="float">
            <text:p>2.35E+04</text:p>
          </table:table-cell>
          <table:table-cell office:value-type="float" office:value="3698.2157374858" calcext:value-type="float">
            <text:p>3698.2157374858</text:p>
          </table:table-cell>
          <table:table-cell table:style-name="ce2" office:value-type="float" office:value="24454.4333333333" calcext:value-type="float">
            <text:p>2.45E+04</text:p>
          </table:table-cell>
          <table:table-cell office:value-type="float" office:value="3141.71070490797" calcext:value-type="float">
            <text:p>3141.71070490797</text:p>
          </table:table-cell>
          <table:table-cell table:style-name="ce2" office:value-type="float" office:value="8539.55555555556" calcext:value-type="float">
            <text:p>8.54E+03</text:p>
          </table:table-cell>
          <table:table-cell office:value-type="float" office:value="650.153676040623" calcext:value-type="float">
            <text:p>650.153676040623</text:p>
          </table:table-cell>
          <table:table-cell table:style-name="ce2" office:value-type="float" office:value="4315.33333333333" calcext:value-type="float">
            <text:p>4.32E+03</text:p>
          </table:table-cell>
          <table:table-cell office:value-type="float" office:value="406.50625251444" calcext:value-type="float">
            <text:p>406.50625251444</text:p>
          </table:table-cell>
          <table:table-cell table:style-name="ce2" office:value-type="float" office:value="4224.22222222222" calcext:value-type="float">
            <text:p>4.22E+03</text:p>
          </table:table-cell>
          <table:table-cell office:value-type="float" office:value="310.01461534643" calcext:value-type="float">
            <text:p>310.01461534643</text:p>
          </table:table-cell>
          <table:table-cell table:style-name="ce2" office:value-type="float" office:value="30.6077260055755" calcext:value-type="float">
            <text:p>3.06E+01</text:p>
          </table:table-cell>
          <table:table-cell office:value-type="float" office:value="2.3302999141241" calcext:value-type="float">
            <text:p>2.3302999141241</text:p>
          </table:table-cell>
          <table:table-cell table:style-name="ce2" office:value-type="float" office:value="15.4671445639188" calcext:value-type="float">
            <text:p>1.55E+01</text:p>
          </table:table-cell>
          <table:table-cell office:value-type="float" office:value="1.45701165775785" calcext:value-type="float">
            <text:p>1.45701165775785</text:p>
          </table:table-cell>
          <table:table-cell table:style-name="ce2" office:value-type="float" office:value="15.1405814416567" calcext:value-type="float">
            <text:p>1.51E+01</text:p>
          </table:table-cell>
          <table:table-cell office:value-type="float" office:value="1.11116349586534" calcext:value-type="float">
            <text:p>1.11116349586534</text:p>
          </table:table-cell>
          <table:table-cell table:style-name="ce2" office:value-type="float" office:value="11.1909953391744" calcext:value-type="float">
            <text:p>1.12E+01</text:p>
          </table:table-cell>
          <table:table-cell office:value-type="float" office:value="0.854678175668707" calcext:value-type="float">
            <text:p>0.854678175668707</text:p>
          </table:table-cell>
          <table:table-cell table:style-name="ce2" office:value-type="float" office:value="5.41490344808315" calcext:value-type="float">
            <text:p>5.41E+00</text:p>
          </table:table-cell>
          <table:table-cell office:value-type="float" office:value="0.472518460272423" calcext:value-type="float">
            <text:p>0.472518460272423</text:p>
          </table:table-cell>
          <table:table-cell table:style-name="ce2" office:value-type="float" office:value="5.7760918910913" calcext:value-type="float">
            <text:p>5.78E+00</text:p>
          </table:table-cell>
          <table:table-cell office:value-type="float" office:value="0.440832914449432" calcext:value-type="float">
            <text:p>0.440832914449432</text:p>
          </table:table-cell>
          <table:table-cell table:style-name="ce2" office:value-type="float" office:value="3.26295484438514" calcext:value-type="float">
            <text:p>3.26E+00</text:p>
          </table:table-cell>
          <table:table-cell office:value-type="float" office:value="0.355952026656093" calcext:value-type="float">
            <text:p>0.355952026656093</text:p>
          </table:table-cell>
          <table:table-cell table:style-name="ce1" table:number-columns-repeated="5"/>
          <table:table-cell/>
        </table:table-row>
        <table:table-row table:style-name="ro1">
          <table:table-cell table:number-columns-repeated="35"/>
        </table:table-row>
        <table:table-row table:style-name="ro1">
          <table:table-cell/>
          <table:table-cell table:style-name="ce2" table:number-columns-repeated="14"/>
          <table:table-cell table:number-columns-repeated="20"/>
        </table:table-row>
        <table:table-row table:style-name="ro1" table:number-rows-repeated="4">
          <table:table-cell table:number-columns-repeated="35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31"/>
          <table:table-cell table:style-name="ce2" table:number-columns-repeated="2"/>
          <table:table-cell table:number-columns-repeated="2"/>
        </table:table-row>
        <table:table-row table:style-name="ro1" table:number-rows-repeated="14">
          <table:table-cell table:number-columns-repeated="35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tot_vol</text:p>
          </table:table-cell>
          <table:table-cell/>
          <table:table-cell office:value-type="string" calcext:value-type="string">
            <text:p>sum_vol</text:p>
          </table:table-cell>
          <table:table-cell/>
          <table:table-cell office:value-type="string" calcext:value-type="string">
            <text:p>dep_vol</text:p>
          </table:table-cell>
          <table:table-cell/>
          <table:table-cell office:value-type="string" calcext:value-type="string">
            <text:p>sco_vol</text:p>
          </table:table-cell>
          <table:table-cell/>
          <table:table-cell office:value-type="string" calcext:value-type="string">
            <text:p>morph_act_area</text:p>
          </table:table-cell>
          <table:table-cell/>
          <table:table-cell office:value-type="string" calcext:value-type="string">
            <text:p>morph_act_area_dep</text:p>
          </table:table-cell>
          <table:table-cell/>
          <table:table-cell office:value-type="string" calcext:value-type="string">
            <text:p>morph_act_area_sco</text:p>
          </table:table-cell>
          <table:table-cell/>
          <table:table-cell office:value-type="string" calcext:value-type="string">
            <text:p>act_width_mean</text:p>
          </table:table-cell>
          <table:table-cell/>
          <table:table-cell office:value-type="string" calcext:value-type="string">
            <text:p>act_width_mean_dep</text:p>
          </table:table-cell>
          <table:table-cell/>
          <table:table-cell office:value-type="string" calcext:value-type="string">
            <text:p>act_width_mean_sco</text:p>
          </table:table-cell>
          <table:table-cell/>
          <table:table-cell office:value-type="string" calcext:value-type="string">
            <text:p>act_thickness</text:p>
          </table:table-cell>
          <table:table-cell/>
          <table:table-cell office:value-type="string" calcext:value-type="string">
            <text:p>act_thickness_dep</text:p>
          </table:table-cell>
          <table:table-cell/>
          <table:table-cell office:value-type="string" calcext:value-type="string">
            <text:p>act_thickness_sco</text:p>
          </table:table-cell>
          <table:table-cell/>
          <table:table-cell office:value-type="string" calcext:value-type="string">
            <text:p>bri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-938.722222222222" calcext:value-type="float">
            <text:p>-9.39E+02</text:p>
          </table:table-cell>
          <table:table-cell office:value-type="float" office:value="2219.13521583811" calcext:value-type="float">
            <text:p>2219.13521583811</text:p>
          </table:table-cell>
          <table:table-cell table:style-name="ce2" office:value-type="float" office:value="87508.9222222222" calcext:value-type="float">
            <text:p>8.75E+04</text:p>
          </table:table-cell>
          <table:table-cell office:value-type="float" office:value="5728.66303265678" calcext:value-type="float">
            <text:p>5728.66303265678</text:p>
          </table:table-cell>
          <table:table-cell table:style-name="ce2" office:value-type="float" office:value="43285.1" calcext:value-type="float">
            <text:p>4.33E+04</text:p>
          </table:table-cell>
          <table:table-cell office:value-type="float" office:value="3091.97538404748" calcext:value-type="float">
            <text:p>3091.97538404748</text:p>
          </table:table-cell>
          <table:table-cell table:style-name="ce2" office:value-type="float" office:value="-44223.8222222222" calcext:value-type="float">
            <text:p>-4.42E+04</text:p>
          </table:table-cell>
          <table:table-cell office:value-type="float" office:value="3051.35360920282" calcext:value-type="float">
            <text:p>3051.35360920282</text:p>
          </table:table-cell>
          <table:table-cell table:style-name="ce2" office:value-type="float" office:value="33712.3333333333" calcext:value-type="float">
            <text:p>3.37E+04</text:p>
          </table:table-cell>
          <table:table-cell office:value-type="float" office:value="37.7565299723843" calcext:value-type="float">
            <text:p>37.7565299723843</text:p>
          </table:table-cell>
          <table:table-cell table:style-name="ce2" office:value-type="float" office:value="16941.2222222222" calcext:value-type="float">
            <text:p>1.69E+04</text:p>
          </table:table-cell>
          <table:table-cell office:value-type="float" office:value="423.886456961132" calcext:value-type="float">
            <text:p>423.886456961132</text:p>
          </table:table-cell>
          <table:table-cell table:style-name="ce2" office:value-type="float" office:value="16771.1111111111" calcext:value-type="float">
            <text:p>1.68E+04</text:p>
          </table:table-cell>
          <table:table-cell office:value-type="float" office:value="432.402961353937" calcext:value-type="float">
            <text:p>432.402961353937</text:p>
          </table:table-cell>
          <table:table-cell table:style-name="ce2" office:value-type="float" office:value="120.832735961768" calcext:value-type="float">
            <text:p>1.21E+02</text:p>
          </table:table-cell>
          <table:table-cell office:value-type="float" office:value="0.135328064417148" calcext:value-type="float">
            <text:p>0.135328064417148</text:p>
          </table:table-cell>
          <table:table-cell table:style-name="ce2" office:value-type="float" office:value="60.721226602947" calcext:value-type="float">
            <text:p>6.07E+01</text:p>
          </table:table-cell>
          <table:table-cell office:value-type="float" office:value="1.51930629735173" calcext:value-type="float">
            <text:p>1.51930629735173</text:p>
          </table:table-cell>
          <table:table-cell table:style-name="ce2" office:value-type="float" office:value="60.1115093588212" calcext:value-type="float">
            <text:p>6.01E+01</text:p>
          </table:table-cell>
          <table:table-cell office:value-type="float" office:value="1.54983140270228" calcext:value-type="float">
            <text:p>1.54983140270228</text:p>
          </table:table-cell>
          <table:table-cell table:style-name="ce2" office:value-type="float" office:value="5.19234416748941" calcext:value-type="float">
            <text:p>5.19E+00</text:p>
          </table:table-cell>
          <table:table-cell office:value-type="float" office:value="0.336647477678356" calcext:value-type="float">
            <text:p>0.336647477678356</text:p>
          </table:table-cell>
          <table:table-cell table:style-name="ce2" office:value-type="float" office:value="2.55630653709343" calcext:value-type="float">
            <text:p>2.56E+00</text:p>
          </table:table-cell>
          <table:table-cell office:value-type="float" office:value="0.190234058097679" calcext:value-type="float">
            <text:p>0.190234058097679</text:p>
          </table:table-cell>
          <table:table-cell table:style-name="ce2" office:value-type="float" office:value="2.63603763039598" calcext:value-type="float">
            <text:p>2.64E+00</text:p>
          </table:table-cell>
          <table:table-cell office:value-type="float" office:value="0.155388580313857" calcext:value-type="float">
            <text:p>0.155388580313857</text:p>
          </table:table-cell>
          <table:table-cell table:style-name="ce2" office:value-type="float" office:value="3.83195421988175" calcext:value-type="float">
            <text:p>3.83E+00</text:p>
          </table:table-cell>
          <table:table-cell office:value-type="float" office:value="0.299647408561105" calcext:value-type="float">
            <text:p>0.299647408561105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-1046.01111111111" calcext:value-type="float">
            <text:p>-1.05E+03</text:p>
          </table:table-cell>
          <table:table-cell office:value-type="float" office:value="1800.49933965519" calcext:value-type="float">
            <text:p>1800.49933965519</text:p>
          </table:table-cell>
          <table:table-cell table:style-name="ce2" office:value-type="float" office:value="58339.0111111111" calcext:value-type="float">
            <text:p>5.83E+04</text:p>
          </table:table-cell>
          <table:table-cell office:value-type="float" office:value="6120.58580283591" calcext:value-type="float">
            <text:p>6120.58580283591</text:p>
          </table:table-cell>
          <table:table-cell table:style-name="ce2" office:value-type="float" office:value="28646.5" calcext:value-type="float">
            <text:p>2.86E+04</text:p>
          </table:table-cell>
          <table:table-cell office:value-type="float" office:value="3425.79387230983" calcext:value-type="float">
            <text:p>3425.79387230983</text:p>
          </table:table-cell>
          <table:table-cell table:style-name="ce2" office:value-type="float" office:value="-29692.5111111111" calcext:value-type="float">
            <text:p>-2.97E+04</text:p>
          </table:table-cell>
          <table:table-cell office:value-type="float" office:value="2935.23773576044" calcext:value-type="float">
            <text:p>2935.23773576044</text:p>
          </table:table-cell>
          <table:table-cell table:style-name="ce2" office:value-type="float" office:value="11950.7777777778" calcext:value-type="float">
            <text:p>1.20E+04</text:p>
          </table:table-cell>
          <table:table-cell office:value-type="float" office:value="566.198390393288" calcext:value-type="float">
            <text:p>566.198390393288</text:p>
          </table:table-cell>
          <table:table-cell table:style-name="ce2" office:value-type="float" office:value="6021.55555555556" calcext:value-type="float">
            <text:p>6.02E+03</text:p>
          </table:table-cell>
          <table:table-cell office:value-type="float" office:value="359.651717672377" calcext:value-type="float">
            <text:p>359.651717672377</text:p>
          </table:table-cell>
          <table:table-cell table:style-name="ce2" office:value-type="float" office:value="5929.22222222222" calcext:value-type="float">
            <text:p>5.93E+03</text:p>
          </table:table-cell>
          <table:table-cell office:value-type="float" office:value="344.736542812939" calcext:value-type="float">
            <text:p>344.736542812939</text:p>
          </table:table-cell>
          <table:table-cell table:style-name="ce2" office:value-type="float" office:value="42.8343289526085" calcext:value-type="float">
            <text:p>4.28E+01</text:p>
          </table:table-cell>
          <table:table-cell office:value-type="float" office:value="2.0293849118039" calcext:value-type="float">
            <text:p>2.0293849118039</text:p>
          </table:table-cell>
          <table:table-cell table:style-name="ce2" office:value-type="float" office:value="21.5826363998407" calcext:value-type="float">
            <text:p>2.16E+01</text:p>
          </table:table-cell>
          <table:table-cell office:value-type="float" office:value="1.28907425689024" calcext:value-type="float">
            <text:p>1.28907425689024</text:p>
          </table:table-cell>
          <table:table-cell table:style-name="ce2" office:value-type="float" office:value="21.2516925527678" calcext:value-type="float">
            <text:p>2.13E+01</text:p>
          </table:table-cell>
          <table:table-cell office:value-type="float" office:value="1.2356148487919" calcext:value-type="float">
            <text:p>1.2356148487919</text:p>
          </table:table-cell>
          <table:table-cell table:style-name="ce2" office:value-type="float" office:value="9.75152876422248" calcext:value-type="float">
            <text:p>9.75E+00</text:p>
          </table:table-cell>
          <table:table-cell office:value-type="float" office:value="0.689552717972304" calcext:value-type="float">
            <text:p>0.689552717972304</text:p>
          </table:table-cell>
          <table:table-cell table:style-name="ce2" office:value-type="float" office:value="4.74646887812269" calcext:value-type="float">
            <text:p>4.75E+00</text:p>
          </table:table-cell>
          <table:table-cell office:value-type="float" office:value="0.384222008973302" calcext:value-type="float">
            <text:p>0.384222008973302</text:p>
          </table:table-cell>
          <table:table-cell table:style-name="ce2" office:value-type="float" office:value="5.00505988609978" calcext:value-type="float">
            <text:p>5.01E+00</text:p>
          </table:table-cell>
          <table:table-cell office:value-type="float" office:value="0.347844748899949" calcext:value-type="float">
            <text:p>0.347844748899949</text:p>
          </table:table-cell>
          <table:table-cell table:style-name="ce2" office:value-type="float" office:value="3.43174440771905" calcext:value-type="float">
            <text:p>3.43E+00</text:p>
          </table:table-cell>
          <table:table-cell office:value-type="float" office:value="0.326884450740394" calcext:value-type="float">
            <text:p>0.326884450740394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-1128.15555555556" calcext:value-type="float">
            <text:p>-1.13E+03</text:p>
          </table:table-cell>
          <table:table-cell office:value-type="float" office:value="1830.69425999544" calcext:value-type="float">
            <text:p>1830.69425999544</text:p>
          </table:table-cell>
          <table:table-cell table:style-name="ce2" office:value-type="float" office:value="53319.5111111111" calcext:value-type="float">
            <text:p>5.33E+04</text:p>
          </table:table-cell>
          <table:table-cell office:value-type="float" office:value="6272.72141550565" calcext:value-type="float">
            <text:p>6272.72141550565</text:p>
          </table:table-cell>
          <table:table-cell table:style-name="ce2" office:value-type="float" office:value="26095.6777777778" calcext:value-type="float">
            <text:p>2.61E+04</text:p>
          </table:table-cell>
          <table:table-cell office:value-type="float" office:value="3566.22023647751" calcext:value-type="float">
            <text:p>3566.22023647751</text:p>
          </table:table-cell>
          <table:table-cell table:style-name="ce2" office:value-type="float" office:value="-27223.8333333333" calcext:value-type="float">
            <text:p>-2.72E+04</text:p>
          </table:table-cell>
          <table:table-cell office:value-type="float" office:value="2937.90928042375" calcext:value-type="float">
            <text:p>2937.90928042375</text:p>
          </table:table-cell>
          <table:table-cell table:style-name="ce2" office:value-type="float" office:value="10168.1111111111" calcext:value-type="float">
            <text:p>1.02E+04</text:p>
          </table:table-cell>
          <table:table-cell office:value-type="float" office:value="603.734754938779" calcext:value-type="float">
            <text:p>603.734754938779</text:p>
          </table:table-cell>
          <table:table-cell table:style-name="ce2" office:value-type="float" office:value="5118.44444444444" calcext:value-type="float">
            <text:p>5.12E+03</text:p>
          </table:table-cell>
          <table:table-cell office:value-type="float" office:value="392.396373046753" calcext:value-type="float">
            <text:p>392.396373046753</text:p>
          </table:table-cell>
          <table:table-cell table:style-name="ce2" office:value-type="float" office:value="5049.66666666667" calcext:value-type="float">
            <text:p>5.05E+03</text:p>
          </table:table-cell>
          <table:table-cell office:value-type="float" office:value="300.338697695341" calcext:value-type="float">
            <text:p>300.338697695341</text:p>
          </table:table-cell>
          <table:table-cell table:style-name="ce2" office:value-type="float" office:value="36.4448426921545" calcext:value-type="float">
            <text:p>3.64E+01</text:p>
          </table:table-cell>
          <table:table-cell office:value-type="float" office:value="2.16392385282716" calcext:value-type="float">
            <text:p>2.16392385282716</text:p>
          </table:table-cell>
          <table:table-cell table:style-name="ce2" office:value-type="float" office:value="18.3456790123457" calcext:value-type="float">
            <text:p>1.83E+01</text:p>
          </table:table-cell>
          <table:table-cell office:value-type="float" office:value="1.4064386130708" calcext:value-type="float">
            <text:p>1.4064386130708</text:p>
          </table:table-cell>
          <table:table-cell table:style-name="ce2" office:value-type="float" office:value="18.0991636798088" calcext:value-type="float">
            <text:p>1.81E+01</text:p>
          </table:table-cell>
          <table:table-cell office:value-type="float" office:value="1.0764827874385" calcext:value-type="float">
            <text:p>1.0764827874385</text:p>
          </table:table-cell>
          <table:table-cell table:style-name="ce2" office:value-type="float" office:value="10.4673223189356" calcext:value-type="float">
            <text:p>1.05E+01</text:p>
          </table:table-cell>
          <table:table-cell office:value-type="float" office:value="0.777749366674862" calcext:value-type="float">
            <text:p>0.777749366674862</text:p>
          </table:table-cell>
          <table:table-cell table:style-name="ce2" office:value-type="float" office:value="5.081983511988" calcext:value-type="float">
            <text:p>5.08E+00</text:p>
          </table:table-cell>
          <table:table-cell office:value-type="float" office:value="0.428727127667764" calcext:value-type="float">
            <text:p>0.428727127667764</text:p>
          </table:table-cell>
          <table:table-cell table:style-name="ce2" office:value-type="float" office:value="5.38533880694761" calcext:value-type="float">
            <text:p>5.39E+00</text:p>
          </table:table-cell>
          <table:table-cell office:value-type="float" office:value="0.392307073171441" calcext:value-type="float">
            <text:p>0.392307073171441</text:p>
          </table:table-cell>
          <table:table-cell table:style-name="ce2" office:value-type="float" office:value="3.36386043161976" calcext:value-type="float">
            <text:p>3.36E+00</text:p>
          </table:table-cell>
          <table:table-cell office:value-type="float" office:value="0.336156700606355" calcext:value-type="float">
            <text:p>0.336156700606355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-1043.12222222222" calcext:value-type="float">
            <text:p>-1.04E+03</text:p>
          </table:table-cell>
          <table:table-cell office:value-type="float" office:value="1858.26676459411" calcext:value-type="float">
            <text:p>1858.26676459411</text:p>
          </table:table-cell>
          <table:table-cell table:style-name="ce2" office:value-type="float" office:value="54034.9" calcext:value-type="float">
            <text:p>5.40E+04</text:p>
          </table:table-cell>
          <table:table-cell office:value-type="float" office:value="6234.61683292031" calcext:value-type="float">
            <text:p>6234.61683292031</text:p>
          </table:table-cell>
          <table:table-cell table:style-name="ce2" office:value-type="float" office:value="26495.8888888889" calcext:value-type="float">
            <text:p>2.65E+04</text:p>
          </table:table-cell>
          <table:table-cell office:value-type="float" office:value="3565.80013475063" calcext:value-type="float">
            <text:p>3565.80013475063</text:p>
          </table:table-cell>
          <table:table-cell table:style-name="ce2" office:value-type="float" office:value="-27539.0111111111" calcext:value-type="float">
            <text:p>-2.75E+04</text:p>
          </table:table-cell>
          <table:table-cell office:value-type="float" office:value="2906.35004943942" calcext:value-type="float">
            <text:p>2906.35004943942</text:p>
          </table:table-cell>
          <table:table-cell table:style-name="ce2" office:value-type="float" office:value="10390" calcext:value-type="float">
            <text:p>1.04E+04</text:p>
          </table:table-cell>
          <table:table-cell office:value-type="float" office:value="600.653163000264" calcext:value-type="float">
            <text:p>600.653163000264</text:p>
          </table:table-cell>
          <table:table-cell table:style-name="ce2" office:value-type="float" office:value="5243.22222222222" calcext:value-type="float">
            <text:p>5.24E+03</text:p>
          </table:table-cell>
          <table:table-cell office:value-type="float" office:value="395.192436324881" calcext:value-type="float">
            <text:p>395.192436324881</text:p>
          </table:table-cell>
          <table:table-cell table:style-name="ce2" office:value-type="float" office:value="5146.77777777778" calcext:value-type="float">
            <text:p>5.15E+03</text:p>
          </table:table-cell>
          <table:table-cell office:value-type="float" office:value="298.697088397734" calcext:value-type="float">
            <text:p>298.697088397734</text:p>
          </table:table-cell>
          <table:table-cell table:style-name="ce2" office:value-type="float" office:value="37.2401433691756" calcext:value-type="float">
            <text:p>3.72E+01</text:p>
          </table:table-cell>
          <table:table-cell office:value-type="float" office:value="2.15287872043105" calcext:value-type="float">
            <text:p>2.15287872043105</text:p>
          </table:table-cell>
          <table:table-cell table:style-name="ce2" office:value-type="float" office:value="18.7929111907607" calcext:value-type="float">
            <text:p>1.88E+01</text:p>
          </table:table-cell>
          <table:table-cell office:value-type="float" office:value="1.41646034525047" calcext:value-type="float">
            <text:p>1.41646034525047</text:p>
          </table:table-cell>
          <table:table-cell table:style-name="ce2" office:value-type="float" office:value="18.447232178415" calcext:value-type="float">
            <text:p>1.84E+01</text:p>
          </table:table-cell>
          <table:table-cell office:value-type="float" office:value="1.070598883146" calcext:value-type="float">
            <text:p>1.070598883146</text:p>
          </table:table-cell>
          <table:table-cell table:style-name="ce2" office:value-type="float" office:value="10.3839949978287" calcext:value-type="float">
            <text:p>1.04E+01</text:p>
          </table:table-cell>
          <table:table-cell office:value-type="float" office:value="0.774385727820712" calcext:value-type="float">
            <text:p>0.774385727820712</text:p>
          </table:table-cell>
          <table:table-cell table:style-name="ce2" office:value-type="float" office:value="5.03814118374477" calcext:value-type="float">
            <text:p>5.04E+00</text:p>
          </table:table-cell>
          <table:table-cell office:value-type="float" office:value="0.42507739600909" calcext:value-type="float">
            <text:p>0.42507739600909</text:p>
          </table:table-cell>
          <table:table-cell table:style-name="ce2" office:value-type="float" office:value="5.34585381408397" calcext:value-type="float">
            <text:p>5.35E+00</text:p>
          </table:table-cell>
          <table:table-cell office:value-type="float" office:value="0.390800598650244" calcext:value-type="float">
            <text:p>0.390800598650244</text:p>
          </table:table-cell>
          <table:table-cell table:style-name="ce2" office:value-type="float" office:value="3.37489086239934" calcext:value-type="float">
            <text:p>3.37E+00</text:p>
          </table:table-cell>
          <table:table-cell office:value-type="float" office:value="0.334411986762239" calcext:value-type="float">
            <text:p>0.334411986762239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-970.611111111111" calcext:value-type="float">
            <text:p>-9.71E+02</text:p>
          </table:table-cell>
          <table:table-cell office:value-type="float" office:value="1793.21349317329" calcext:value-type="float">
            <text:p>1793.21349317329</text:p>
          </table:table-cell>
          <table:table-cell table:style-name="ce2" office:value-type="float" office:value="48102.3" calcext:value-type="float">
            <text:p>4.81E+04</text:p>
          </table:table-cell>
          <table:table-cell office:value-type="float" office:value="6620.02022991203" calcext:value-type="float">
            <text:p>6620.02022991203</text:p>
          </table:table-cell>
          <table:table-cell table:style-name="ce2" office:value-type="float" office:value="23565.8444444444" calcext:value-type="float">
            <text:p>2.36E+04</text:p>
          </table:table-cell>
          <table:table-cell office:value-type="float" office:value="3704.30523523676" calcext:value-type="float">
            <text:p>3704.30523523676</text:p>
          </table:table-cell>
          <table:table-cell table:style-name="ce2" office:value-type="float" office:value="-24536.4555555556" calcext:value-type="float">
            <text:p>-2.45E+04</text:p>
          </table:table-cell>
          <table:table-cell office:value-type="float" office:value="3130.21787779527" calcext:value-type="float">
            <text:p>3130.21787779527</text:p>
          </table:table-cell>
          <table:table-cell table:style-name="ce2" office:value-type="float" office:value="8590" calcext:value-type="float">
            <text:p>8.59E+03</text:p>
          </table:table-cell>
          <table:table-cell office:value-type="float" office:value="647.68956898948" calcext:value-type="float">
            <text:p>647.68956898948</text:p>
          </table:table-cell>
          <table:table-cell table:style-name="ce2" office:value-type="float" office:value="4340.11111111111" calcext:value-type="float">
            <text:p>4.34E+03</text:p>
          </table:table-cell>
          <table:table-cell office:value-type="float" office:value="407.738326883648" calcext:value-type="float">
            <text:p>407.738326883648</text:p>
          </table:table-cell>
          <table:table-cell table:style-name="ce2" office:value-type="float" office:value="4249.88888888889" calcext:value-type="float">
            <text:p>4.25E+03</text:p>
          </table:table-cell>
          <table:table-cell office:value-type="float" office:value="306.742542948188" calcext:value-type="float">
            <text:p>306.742542948188</text:p>
          </table:table-cell>
          <table:table-cell table:style-name="ce2" office:value-type="float" office:value="30.7885304659498" calcext:value-type="float">
            <text:p>3.08E+01</text:p>
          </table:table-cell>
          <table:table-cell office:value-type="float" office:value="2.3214679892096" calcext:value-type="float">
            <text:p>2.3214679892096</text:p>
          </table:table-cell>
          <table:table-cell table:style-name="ce2" office:value-type="float" office:value="15.5559538032656" calcext:value-type="float">
            <text:p>1.56E+01</text:p>
          </table:table-cell>
          <table:table-cell office:value-type="float" office:value="1.46142769492347" calcext:value-type="float">
            <text:p>1.46142769492347</text:p>
          </table:table-cell>
          <table:table-cell table:style-name="ce2" office:value-type="float" office:value="15.2325766626842" calcext:value-type="float">
            <text:p>1.52E+01</text:p>
          </table:table-cell>
          <table:table-cell office:value-type="float" office:value="1.09943563780713" calcext:value-type="float">
            <text:p>1.09943563780713</text:p>
          </table:table-cell>
          <table:table-cell table:style-name="ce2" office:value-type="float" office:value="11.164339855259" calcext:value-type="float">
            <text:p>1.12E+01</text:p>
          </table:table-cell>
          <table:table-cell office:value-type="float" office:value="0.853170894930221" calcext:value-type="float">
            <text:p>0.853170894930221</text:p>
          </table:table-cell>
          <table:table-cell table:style-name="ce2" office:value-type="float" office:value="5.40372474357287" calcext:value-type="float">
            <text:p>5.40E+00</text:p>
          </table:table-cell>
          <table:table-cell office:value-type="float" office:value="0.470836616737237" calcext:value-type="float">
            <text:p>0.470836616737237</text:p>
          </table:table-cell>
          <table:table-cell table:style-name="ce2" office:value-type="float" office:value="5.76061511168615" calcext:value-type="float">
            <text:p>5.76E+00</text:p>
          </table:table-cell>
          <table:table-cell office:value-type="float" office:value="0.43987058988624" calcext:value-type="float">
            <text:p>0.43987058988624</text:p>
          </table:table-cell>
          <table:table-cell table:style-name="ce2" office:value-type="float" office:value="3.2659868076875" calcext:value-type="float">
            <text:p>3.27E+00</text:p>
          </table:table-cell>
          <table:table-cell office:value-type="float" office:value="0.355741067604467" calcext:value-type="float">
            <text:p>0.355741067604467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-974.144444444445" calcext:value-type="float">
            <text:p>-9.74E+02</text:p>
          </table:table-cell>
          <table:table-cell office:value-type="float" office:value="1787.51734419627" calcext:value-type="float">
            <text:p>1787.51734419627</text:p>
          </table:table-cell>
          <table:table-cell table:style-name="ce2" office:value-type="float" office:value="47934.7222222222" calcext:value-type="float">
            <text:p>4.79E+04</text:p>
          </table:table-cell>
          <table:table-cell office:value-type="float" office:value="6625.63757934581" calcext:value-type="float">
            <text:p>6625.63757934581</text:p>
          </table:table-cell>
          <table:table-cell table:style-name="ce2" office:value-type="float" office:value="23480.2888888889" calcext:value-type="float">
            <text:p>2.35E+04</text:p>
          </table:table-cell>
          <table:table-cell office:value-type="float" office:value="3698.2157374858" calcext:value-type="float">
            <text:p>3698.2157374858</text:p>
          </table:table-cell>
          <table:table-cell table:style-name="ce2" office:value-type="float" office:value="-24454.4333333333" calcext:value-type="float">
            <text:p>-2.45E+04</text:p>
          </table:table-cell>
          <table:table-cell office:value-type="float" office:value="3141.71070490797" calcext:value-type="float">
            <text:p>3141.71070490797</text:p>
          </table:table-cell>
          <table:table-cell table:style-name="ce2" office:value-type="float" office:value="8539.55555555556" calcext:value-type="float">
            <text:p>8.54E+03</text:p>
          </table:table-cell>
          <table:table-cell office:value-type="float" office:value="650.153676040623" calcext:value-type="float">
            <text:p>650.153676040623</text:p>
          </table:table-cell>
          <table:table-cell table:style-name="ce2" office:value-type="float" office:value="4315.33333333333" calcext:value-type="float">
            <text:p>4.32E+03</text:p>
          </table:table-cell>
          <table:table-cell office:value-type="float" office:value="406.50625251444" calcext:value-type="float">
            <text:p>406.50625251444</text:p>
          </table:table-cell>
          <table:table-cell table:style-name="ce2" office:value-type="float" office:value="4224.22222222222" calcext:value-type="float">
            <text:p>4.22E+03</text:p>
          </table:table-cell>
          <table:table-cell office:value-type="float" office:value="310.01461534643" calcext:value-type="float">
            <text:p>310.01461534643</text:p>
          </table:table-cell>
          <table:table-cell table:style-name="ce2" office:value-type="float" office:value="30.6077260055755" calcext:value-type="float">
            <text:p>3.06E+01</text:p>
          </table:table-cell>
          <table:table-cell office:value-type="float" office:value="2.3302999141241" calcext:value-type="float">
            <text:p>2.3302999141241</text:p>
          </table:table-cell>
          <table:table-cell table:style-name="ce2" office:value-type="float" office:value="15.4671445639188" calcext:value-type="float">
            <text:p>1.55E+01</text:p>
          </table:table-cell>
          <table:table-cell office:value-type="float" office:value="1.45701165775785" calcext:value-type="float">
            <text:p>1.45701165775785</text:p>
          </table:table-cell>
          <table:table-cell table:style-name="ce2" office:value-type="float" office:value="15.1405814416567" calcext:value-type="float">
            <text:p>1.51E+01</text:p>
          </table:table-cell>
          <table:table-cell office:value-type="float" office:value="1.11116349586534" calcext:value-type="float">
            <text:p>1.11116349586534</text:p>
          </table:table-cell>
          <table:table-cell table:style-name="ce2" office:value-type="float" office:value="11.1909953391744" calcext:value-type="float">
            <text:p>1.12E+01</text:p>
          </table:table-cell>
          <table:table-cell office:value-type="float" office:value="0.854678175668707" calcext:value-type="float">
            <text:p>0.854678175668707</text:p>
          </table:table-cell>
          <table:table-cell table:style-name="ce2" office:value-type="float" office:value="5.41490344808315" calcext:value-type="float">
            <text:p>5.41E+00</text:p>
          </table:table-cell>
          <table:table-cell office:value-type="float" office:value="0.472518460272423" calcext:value-type="float">
            <text:p>0.472518460272423</text:p>
          </table:table-cell>
          <table:table-cell table:style-name="ce2" office:value-type="float" office:value="5.7760918910913" calcext:value-type="float">
            <text:p>5.78E+00</text:p>
          </table:table-cell>
          <table:table-cell office:value-type="float" office:value="0.440832914449432" calcext:value-type="float">
            <text:p>0.440832914449432</text:p>
          </table:table-cell>
          <table:table-cell table:style-name="ce2" office:value-type="float" office:value="3.26295484438514" calcext:value-type="float">
            <text:p>3.26E+00</text:p>
          </table:table-cell>
          <table:table-cell office:value-type="float" office:value="0.355952026656093" calcext:value-type="float">
            <text:p>0.355952026656093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-974.144444444445" calcext:value-type="float">
            <text:p>-9.74E+02</text:p>
          </table:table-cell>
          <table:table-cell office:value-type="float" office:value="1787.51734419627" calcext:value-type="float">
            <text:p>1787.51734419627</text:p>
          </table:table-cell>
          <table:table-cell table:style-name="ce2" office:value-type="float" office:value="47934.7222222222" calcext:value-type="float">
            <text:p>4.79E+04</text:p>
          </table:table-cell>
          <table:table-cell office:value-type="float" office:value="6625.63757934581" calcext:value-type="float">
            <text:p>6625.63757934581</text:p>
          </table:table-cell>
          <table:table-cell table:style-name="ce2" office:value-type="float" office:value="23480.2888888889" calcext:value-type="float">
            <text:p>2.35E+04</text:p>
          </table:table-cell>
          <table:table-cell office:value-type="float" office:value="3698.2157374858" calcext:value-type="float">
            <text:p>3698.2157374858</text:p>
          </table:table-cell>
          <table:table-cell table:style-name="ce2" office:value-type="float" office:value="-24454.4333333333" calcext:value-type="float">
            <text:p>-2.45E+04</text:p>
          </table:table-cell>
          <table:table-cell office:value-type="float" office:value="3141.71070490797" calcext:value-type="float">
            <text:p>3141.71070490797</text:p>
          </table:table-cell>
          <table:table-cell table:style-name="ce2" office:value-type="float" office:value="8539.55555555556" calcext:value-type="float">
            <text:p>8.54E+03</text:p>
          </table:table-cell>
          <table:table-cell office:value-type="float" office:value="650.153676040623" calcext:value-type="float">
            <text:p>650.153676040623</text:p>
          </table:table-cell>
          <table:table-cell table:style-name="ce2" office:value-type="float" office:value="4315.33333333333" calcext:value-type="float">
            <text:p>4.32E+03</text:p>
          </table:table-cell>
          <table:table-cell office:value-type="float" office:value="406.50625251444" calcext:value-type="float">
            <text:p>406.50625251444</text:p>
          </table:table-cell>
          <table:table-cell table:style-name="ce2" office:value-type="float" office:value="4224.22222222222" calcext:value-type="float">
            <text:p>4.22E+03</text:p>
          </table:table-cell>
          <table:table-cell office:value-type="float" office:value="310.01461534643" calcext:value-type="float">
            <text:p>310.01461534643</text:p>
          </table:table-cell>
          <table:table-cell table:style-name="ce2" office:value-type="float" office:value="30.6077260055755" calcext:value-type="float">
            <text:p>3.06E+01</text:p>
          </table:table-cell>
          <table:table-cell office:value-type="float" office:value="2.3302999141241" calcext:value-type="float">
            <text:p>2.3302999141241</text:p>
          </table:table-cell>
          <table:table-cell table:style-name="ce2" office:value-type="float" office:value="15.4671445639188" calcext:value-type="float">
            <text:p>1.55E+01</text:p>
          </table:table-cell>
          <table:table-cell office:value-type="float" office:value="1.45701165775785" calcext:value-type="float">
            <text:p>1.45701165775785</text:p>
          </table:table-cell>
          <table:table-cell table:style-name="ce2" office:value-type="float" office:value="15.1405814416567" calcext:value-type="float">
            <text:p>1.51E+01</text:p>
          </table:table-cell>
          <table:table-cell office:value-type="float" office:value="1.11116349586534" calcext:value-type="float">
            <text:p>1.11116349586534</text:p>
          </table:table-cell>
          <table:table-cell table:style-name="ce2" office:value-type="float" office:value="11.1909953391744" calcext:value-type="float">
            <text:p>1.12E+01</text:p>
          </table:table-cell>
          <table:table-cell office:value-type="float" office:value="0.854678175668707" calcext:value-type="float">
            <text:p>0.854678175668707</text:p>
          </table:table-cell>
          <table:table-cell table:style-name="ce2" office:value-type="float" office:value="5.41490344808315" calcext:value-type="float">
            <text:p>5.41E+00</text:p>
          </table:table-cell>
          <table:table-cell office:value-type="float" office:value="0.472518460272423" calcext:value-type="float">
            <text:p>0.472518460272423</text:p>
          </table:table-cell>
          <table:table-cell table:style-name="ce2" office:value-type="float" office:value="5.7760918910913" calcext:value-type="float">
            <text:p>5.78E+00</text:p>
          </table:table-cell>
          <table:table-cell office:value-type="float" office:value="0.440832914449432" calcext:value-type="float">
            <text:p>0.440832914449432</text:p>
          </table:table-cell>
          <table:table-cell table:style-name="ce2" office:value-type="float" office:value="3.26295484438514" calcext:value-type="float">
            <text:p>3.26E+00</text:p>
          </table:table-cell>
          <table:table-cell office:value-type="float" office:value="0.355952026656093" calcext:value-type="float">
            <text:p>0.355952026656093</text:p>
          </table:table-cell>
          <table:table-cell table:number-columns-repeated="6"/>
        </table:table-row>
        <table:table-row table:style-name="ro1">
          <table:table-cell table:number-columns-repeated="28"/>
          <table:table-cell table:style-name="ce2"/>
          <table:table-cell table:number-columns-repeated="6"/>
        </table:table-row>
        <table:table-row table:style-name="ro1" table:number-rows-repeated="3">
          <table:table-cell table:number-columns-repeated="21"/>
          <table:table-cell table:style-name="ce2" table:number-columns-repeated="8"/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7"/>
        </table:table-row>
        <table:table-row table:style-name="ro1" table:number-rows-repeated="4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6"/>
        </table:table-row>
        <table:table-row table:style-name="ro1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4">
          <table:table-cell table:number-columns-repeated="29"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 table:number-columns-repeated="29"/>
          <table:table-cell table:style-name="ce2"/>
          <table:table-cell/>
          <table:table-cell table:style-name="ce2"/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33"/>
          <table:table-cell table:style-name="ce2" table:number-columns-repeated="2"/>
        </table:table-row>
        <table:table-row table:style-name="ro1">
          <table:table-cell table:number-columns-repeated="33"/>
          <table:table-cell table:style-name="ce2" table:number-columns-repeated="2"/>
        </table:table-row>
      </table:table>
      <table:table table:name="q15_2" table:style-name="ta1">
        <table:shapes>
          <draw:frame draw:z-index="0" draw:style-name="gr1" draw:text-style-name="P1" svg:width="30.012cm" svg:height="12.564cm" svg:x="68.218cm" svg:y="0.39cm">
            <draw:object draw:notify-on-update-of-ranges="q15_2.A4:q15_2.A10 q15_2.B2:q15_2.B3 q15_2.B4:q15_2.B10 q07_1.C4:q07_1.C10 q07_1.C4:q07_1.C10 q15_2.D2:q15_2.D3 q15_2.D4:q15_2.D10 q07_1.E4:q07_1.E10 q07_1.E4:q07_1.E10 q15_2.H2:q15_2.H3 q15_2.H4:q15_2.H10 q07_1.I4:q07_1.I10 q07_1.I4:q07_1.I10 q15_2.P2:q15_2.P3 q15_2.P4:q15_2.P10 q07_1.Q4:q07_1.Q10 q07_1.Q4:q07_1.Q10 q15_2.T2:q15_2.T3 q15_2.T4:q15_2.T10 q07_1.U4:q07_1.U10 q07_1.U4:q07_1.U10 q15_2.V2:q15_2.V3 q15_2.V4:q15_2.V10 q07_1.W4:q07_1.W10 q07_1.W4:q07_1.W10 q15_2.Z2:q15_2.Z3 q15_2.Z4:q15_2.Z10 q07_1.AA4:q07_1.AA10 q07_1.AA4:q07_1.AA10 q15_2.AB2:q15_2.AB3 q15_2.AB4:q15_2.AB10 q07_1.AC4:q07_1.AC10 q07_1.AC4:q07_1.AC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6" table:default-cell-style-name="Default"/>
        <table:table-row table:style-name="ro1">
          <table:table-cell table:number-columns-repeated="36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tot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um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p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co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ri</text:p>
          </table:table-cell>
          <table:covered-table-cell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q07_1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raw</text:p>
          </table:table-cell>
          <table:table-cell table:style-name="ce2" office:value-type="float" office:value="-180.511111111111" calcext:value-type="float">
            <text:p>-1.81E+02</text:p>
          </table:table-cell>
          <table:table-cell office:value-type="float" office:value="2630.05750779731" calcext:value-type="float">
            <text:p>2630.05750779731</text:p>
          </table:table-cell>
          <table:table-cell table:style-name="ce2" office:value-type="float" office:value="104103.244444444" calcext:value-type="float">
            <text:p>1.04E+05</text:p>
          </table:table-cell>
          <table:table-cell office:value-type="float" office:value="7373.66773610455" calcext:value-type="float">
            <text:p>7373.66773610455</text:p>
          </table:table-cell>
          <table:table-cell table:style-name="ce2" office:value-type="float" office:value="51961.3666666667" calcext:value-type="float">
            <text:p>5.20E+04</text:p>
          </table:table-cell>
          <table:table-cell office:value-type="float" office:value="3162.91483252044" calcext:value-type="float">
            <text:p>3162.91483252044</text:p>
          </table:table-cell>
          <table:table-cell table:style-name="ce2" office:value-type="float" office:value="52141.8777777778" calcext:value-type="float">
            <text:p>5.21E+04</text:p>
          </table:table-cell>
          <table:table-cell office:value-type="float" office:value="4543.13316452614" calcext:value-type="float">
            <text:p>4543.13316452614</text:p>
          </table:table-cell>
          <table:table-cell table:style-name="ce2" office:value-type="float" office:value="33640.4444444444" calcext:value-type="float">
            <text:p>3.36E+04</text:p>
          </table:table-cell>
          <table:table-cell office:value-type="float" office:value="49.4707795035752" calcext:value-type="float">
            <text:p>49.4707795035752</text:p>
          </table:table-cell>
          <table:table-cell table:style-name="ce2" office:value-type="float" office:value="16950.8888888889" calcext:value-type="float">
            <text:p>1.70E+04</text:p>
          </table:table-cell>
          <table:table-cell office:value-type="float" office:value="423.295653032893" calcext:value-type="float">
            <text:p>423.295653032893</text:p>
          </table:table-cell>
          <table:table-cell table:style-name="ce2" office:value-type="float" office:value="16689.5555555556" calcext:value-type="float">
            <text:p>1.67E+04</text:p>
          </table:table-cell>
          <table:table-cell office:value-type="float" office:value="429.63346422299" calcext:value-type="float">
            <text:p>429.63346422299</text:p>
          </table:table-cell>
          <table:table-cell table:style-name="ce2" office:value-type="float" office:value="121.008792965628" calcext:value-type="float">
            <text:p>1.21E+02</text:p>
          </table:table-cell>
          <table:table-cell office:value-type="float" office:value="0.177952444257465" calcext:value-type="float">
            <text:p>0.177952444257465</text:p>
          </table:table-cell>
          <table:table-cell table:style-name="ce2" office:value-type="float" office:value="60.9744204636291" calcext:value-type="float">
            <text:p>6.10E+01</text:p>
          </table:table-cell>
          <table:table-cell office:value-type="float" office:value="1.52264623393127" calcext:value-type="float">
            <text:p>1.52264623393127</text:p>
          </table:table-cell>
          <table:table-cell table:style-name="ce2" office:value-type="float" office:value="60.0343725019984" calcext:value-type="float">
            <text:p>6.00E+01</text:p>
          </table:table-cell>
          <table:table-cell office:value-type="float" office:value="1.54544411591003" calcext:value-type="float">
            <text:p>1.54544411591003</text:p>
          </table:table-cell>
          <table:table-cell table:style-name="ce2" office:value-type="float" office:value="6.19058133188059" calcext:value-type="float">
            <text:p>6.19E+00</text:p>
          </table:table-cell>
          <table:table-cell office:value-type="float" office:value="0.434445006040411" calcext:value-type="float">
            <text:p>0.434445006040411</text:p>
          </table:table-cell>
          <table:table-cell table:style-name="ce2" office:value-type="float" office:value="3.06624316264987" calcext:value-type="float">
            <text:p>3.07E+00</text:p>
          </table:table-cell>
          <table:table-cell office:value-type="float" office:value="0.184684106772152" calcext:value-type="float">
            <text:p>0.184684106772152</text:p>
          </table:table-cell>
          <table:table-cell table:style-name="ce2" office:value-type="float" office:value="3.12433816923072" calcext:value-type="float">
            <text:p>3.12E+00</text:p>
          </table:table-cell>
          <table:table-cell office:value-type="float" office:value="0.262306220739821" calcext:value-type="float">
            <text:p>0.262306220739821</text:p>
          </table:table-cell>
          <table:table-cell table:style-name="ce2" office:value-type="float" office:value="4.5461625539858" calcext:value-type="float">
            <text:p>4.55E+00</text:p>
          </table:table-cell>
          <table:table-cell table:style-name="ce2" office:value-type="float" office:value="0.279311161552898" calcext:value-type="float">
            <text:p>2.79E-01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2" office:value-type="float" office:value="-363.333333333333" calcext:value-type="float">
            <text:p>-3.63E+02</text:p>
          </table:table-cell>
          <table:table-cell office:value-type="float" office:value="2106.20662962271" calcext:value-type="float">
            <text:p>2106.20662962271</text:p>
          </table:table-cell>
          <table:table-cell table:style-name="ce2" office:value-type="float" office:value="77834.4666666667" calcext:value-type="float">
            <text:p>7.78E+04</text:p>
          </table:table-cell>
          <table:table-cell office:value-type="float" office:value="8527.93786054597" calcext:value-type="float">
            <text:p>8527.93786054597</text:p>
          </table:table-cell>
          <table:table-cell table:style-name="ce2" office:value-type="float" office:value="38735.5666666667" calcext:value-type="float">
            <text:p>3.87E+04</text:p>
          </table:table-cell>
          <table:table-cell office:value-type="float" office:value="3726.48515121451" calcext:value-type="float">
            <text:p>3726.48515121451</text:p>
          </table:table-cell>
          <table:table-cell table:style-name="ce2" office:value-type="float" office:value="39098.9" calcext:value-type="float">
            <text:p>3.91E+04</text:p>
          </table:table-cell>
          <table:table-cell office:value-type="float" office:value="4969.32829241315" calcext:value-type="float">
            <text:p>4969.32829241315</text:p>
          </table:table-cell>
          <table:table-cell table:style-name="ce2" office:value-type="float" office:value="14866" calcext:value-type="float">
            <text:p>1.49E+04</text:p>
          </table:table-cell>
          <table:table-cell office:value-type="float" office:value="1255.10442239326" calcext:value-type="float">
            <text:p>1255.10442239326</text:p>
          </table:table-cell>
          <table:table-cell table:style-name="ce2" office:value-type="float" office:value="7513.44444444444" calcext:value-type="float">
            <text:p>7.51E+03</text:p>
          </table:table-cell>
          <table:table-cell office:value-type="float" office:value="677.62544736276" calcext:value-type="float">
            <text:p>677.62544736276</text:p>
          </table:table-cell>
          <table:table-cell table:style-name="ce2" office:value-type="float" office:value="7352.55555555556" calcext:value-type="float">
            <text:p>7.35E+03</text:p>
          </table:table-cell>
          <table:table-cell office:value-type="float" office:value="663.322129069715" calcext:value-type="float">
            <text:p>663.322129069715</text:p>
          </table:table-cell>
          <table:table-cell table:style-name="ce2" office:value-type="float" office:value="53.4748201438849" calcext:value-type="float">
            <text:p>5.35E+01</text:p>
          </table:table-cell>
          <table:table-cell office:value-type="float" office:value="4.51476410932826" calcext:value-type="float">
            <text:p>4.51476410932826</text:p>
          </table:table-cell>
          <table:table-cell table:style-name="ce2" office:value-type="float" office:value="27.0267785771383" calcext:value-type="float">
            <text:p>2.70E+01</text:p>
          </table:table-cell>
          <table:table-cell office:value-type="float" office:value="2.43750160921856" calcext:value-type="float">
            <text:p>2.43750160921856</text:p>
          </table:table-cell>
          <table:table-cell table:style-name="ce2" office:value-type="float" office:value="26.4480415667466" calcext:value-type="float">
            <text:p>2.64E+01</text:p>
          </table:table-cell>
          <table:table-cell office:value-type="float" office:value="2.38605082399178" calcext:value-type="float">
            <text:p>2.38605082399178</text:p>
          </table:table-cell>
          <table:table-cell table:style-name="ce2" office:value-type="float" office:value="10.4598670476194" calcext:value-type="float">
            <text:p>1.05E+01</text:p>
          </table:table-cell>
          <table:table-cell office:value-type="float" office:value="0.347317931263358" calcext:value-type="float">
            <text:p>0.347317931263358</text:p>
          </table:table-cell>
          <table:table-cell table:style-name="ce2" office:value-type="float" office:value="5.15489739229107" calcext:value-type="float">
            <text:p>5.15E+00</text:p>
          </table:table-cell>
          <table:table-cell office:value-type="float" office:value="0.140114505876341" calcext:value-type="float">
            <text:p>0.140114505876341</text:p>
          </table:table-cell>
          <table:table-cell table:style-name="ce2" office:value-type="float" office:value="5.30496965532833" calcext:value-type="float">
            <text:p>5.30E+00</text:p>
          </table:table-cell>
          <table:table-cell office:value-type="float" office:value="0.306803277430752" calcext:value-type="float">
            <text:p>0.306803277430752</text:p>
          </table:table-cell>
          <table:table-cell table:style-name="ce2" office:value-type="float" office:value="4.1755366307795" calcext:value-type="float">
            <text:p>4.18E+00</text:p>
          </table:table-cell>
          <table:table-cell table:style-name="ce2" office:value-type="float" office:value="0.29432916499511" calcext:value-type="float">
            <text:p>2.94E-01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isol</text:p>
          </table:table-cell>
          <table:table-cell table:style-name="ce2" office:value-type="float" office:value="-524.511111111111" calcext:value-type="float">
            <text:p>-5.25E+02</text:p>
          </table:table-cell>
          <table:table-cell office:value-type="float" office:value="1814.06703688728" calcext:value-type="float">
            <text:p>1814.06703688728</text:p>
          </table:table-cell>
          <table:table-cell table:style-name="ce2" office:value-type="float" office:value="72931.4888888889" calcext:value-type="float">
            <text:p>7.29E+04</text:p>
          </table:table-cell>
          <table:table-cell office:value-type="float" office:value="8925.12642704659" calcext:value-type="float">
            <text:p>8925.12642704659</text:p>
          </table:table-cell>
          <table:table-cell table:style-name="ce2" office:value-type="float" office:value="36203.4888888889" calcext:value-type="float">
            <text:p>3.62E+04</text:p>
          </table:table-cell>
          <table:table-cell office:value-type="float" office:value="3971.20538080609" calcext:value-type="float">
            <text:p>3971.20538080609</text:p>
          </table:table-cell>
          <table:table-cell table:style-name="ce2" office:value-type="float" office:value="36728" calcext:value-type="float">
            <text:p>3.67E+04</text:p>
          </table:table-cell>
          <table:table-cell office:value-type="float" office:value="5069.90022584271" calcext:value-type="float">
            <text:p>5069.90022584271</text:p>
          </table:table-cell>
          <table:table-cell table:style-name="ce2" office:value-type="float" office:value="13183.7777777778" calcext:value-type="float">
            <text:p>1.32E+04</text:p>
          </table:table-cell>
          <table:table-cell office:value-type="float" office:value="1380.68612393965" calcext:value-type="float">
            <text:p>1380.68612393965</text:p>
          </table:table-cell>
          <table:table-cell table:style-name="ce2" office:value-type="float" office:value="6651.22222222222" calcext:value-type="float">
            <text:p>6.65E+03</text:p>
          </table:table-cell>
          <table:table-cell office:value-type="float" office:value="753.647689246224" calcext:value-type="float">
            <text:p>753.647689246224</text:p>
          </table:table-cell>
          <table:table-cell table:style-name="ce2" office:value-type="float" office:value="6532.55555555556" calcext:value-type="float">
            <text:p>6.53E+03</text:p>
          </table:table-cell>
          <table:table-cell office:value-type="float" office:value="679.946911507903" calcext:value-type="float">
            <text:p>679.946911507903</text:p>
          </table:table-cell>
          <table:table-cell table:style-name="ce2" office:value-type="float" office:value="47.4236610711431" calcext:value-type="float">
            <text:p>4.74E+01</text:p>
          </table:table-cell>
          <table:table-cell office:value-type="float" office:value="4.96649684870379" calcext:value-type="float">
            <text:p>4.96649684870379</text:p>
          </table:table-cell>
          <table:table-cell table:style-name="ce2" office:value-type="float" office:value="23.9252597921663" calcext:value-type="float">
            <text:p>2.39E+01</text:p>
          </table:table-cell>
          <table:table-cell office:value-type="float" office:value="2.71096291095764" calcext:value-type="float">
            <text:p>2.71096291095764</text:p>
          </table:table-cell>
          <table:table-cell table:style-name="ce2" office:value-type="float" office:value="23.4984012789768" calcext:value-type="float">
            <text:p>2.35E+01</text:p>
          </table:table-cell>
          <table:table-cell office:value-type="float" office:value="2.44585219966871" calcext:value-type="float">
            <text:p>2.44585219966871</text:p>
          </table:table-cell>
          <table:table-cell table:style-name="ce2" office:value-type="float" office:value="11.0572442781785" calcext:value-type="float">
            <text:p>1.11E+01</text:p>
          </table:table-cell>
          <table:table-cell office:value-type="float" office:value="0.323855256259837" calcext:value-type="float">
            <text:p>0.323855256259837</text:p>
          </table:table-cell>
          <table:table-cell table:style-name="ce2" office:value-type="float" office:value="5.44918403192474" calcext:value-type="float">
            <text:p>5.45E+00</text:p>
          </table:table-cell>
          <table:table-cell office:value-type="float" office:value="0.168412143030005" calcext:value-type="float">
            <text:p>0.168412143030005</text:p>
          </table:table-cell>
          <table:table-cell table:style-name="ce2" office:value-type="float" office:value="5.60806024625374" calcext:value-type="float">
            <text:p>5.61E+00</text:p>
          </table:table-cell>
          <table:table-cell office:value-type="float" office:value="0.316254301824504" calcext:value-type="float">
            <text:p>0.316254301824504</text:p>
          </table:table-cell>
          <table:table-cell table:style-name="ce2" office:value-type="float" office:value="4.11800926026143" calcext:value-type="float">
            <text:p>4.12E+00</text:p>
          </table:table-cell>
          <table:table-cell table:style-name="ce2" office:value-type="float" office:value="0.303348030479888" calcext:value-type="float">
            <text:p>3.03E-01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fill</text:p>
          </table:table-cell>
          <table:table-cell table:style-name="ce2" office:value-type="float" office:value="-411.644444444444" calcext:value-type="float">
            <text:p>-4.12E+02</text:p>
          </table:table-cell>
          <table:table-cell office:value-type="float" office:value="1842.33527598421" calcext:value-type="float">
            <text:p>1842.33527598421</text:p>
          </table:table-cell>
          <table:table-cell table:style-name="ce2" office:value-type="float" office:value="74057.7555555556" calcext:value-type="float">
            <text:p>7.41E+04</text:p>
          </table:table-cell>
          <table:table-cell office:value-type="float" office:value="9080.14799550354" calcext:value-type="float">
            <text:p>9080.14799550354</text:p>
          </table:table-cell>
          <table:table-cell table:style-name="ce2" office:value-type="float" office:value="36823.0555555555" calcext:value-type="float">
            <text:p>3.68E+04</text:p>
          </table:table-cell>
          <table:table-cell office:value-type="float" office:value="4066.9675214153" calcext:value-type="float">
            <text:p>4066.9675214153</text:p>
          </table:table-cell>
          <table:table-cell table:style-name="ce2" office:value-type="float" office:value="37234.7" calcext:value-type="float">
            <text:p>3.72E+04</text:p>
          </table:table-cell>
          <table:table-cell office:value-type="float" office:value="5136.2845155272" calcext:value-type="float">
            <text:p>5136.2845155272</text:p>
          </table:table-cell>
          <table:table-cell table:style-name="ce2" office:value-type="float" office:value="13523.4444444444" calcext:value-type="float">
            <text:p>1.35E+04</text:p>
          </table:table-cell>
          <table:table-cell office:value-type="float" office:value="1435.44674510227" calcext:value-type="float">
            <text:p>1435.44674510227</text:p>
          </table:table-cell>
          <table:table-cell table:style-name="ce2" office:value-type="float" office:value="6837.22222222222" calcext:value-type="float">
            <text:p>6.84E+03</text:p>
          </table:table-cell>
          <table:table-cell office:value-type="float" office:value="786.725390149684" calcext:value-type="float">
            <text:p>786.725390149684</text:p>
          </table:table-cell>
          <table:table-cell table:style-name="ce2" office:value-type="float" office:value="6686.22222222222" calcext:value-type="float">
            <text:p>6.69E+03</text:p>
          </table:table-cell>
          <table:table-cell office:value-type="float" office:value="708.565182099679" calcext:value-type="float">
            <text:p>708.565182099679</text:p>
          </table:table-cell>
          <table:table-cell table:style-name="ce2" office:value-type="float" office:value="48.6454836131095" calcext:value-type="float">
            <text:p>4.86E+01</text:p>
          </table:table-cell>
          <table:table-cell office:value-type="float" office:value="5.16347750036787" calcext:value-type="float">
            <text:p>5.16347750036787</text:p>
          </table:table-cell>
          <table:table-cell table:style-name="ce2" office:value-type="float" office:value="24.5943245403677" calcext:value-type="float">
            <text:p>2.46E+01</text:p>
          </table:table-cell>
          <table:table-cell office:value-type="float" office:value="2.8299474465816" calcext:value-type="float">
            <text:p>2.8299474465816</text:p>
          </table:table-cell>
          <table:table-cell table:style-name="ce2" office:value-type="float" office:value="24.0511590727418" calcext:value-type="float">
            <text:p>2.41E+01</text:p>
          </table:table-cell>
          <table:table-cell office:value-type="float" office:value="2.54879561906359" calcext:value-type="float">
            <text:p>2.54879561906359</text:p>
          </table:table-cell>
          <table:table-cell table:style-name="ce2" office:value-type="float" office:value="10.9483330794253" calcext:value-type="float">
            <text:p>1.09E+01</text:p>
          </table:table-cell>
          <table:table-cell office:value-type="float" office:value="0.320562677526" calcext:value-type="float">
            <text:p>0.320562677526</text:p>
          </table:table-cell>
          <table:table-cell table:style-name="ce2" office:value-type="float" office:value="5.39237572056337" calcext:value-type="float">
            <text:p>5.39E+00</text:p>
          </table:table-cell>
          <table:table-cell office:value-type="float" office:value="0.168523634911142" calcext:value-type="float">
            <text:p>0.168523634911142</text:p>
          </table:table-cell>
          <table:table-cell table:style-name="ce2" office:value-type="float" office:value="5.55595735886196" calcext:value-type="float">
            <text:p>5.56E+00</text:p>
          </table:table-cell>
          <table:table-cell office:value-type="float" office:value="0.315148402169879" calcext:value-type="float">
            <text:p>0.315148402169879</text:p>
          </table:table-cell>
          <table:table-cell table:style-name="ce2" office:value-type="float" office:value="4.13276034460234" calcext:value-type="float">
            <text:p>4.13E+00</text:p>
          </table:table-cell>
          <table:table-cell table:style-name="ce2" office:value-type="float" office:value="0.304092924714015" calcext:value-type="float">
            <text:p>3.04E-01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style-name="ce2" office:value-type="float" office:value="-613.477777777778" calcext:value-type="float">
            <text:p>-6.13E+02</text:p>
          </table:table-cell>
          <table:table-cell office:value-type="float" office:value="1855.27838089525" calcext:value-type="float">
            <text:p>1855.27838089525</text:p>
          </table:table-cell>
          <table:table-cell table:style-name="ce2" office:value-type="float" office:value="67245.5444444444" calcext:value-type="float">
            <text:p>6.72E+04</text:p>
          </table:table-cell>
          <table:table-cell office:value-type="float" office:value="8940.48075976916" calcext:value-type="float">
            <text:p>8940.48075976916</text:p>
          </table:table-cell>
          <table:table-cell table:style-name="ce2" office:value-type="float" office:value="33316.0333333333" calcext:value-type="float">
            <text:p>3.33E+04</text:p>
          </table:table-cell>
          <table:table-cell office:value-type="float" office:value="3930.71668952792" calcext:value-type="float">
            <text:p>3930.71668952792</text:p>
          </table:table-cell>
          <table:table-cell table:style-name="ce2" office:value-type="float" office:value="33929.5111111111" calcext:value-type="float">
            <text:p>3.39E+04</text:p>
          </table:table-cell>
          <table:table-cell office:value-type="float" office:value="5122.16686079989" calcext:value-type="float">
            <text:p>5122.16686079989</text:p>
          </table:table-cell>
          <table:table-cell table:style-name="ce2" office:value-type="float" office:value="11519.8888888889" calcext:value-type="float">
            <text:p>1.15E+04</text:p>
          </table:table-cell>
          <table:table-cell office:value-type="float" office:value="1391.98846135419" calcext:value-type="float">
            <text:p>1391.98846135419</text:p>
          </table:table-cell>
          <table:table-cell table:style-name="ce2" office:value-type="float" office:value="5803.22222222222" calcext:value-type="float">
            <text:p>5.80E+03</text:p>
          </table:table-cell>
          <table:table-cell office:value-type="float" office:value="756.251248340976" calcext:value-type="float">
            <text:p>756.251248340976</text:p>
          </table:table-cell>
          <table:table-cell table:style-name="ce2" office:value-type="float" office:value="5716.66666666667" calcext:value-type="float">
            <text:p>5.72E+03</text:p>
          </table:table-cell>
          <table:table-cell office:value-type="float" office:value="679.549851004325" calcext:value-type="float">
            <text:p>679.549851004325</text:p>
          </table:table-cell>
          <table:table-cell table:style-name="ce2" office:value-type="float" office:value="41.4384492406075" calcext:value-type="float">
            <text:p>4.14E+01</text:p>
          </table:table-cell>
          <table:table-cell office:value-type="float" office:value="5.00715273868414" calcext:value-type="float">
            <text:p>5.00715273868414</text:p>
          </table:table-cell>
          <table:table-cell table:style-name="ce2" office:value-type="float" office:value="20.874900079936" calcext:value-type="float">
            <text:p>2.09E+01</text:p>
          </table:table-cell>
          <table:table-cell office:value-type="float" office:value="2.72032823144236" calcext:value-type="float">
            <text:p>2.72032823144236</text:p>
          </table:table-cell>
          <table:table-cell table:style-name="ce2" office:value-type="float" office:value="20.5635491606715" calcext:value-type="float">
            <text:p>2.06E+01</text:p>
          </table:table-cell>
          <table:table-cell office:value-type="float" office:value="2.44442392447599" calcext:value-type="float">
            <text:p>2.44442392447599</text:p>
          </table:table-cell>
          <table:table-cell table:style-name="ce2" office:value-type="float" office:value="11.6751261272489" calcext:value-type="float">
            <text:p>1.17E+01</text:p>
          </table:table-cell>
          <table:table-cell office:value-type="float" office:value="0.316538140330143" calcext:value-type="float">
            <text:p>0.316538140330143</text:p>
          </table:table-cell>
          <table:table-cell table:style-name="ce2" office:value-type="float" office:value="5.75538805153032" calcext:value-type="float">
            <text:p>5.76E+00</text:p>
          </table:table-cell>
          <table:table-cell office:value-type="float" office:value="0.204844410673895" calcext:value-type="float">
            <text:p>0.204844410673895</text:p>
          </table:table-cell>
          <table:table-cell table:style-name="ce2" office:value-type="float" office:value="5.91973807571859" calcext:value-type="float">
            <text:p>5.92E+00</text:p>
          </table:table-cell>
          <table:table-cell office:value-type="float" office:value="0.341917549783656" calcext:value-type="float">
            <text:p>0.341917549783656</text:p>
          </table:table-cell>
          <table:table-cell table:style-name="ce2" office:value-type="float" office:value="4.01961889557153" calcext:value-type="float">
            <text:p>4.02E+00</text:p>
          </table:table-cell>
          <table:table-cell table:style-name="ce2" office:value-type="float" office:value="0.310259583319887" calcext:value-type="float">
            <text:p>3.10E-01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isol2</text:p>
          </table:table-cell>
          <table:table-cell table:style-name="ce2" office:value-type="float" office:value="-637.6" calcext:value-type="float">
            <text:p>-6.38E+02</text:p>
          </table:table-cell>
          <table:table-cell office:value-type="float" office:value="1862.54771870265" calcext:value-type="float">
            <text:p>1862.54771870265</text:p>
          </table:table-cell>
          <table:table-cell table:style-name="ce2" office:value-type="float" office:value="67037.4666666667" calcext:value-type="float">
            <text:p>6.70E+04</text:p>
          </table:table-cell>
          <table:table-cell office:value-type="float" office:value="8922.3045062485" calcext:value-type="float">
            <text:p>8922.3045062485</text:p>
          </table:table-cell>
          <table:table-cell table:style-name="ce2" office:value-type="float" office:value="33199.9333333333" calcext:value-type="float">
            <text:p>3.32E+04</text:p>
          </table:table-cell>
          <table:table-cell office:value-type="float" office:value="3912.36178939411" calcext:value-type="float">
            <text:p>3912.36178939411</text:p>
          </table:table-cell>
          <table:table-cell table:style-name="ce2" office:value-type="float" office:value="33837.5333333333" calcext:value-type="float">
            <text:p>3.38E+04</text:p>
          </table:table-cell>
          <table:table-cell office:value-type="float" office:value="5121.69172073273" calcext:value-type="float">
            <text:p>5121.69172073273</text:p>
          </table:table-cell>
          <table:table-cell table:style-name="ce2" office:value-type="float" office:value="11459.7777777778" calcext:value-type="float">
            <text:p>1.15E+04</text:p>
          </table:table-cell>
          <table:table-cell office:value-type="float" office:value="1386.10050764147" calcext:value-type="float">
            <text:p>1386.10050764147</text:p>
          </table:table-cell>
          <table:table-cell table:style-name="ce2" office:value-type="float" office:value="5769.33333333333" calcext:value-type="float">
            <text:p>5.77E+03</text:p>
          </table:table-cell>
          <table:table-cell office:value-type="float" office:value="751.180996091414" calcext:value-type="float">
            <text:p>751.180996091414</text:p>
          </table:table-cell>
          <table:table-cell table:style-name="ce2" office:value-type="float" office:value="5690.44444444444" calcext:value-type="float">
            <text:p>5.69E+03</text:p>
          </table:table-cell>
          <table:table-cell office:value-type="float" office:value="678.17780544815" calcext:value-type="float">
            <text:p>678.17780544815</text:p>
          </table:table-cell>
          <table:table-cell table:style-name="ce2" office:value-type="float" office:value="41.2222222222222" calcext:value-type="float">
            <text:p>4.12E+01</text:p>
          </table:table-cell>
          <table:table-cell office:value-type="float" office:value="4.98597304907005" calcext:value-type="float">
            <text:p>4.98597304907005</text:p>
          </table:table-cell>
          <table:table-cell table:style-name="ce2" office:value-type="float" office:value="20.7529976019185" calcext:value-type="float">
            <text:p>2.08E+01</text:p>
          </table:table-cell>
          <table:table-cell office:value-type="float" office:value="2.70208991399789" calcext:value-type="float">
            <text:p>2.70208991399789</text:p>
          </table:table-cell>
          <table:table-cell table:style-name="ce2" office:value-type="float" office:value="20.4692246203038" calcext:value-type="float">
            <text:p>2.05E+01</text:p>
          </table:table-cell>
          <table:table-cell office:value-type="float" office:value="2.4394885088063" calcext:value-type="float">
            <text:p>2.4394885088063</text:p>
          </table:table-cell>
          <table:table-cell table:style-name="ce2" office:value-type="float" office:value="11.6998248582443" calcext:value-type="float">
            <text:p>1.17E+01</text:p>
          </table:table-cell>
          <table:table-cell office:value-type="float" office:value="0.317649921732415" calcext:value-type="float">
            <text:p>0.317649921732415</text:p>
          </table:table-cell>
          <table:table-cell table:style-name="ce2" office:value-type="float" office:value="5.76905441651089" calcext:value-type="float">
            <text:p>5.77E+00</text:p>
          </table:table-cell>
          <table:table-cell office:value-type="float" office:value="0.20618794514649" calcext:value-type="float">
            <text:p>0.20618794514649</text:p>
          </table:table-cell>
          <table:table-cell table:style-name="ce2" office:value-type="float" office:value="5.93077044173341" calcext:value-type="float">
            <text:p>5.93E+00</text:p>
          </table:table-cell>
          <table:table-cell office:value-type="float" office:value="0.342522794665287" calcext:value-type="float">
            <text:p>0.342522794665287</text:p>
          </table:table-cell>
          <table:table-cell table:style-name="ce2" office:value-type="float" office:value="4.01623604794585" calcext:value-type="float">
            <text:p>4.02E+00</text:p>
          </table:table-cell>
          <table:table-cell table:style-name="ce2" office:value-type="float" office:value="0.310343273457518" calcext:value-type="float">
            <text:p>3.10E-01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ultimate</text:p>
          </table:table-cell>
          <table:table-cell table:style-name="ce2" office:value-type="float" office:value="-637.6" calcext:value-type="float">
            <text:p>-6.38E+02</text:p>
          </table:table-cell>
          <table:table-cell office:value-type="float" office:value="1862.54771870265" calcext:value-type="float">
            <text:p>1862.54771870265</text:p>
          </table:table-cell>
          <table:table-cell table:style-name="ce2" office:value-type="float" office:value="67037.4666666667" calcext:value-type="float">
            <text:p>6.70E+04</text:p>
          </table:table-cell>
          <table:table-cell office:value-type="float" office:value="8922.3045062485" calcext:value-type="float">
            <text:p>8922.3045062485</text:p>
          </table:table-cell>
          <table:table-cell table:style-name="ce2" office:value-type="float" office:value="33199.9333333333" calcext:value-type="float">
            <text:p>3.32E+04</text:p>
          </table:table-cell>
          <table:table-cell office:value-type="float" office:value="3912.36178939411" calcext:value-type="float">
            <text:p>3912.36178939411</text:p>
          </table:table-cell>
          <table:table-cell table:style-name="ce2" office:value-type="float" office:value="33837.5333333333" calcext:value-type="float">
            <text:p>3.38E+04</text:p>
          </table:table-cell>
          <table:table-cell office:value-type="float" office:value="5121.69172073273" calcext:value-type="float">
            <text:p>5121.69172073273</text:p>
          </table:table-cell>
          <table:table-cell table:style-name="ce2" office:value-type="float" office:value="11459.7777777778" calcext:value-type="float">
            <text:p>1.15E+04</text:p>
          </table:table-cell>
          <table:table-cell office:value-type="float" office:value="1386.10050764147" calcext:value-type="float">
            <text:p>1386.10050764147</text:p>
          </table:table-cell>
          <table:table-cell table:style-name="ce2" office:value-type="float" office:value="5769.33333333333" calcext:value-type="float">
            <text:p>5.77E+03</text:p>
          </table:table-cell>
          <table:table-cell office:value-type="float" office:value="751.180996091414" calcext:value-type="float">
            <text:p>751.180996091414</text:p>
          </table:table-cell>
          <table:table-cell table:style-name="ce2" office:value-type="float" office:value="5690.44444444444" calcext:value-type="float">
            <text:p>5.69E+03</text:p>
          </table:table-cell>
          <table:table-cell office:value-type="float" office:value="678.17780544815" calcext:value-type="float">
            <text:p>678.17780544815</text:p>
          </table:table-cell>
          <table:table-cell table:style-name="ce2" office:value-type="float" office:value="41.2222222222222" calcext:value-type="float">
            <text:p>4.12E+01</text:p>
          </table:table-cell>
          <table:table-cell office:value-type="float" office:value="4.98597304907005" calcext:value-type="float">
            <text:p>4.98597304907005</text:p>
          </table:table-cell>
          <table:table-cell table:style-name="ce2" office:value-type="float" office:value="20.7529976019185" calcext:value-type="float">
            <text:p>2.08E+01</text:p>
          </table:table-cell>
          <table:table-cell office:value-type="float" office:value="2.70208991399789" calcext:value-type="float">
            <text:p>2.70208991399789</text:p>
          </table:table-cell>
          <table:table-cell table:style-name="ce2" office:value-type="float" office:value="20.4692246203038" calcext:value-type="float">
            <text:p>2.05E+01</text:p>
          </table:table-cell>
          <table:table-cell office:value-type="float" office:value="2.4394885088063" calcext:value-type="float">
            <text:p>2.4394885088063</text:p>
          </table:table-cell>
          <table:table-cell table:style-name="ce2" office:value-type="float" office:value="11.6998248582443" calcext:value-type="float">
            <text:p>1.17E+01</text:p>
          </table:table-cell>
          <table:table-cell office:value-type="float" office:value="0.317649921732415" calcext:value-type="float">
            <text:p>0.317649921732415</text:p>
          </table:table-cell>
          <table:table-cell table:style-name="ce2" office:value-type="float" office:value="5.76905441651089" calcext:value-type="float">
            <text:p>5.77E+00</text:p>
          </table:table-cell>
          <table:table-cell office:value-type="float" office:value="0.20618794514649" calcext:value-type="float">
            <text:p>0.20618794514649</text:p>
          </table:table-cell>
          <table:table-cell table:style-name="ce2" office:value-type="float" office:value="5.93077044173341" calcext:value-type="float">
            <text:p>5.93E+00</text:p>
          </table:table-cell>
          <table:table-cell office:value-type="float" office:value="0.342522794665287" calcext:value-type="float">
            <text:p>0.342522794665287</text:p>
          </table:table-cell>
          <table:table-cell table:style-name="ce2" office:value-type="float" office:value="4.01623604794585" calcext:value-type="float">
            <text:p>4.02E+00</text:p>
          </table:table-cell>
          <table:table-cell table:style-name="ce2" office:value-type="float" office:value="0.310343273457518" calcext:value-type="float">
            <text:p>3.10E-01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/>
          <table:table-cell table:style-name="ce2" table:number-columns-repeated="14"/>
          <table:table-cell table:number-columns-repeated="21"/>
        </table:table-row>
        <table:table-row table:style-name="ro1" table:number-rows-repeated="4">
          <table:table-cell table:number-columns-repeated="36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1"/>
          <table:table-cell table:style-name="ce2" table:number-columns-repeated="2"/>
          <table:table-cell table:number-columns-repeated="3"/>
        </table:table-row>
        <table:table-row table:style-name="ro1" table:number-rows-repeated="15">
          <table:table-cell table:number-columns-repeated="36"/>
        </table:table-row>
        <table:table-row table:style-name="ro1" table:number-rows-repeated="4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7"/>
        </table:table-row>
        <table:table-row table:style-name="ro1" table:number-rows-repeated="2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3"/>
          <table:table-cell table:number-columns-repeated="6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7"/>
        </table:table-row>
        <table:table-row table:style-name="ro1">
          <table:table-cell table:number-columns-repeated="28"/>
          <table:table-cell table:style-name="ce2"/>
          <table:table-cell/>
          <table:table-cell table:style-name="ce2" table:number-columns-repeated="6"/>
        </table:table-row>
        <table:table-row table:style-name="ro1" table:number-rows-repeated="2">
          <table:table-cell table:number-columns-repeated="6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6"/>
        </table:table-row>
        <table:table-row table:style-name="ro1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6"/>
          <table:table-cell/>
        </table:table-row>
        <table:table-row table:style-name="ro1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4"/>
          <table:table-cell/>
        </table:table-row>
        <table:table-row table:style-name="ro1" table:number-rows-repeated="4">
          <table:table-cell table:number-columns-repeated="29"/>
          <table:table-cell table:style-name="ce2"/>
          <table:table-cell/>
          <table:table-cell table:style-name="ce2" table:number-columns-repeated="4"/>
          <table:table-cell/>
        </table:table-row>
        <table:table-row table:style-name="ro1" table:number-rows-repeated="2">
          <table:table-cell table:number-columns-repeated="29"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 table:number-rows-repeated="2">
          <table:table-cell table:number-columns-repeated="33"/>
          <table:table-cell table:style-name="ce2" table:number-columns-repeated="2"/>
          <table:table-cell/>
        </table:table-row>
        <table:table-row table:style-name="ro1">
          <table:table-cell table:number-columns-repeated="33"/>
          <table:table-cell table:style-name="ce2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16:33.883260063</meta:creation-date>
    <dc:date>2022-10-17T17:29:49.292792806</dc:date>
    <meta:editing-duration>PT10M46S</meta:editing-duration>
    <meta:editing-cycles>3</meta:editing-cycles>
    <meta:generator>LibreOffice/7.3.6.2$Linux_X86_64 LibreOffice_project/30$Build-2</meta:generator>
    <meta:document-statistic meta:table-count="4" meta:cell-count="119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q07_1.C4:q07_1.C10" chart:error-lower-range="q07_1.C4:q07_1.C1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07_1.C4:q07_1.C10" chart:error-lower-range="q07_1.C4:q07_1.C10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q07_1.E4:q07_1.E10" chart:error-lower-range="q07_1.E4:q07_1.E10"/>
      <style:graphic-properties svg:stroke-width="0.08cm" svg:stroke-color="#3faf46" draw:fill-color="#3faf4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q07_1.E4:q07_1.E10" chart:error-lower-range="q07_1.E4:q07_1.E10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q07_1.I4:q07_1.I10" chart:error-lower-range="q07_1.I4:q07_1.I10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q07_1.I4:q07_1.I10" chart:error-lower-range="q07_1.I4:q07_1.I10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symbol-type="named-symbol" chart:symbol-name="vertical-bar" chart:symbol-width="0.25cm" chart:symbol-height="0.25cm" chart:link-data-style-to-source="true" chart:error-category="cell-range" chart:error-upper-range="q07_1.Q4:q07_1.Q10" chart:error-lower-range="q07_1.Q4:q07_1.Q10"/>
      <style:graphic-properties svg:stroke-width="0.08cm" svg:stroke-color="#a1467e" draw:fill-color="#a1467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q07_1.Q4:q07_1.Q10" chart:error-lower-range="q07_1.Q4:q07_1.Q10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q07_1.U4:q07_1.U10" chart:error-lower-range="q07_1.U4:q07_1.U10"/>
      <style:graphic-properties svg:stroke-width="0.08cm" svg:stroke-color="#729fcf" draw:fill-color="#729fcf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q07_1.U4:q07_1.U10" chart:error-lower-range="q07_1.U4:q07_1.U10" loex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q07_1.W4:q07_1.W10" chart:error-lower-range="q07_1.W4:q07_1.W10"/>
      <style:graphic-properties svg:stroke-width="0.08cm" svg:stroke-color="#e300e3" draw:fill-color="#e300e3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q07_1.W4:q07_1.W10" chart:error-lower-range="q07_1.W4:q07_1.W10" loext:std-weight="1"/>
      <style:graphic-properties draw:stroke="solid" svg:stroke-width="0cm" svg:stroke-color="#000000" svg:stroke-opacity="100%" draw:stroke-linejoin="round"/>
    </style:style>
    <style:style style:name="ch21" style:family="chart" style:data-style-name="N0">
      <style:chart-properties chart:symbol-type="named-symbol" chart:symbol-name="star" chart:symbol-width="0.25cm" chart:symbol-height="0.25cm" chart:link-data-style-to-source="true" chart:error-category="cell-range" chart:error-upper-range="q07_1.AA4:q07_1.AA10" chart:error-lower-range="q07_1.AA4:q07_1.AA10"/>
      <style:graphic-properties svg:stroke-width="0.08cm" svg:stroke-color="#ff0000" draw:fill-color="#ff0000"/>
      <style:text-properties fo:font-size="10pt" style:font-size-asian="10pt" style:font-size-complex="10pt"/>
    </style:style>
    <style:style style:name="ch22" style:family="chart">
      <style:chart-properties chart:error-upper-indicator="true" chart:error-lower-indicator="true" chart:error-category="cell-range" chart:error-upper-range="q07_1.AA4:q07_1.AA10" chart:error-lower-range="q07_1.AA4:q07_1.AA10" loext:std-weight="1"/>
      <style:graphic-properties draw:stroke="solid" svg:stroke-width="0cm" svg:stroke-color="#000000" svg:stroke-opacity="100%" draw:stroke-linejoin="round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 chart:error-category="cell-range" chart:error-upper-range="q07_1.AC4:q07_1.AC10" chart:error-lower-range="q07_1.AC4:q07_1.AC10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chart-properties chart:error-upper-indicator="true" chart:error-lower-indicator="true" chart:error-category="cell-range" chart:error-upper-range="q07_1.AC4:q07_1.AC10" chart:error-lower-range="q07_1.AC4:q07_1.AC10" loext:std-weight="1"/>
      <style:graphic-properties draw:stroke="solid" svg:stroke-width="0cm" svg:stroke-color="#000000" svg:stroke-opacity="100%" draw:stroke-linejoin="round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0.013cm" svg:height="12.565cm" xlink:href=".." xlink:type="simple" chart:class="chart:line" chart:style-name="ch1">
        <chart:title svg:x="10.704cm" svg:y="0.432cm" chart:style-name="ch2">
          <text:p>q07_1</text:p>
        </chart:title>
        <chart:legend chart:legend-position="end" svg:x="24.979cm" svg:y="1.935cm" style:legend-expansion="custom" svg:width="4.807cm" svg:height="6.556cm" style:legend-expansion-aspect-ratio="0.733221476510067" chart:style-name="ch3"/>
        <chart:plot-area chart:style-name="ch4" table:cell-range-address="q07_1.A2:q07_1.B10 q07_1.D2:q07_1.D10 q07_1.H2:q07_1.H10 q07_1.P2:q07_1.P10 q07_1.T2:q07_1.T10 q07_1.V2:q07_1.V10 q07_1.Z2:q07_1.Z10 q07_1.AB2:q07_1.AB10" chart:data-source-has-labels="both" svg:x="0.155cm" svg:y="1.464cm" svg:width="24.437cm" svg:height="11.093cm">
          <chart:coordinate-region svg:x="1.888cm" svg:y="1.663cm" svg:width="20.97cm" svg:height="10.247cm"/>
          <chart:axis chart:dimension="x" chart:name="primary-x" chart:style-name="ch5" chartooo:axis-type="auto">
            <chartooo:date-scale/>
            <chart:categories table:cell-range-address="q07_1.A4:q07_1.A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q07_1.B4:q07_1.B10" chart:label-cell-address="q07_1.B2:q07_1.B3" chart:class="chart:line">
            <chart:error-indicator chart:style-name="ch10" chart:dimension="y"/>
            <chart:data-point chart:repeated="7"/>
          </chart:series>
          <chart:series chart:attached-axis="secondary-y" chart:style-name="ch11" chart:values-cell-range-address="q07_1.D4:q07_1.D10" chart:label-cell-address="q07_1.D2:q07_1.D3" chart:class="chart:line">
            <chart:error-indicator chart:style-name="ch12" chart:dimension="y"/>
            <chart:data-point chart:repeated="7"/>
          </chart:series>
          <chart:series chart:attached-axis="secondary-y" chart:style-name="ch13" chart:values-cell-range-address="q07_1.H4:q07_1.H10" chart:label-cell-address="q07_1.H2:q07_1.H3" chart:class="chart:line">
            <chart:error-indicator chart:style-name="ch14" chart:dimension="y"/>
            <chart:data-point chart:repeated="7"/>
          </chart:series>
          <chart:series chart:attached-axis="primary-y" chart:style-name="ch15" chart:values-cell-range-address="q07_1.P4:q07_1.P10" chart:label-cell-address="q07_1.P2:q07_1.P3" chart:class="chart:line">
            <chart:error-indicator chart:style-name="ch16" chart:dimension="y"/>
            <chart:data-point chart:repeated="7"/>
          </chart:series>
          <chart:series chart:attached-axis="primary-y" chart:style-name="ch17" chart:values-cell-range-address="q07_1.T4:q07_1.T10" chart:label-cell-address="q07_1.T2:q07_1.T3" chart:class="chart:line">
            <chart:error-indicator chart:style-name="ch18" chart:dimension="y"/>
            <chart:data-point chart:repeated="7"/>
          </chart:series>
          <chart:series chart:attached-axis="primary-y" chart:style-name="ch19" chart:values-cell-range-address="q07_1.V4:q07_1.V10" chart:label-cell-address="q07_1.V2:q07_1.V3" chart:class="chart:line">
            <chart:error-indicator chart:style-name="ch20" chart:dimension="y"/>
            <chart:data-point chart:repeated="7"/>
          </chart:series>
          <chart:series chart:attached-axis="primary-y" chart:style-name="ch21" chart:values-cell-range-address="q07_1.Z4:q07_1.Z10" chart:label-cell-address="q07_1.Z2:q07_1.Z3" chart:class="chart:line">
            <chart:error-indicator chart:style-name="ch22" chart:dimension="y"/>
            <chart:data-point chart:repeated="7"/>
          </chart:series>
          <chart:series chart:attached-axis="primary-y" chart:style-name="ch23" chart:values-cell-range-address="q07_1.AB4:q07_1.AB10" chart:label-cell-address="q07_1.AB2:q07_1.AB3" chart:class="chart:line">
            <chart:error-indicator chart:style-name="ch24" chart:dimension="y"/>
            <chart:data-point chart:repeated="7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_vol mean</text:p>
                <text:list>
                  <text:list-item>
                    <text:p>tot_vol</text:p>
                  </text:list-item>
                  <text:list-item>
                    <text:p>mean</text:p>
                  </text:list-item>
                </text:list>
                <draw:g>
                  <svg:desc>q07_1.B2:q07_1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um_vol mean</text:p>
                <text:list>
                  <text:list-item>
                    <text:p>sum_vol</text:p>
                  </text:list-item>
                  <text:list-item>
                    <text:p>mean</text:p>
                  </text:list-item>
                </text:list>
                <draw:g>
                  <svg:desc>q07_1.D2:q07_1.D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co_vol mean</text:p>
                <text:list>
                  <text:list-item>
                    <text:p>sco_vol</text:p>
                  </text:list-item>
                  <text:list-item>
                    <text:p>mean</text:p>
                  </text:list-item>
                </text:list>
                <draw:g>
                  <svg:desc>q07_1.H2:q07_1.H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act_width_mean mean</text:p>
                <text:list>
                  <text:list-item>
                    <text:p>act_width_mean</text:p>
                  </text:list-item>
                  <text:list-item>
                    <text:p>mean</text:p>
                  </text:list-item>
                </text:list>
                <draw:g>
                  <svg:desc>q07_1.P2:q07_1.P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act_width_mean_sco mean</text:p>
                <text:list>
                  <text:list-item>
                    <text:p>act_width_mean_sco</text:p>
                  </text:list-item>
                  <text:list-item>
                    <text:p>mean</text:p>
                  </text:list-item>
                </text:list>
                <draw:g>
                  <svg:desc>q07_1.T2:q07_1.T3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act_thickness mean</text:p>
                <text:list>
                  <text:list-item>
                    <text:p>act_thickness</text:p>
                  </text:list-item>
                  <text:list-item>
                    <text:p>mean</text:p>
                  </text:list-item>
                </text:list>
                <draw:g>
                  <svg:desc>q07_1.V2:q07_1.V3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  <table:table-cell office:value-type="string">
                <text:p>act_thickness_sco mean</text:p>
                <text:list>
                  <text:list-item>
                    <text:p>act_thickness_sco</text:p>
                  </text:list-item>
                  <text:list-item>
                    <text:p>mean</text:p>
                  </text:list-item>
                </text:list>
                <draw:g>
                  <svg:desc>q07_1.Z2:q07_1.Z3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  <table:table-cell office:value-type="string">
                <text:p>bri mean</text:p>
                <text:list>
                  <text:list-item>
                    <text:p>bri</text:p>
                  </text:list-item>
                  <text:list-item>
                    <text:p>mean</text:p>
                  </text:list-item>
                </text:list>
                <draw:g>
                  <svg:desc>q07_1.AB2:q07_1.AB3</svg:desc>
                </draw:g>
              </table:table-cell>
              <table:table-cell office:value-type="string">
                <text:p>Column AC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raw</text:p>
                <draw:g>
                  <svg:desc>q07_1.A4:q07_1.A10</svg:desc>
                </draw:g>
              </table:table-cell>
              <table:table-cell office:value-type="float" office:value="3942.2">
                <text:p>3942.2</text:p>
                <draw:g>
                  <svg:desc>q07_1.B4:q07_1.B10</svg:desc>
                </draw:g>
              </table:table-cell>
              <table:table-cell office:value-type="float" office:value="11602.9233762875">
                <text:p>11602.9233762875</text:p>
                <draw:g>
                  <svg:desc>q07_1.C4:q07_1.C10</svg:desc>
                </draw:g>
              </table:table-cell>
              <table:table-cell office:value-type="float" office:value="11602.9233762875">
                <text:p>11602.9233762875</text:p>
                <draw:g>
                  <svg:desc>q07_1.C4:q07_1.C10</svg:desc>
                </draw:g>
              </table:table-cell>
              <table:table-cell office:value-type="float" office:value="122366.56">
                <text:p>122366.56</text:p>
                <draw:g>
                  <svg:desc>q07_1.D4:q07_1.D10</svg:desc>
                </draw:g>
              </table:table-cell>
              <table:table-cell office:value-type="float" office:value="8164.10585688354">
                <text:p>8164.10585688354</text:p>
                <draw:g>
                  <svg:desc>q07_1.E4:q07_1.E10</svg:desc>
                </draw:g>
              </table:table-cell>
              <table:table-cell office:value-type="float" office:value="8164.10585688354">
                <text:p>8164.10585688354</text:p>
                <draw:g>
                  <svg:desc>q07_1.E4:q07_1.E10</svg:desc>
                </draw:g>
              </table:table-cell>
              <table:table-cell office:value-type="float" office:value="59212.18">
                <text:p>59212.18</text:p>
                <draw:g>
                  <svg:desc>q07_1.H4:q07_1.H10</svg:desc>
                </draw:g>
              </table:table-cell>
              <table:table-cell office:value-type="float" office:value="6339.1098682386">
                <text:p>6339.1098682386</text:p>
                <draw:g>
                  <svg:desc>q07_1.I4:q07_1.I10</svg:desc>
                </draw:g>
              </table:table-cell>
              <table:table-cell office:value-type="float" office:value="6339.1098682386">
                <text:p>6339.1098682386</text:p>
                <draw:g>
                  <svg:desc>q07_1.I4:q07_1.I10</svg:desc>
                </draw:g>
              </table:table-cell>
              <table:table-cell office:value-type="float" office:value="121.024372759857">
                <text:p>121.024372759857</text:p>
                <draw:g>
                  <svg:desc>q07_1.P4:q07_1.P10</svg:desc>
                </draw:g>
              </table:table-cell>
              <table:table-cell office:value-type="float" office:value="0.345787311417138">
                <text:p>0.345787311417138</text:p>
                <draw:g>
                  <svg:desc>q07_1.Q4:q07_1.Q10</svg:desc>
                </draw:g>
              </table:table-cell>
              <table:table-cell office:value-type="float" office:value="0.345787311417138">
                <text:p>0.345787311417138</text:p>
                <draw:g>
                  <svg:desc>q07_1.Q4:q07_1.Q10</svg:desc>
                </draw:g>
              </table:table-cell>
              <table:table-cell office:value-type="float" office:value="57.1448028673835">
                <text:p>57.1448028673835</text:p>
                <draw:g>
                  <svg:desc>q07_1.T4:q07_1.T10</svg:desc>
                </draw:g>
              </table:table-cell>
              <table:table-cell office:value-type="float" office:value="6.12547701283591">
                <text:p>6.12547701283591</text:p>
                <draw:g>
                  <svg:desc>q07_1.U4:q07_1.U10</svg:desc>
                </draw:g>
              </table:table-cell>
              <table:table-cell office:value-type="float" office:value="6.12547701283591">
                <text:p>6.12547701283591</text:p>
                <draw:g>
                  <svg:desc>q07_1.U4:q07_1.U10</svg:desc>
                </draw:g>
              </table:table-cell>
              <table:table-cell office:value-type="float" office:value="7.26590918154458">
                <text:p>7.26590918154458</text:p>
                <draw:g>
                  <svg:desc>q07_1.V4:q07_1.V10</svg:desc>
                </draw:g>
              </table:table-cell>
              <table:table-cell office:value-type="float" office:value="0.481145204568407">
                <text:p>0.481145204568407</text:p>
                <draw:g>
                  <svg:desc>q07_1.W4:q07_1.W10</svg:desc>
                </draw:g>
              </table:table-cell>
              <table:table-cell office:value-type="float" office:value="0.481145204568407">
                <text:p>0.481145204568407</text:p>
                <draw:g>
                  <svg:desc>q07_1.W4:q07_1.W10</svg:desc>
                </draw:g>
              </table:table-cell>
              <table:table-cell office:value-type="float" office:value="3.73127861416527">
                <text:p>3.73127861416527</text:p>
                <draw:g>
                  <svg:desc>q07_1.Z4:q07_1.Z10</svg:desc>
                </draw:g>
              </table:table-cell>
              <table:table-cell office:value-type="float" office:value="0.365047496325056">
                <text:p>0.365047496325056</text:p>
                <draw:g>
                  <svg:desc>q07_1.AA4:q07_1.AA10</svg:desc>
                </draw:g>
              </table:table-cell>
              <table:table-cell office:value-type="float" office:value="0.365047496325056">
                <text:p>0.365047496325056</text:p>
                <draw:g>
                  <svg:desc>q07_1.AA4:q07_1.AA10</svg:desc>
                </draw:g>
              </table:table-cell>
              <table:table-cell office:value-type="float" office:value="5.18198326544177">
                <text:p>5.18198326544177</text:p>
                <draw:g>
                  <svg:desc>q07_1.AB4:q07_1.AB10</svg:desc>
                </draw:g>
              </table:table-cell>
              <table:table-cell office:value-type="float" office:value="0.41458726490511">
                <text:p>0.41458726490511</text:p>
                <draw:g>
                  <svg:desc>q07_1.AC4:q07_1.AC10</svg:desc>
                </draw:g>
              </table:table-cell>
              <table:table-cell office:value-type="float" office:value="0.41458726490511">
                <text:p>0.41458726490511</text:p>
                <draw:g>
                  <svg:desc>q07_1.AC4:q07_1.AC10</svg:desc>
                </draw:g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2530.08">
                <text:p>2530.08</text:p>
              </table:table-cell>
              <table:table-cell office:value-type="float" office:value="9843.75096625265">
                <text:p>9843.75096625265</text:p>
              </table:table-cell>
              <table:table-cell office:value-type="float" office:value="9843.75096625265">
                <text:p>9843.75096625265</text:p>
              </table:table-cell>
              <table:table-cell office:value-type="float" office:value="98900.6">
                <text:p>98900.6</text:p>
              </table:table-cell>
              <table:table-cell office:value-type="float" office:value="8878.61959383326">
                <text:p>8878.61959383326</text:p>
              </table:table-cell>
              <table:table-cell office:value-type="float" office:value="8878.61959383326">
                <text:p>8878.61959383326</text:p>
              </table:table-cell>
              <table:table-cell office:value-type="float" office:value="48185.26">
                <text:p>48185.26</text:p>
              </table:table-cell>
              <table:table-cell office:value-type="float" office:value="6248.7638638694">
                <text:p>6248.7638638694</text:p>
              </table:table-cell>
              <table:table-cell office:value-type="float" office:value="6248.7638638694">
                <text:p>6248.7638638694</text:p>
              </table:table-cell>
              <table:table-cell office:value-type="float" office:value="63.7641577060932">
                <text:p>63.7641577060932</text:p>
              </table:table-cell>
              <table:table-cell office:value-type="float" office:value="2.87258971808398">
                <text:p>2.87258971808398</text:p>
              </table:table-cell>
              <table:table-cell office:value-type="float" office:value="2.87258971808398">
                <text:p>2.87258971808398</text:p>
              </table:table-cell>
              <table:table-cell office:value-type="float" office:value="29.9770609318996">
                <text:p>29.9770609318996</text:p>
              </table:table-cell>
              <table:table-cell office:value-type="float" office:value="3.29784211938122">
                <text:p>3.29784211938122</text:p>
              </table:table-cell>
              <table:table-cell office:value-type="float" office:value="3.29784211938122">
                <text:p>3.29784211938122</text:p>
              </table:table-cell>
              <table:table-cell office:value-type="float" office:value="11.1575346232172">
                <text:p>11.1575346232172</text:p>
              </table:table-cell>
              <table:table-cell office:value-type="float" office:value="0.659939918630368">
                <text:p>0.659939918630368</text:p>
              </table:table-cell>
              <table:table-cell office:value-type="float" office:value="0.659939918630368">
                <text:p>0.659939918630368</text:p>
              </table:table-cell>
              <table:table-cell office:value-type="float" office:value="5.77260122786079">
                <text:p>5.77260122786079</text:p>
              </table:table-cell>
              <table:table-cell office:value-type="float" office:value="0.506623371802205">
                <text:p>0.506623371802205</text:p>
              </table:table-cell>
              <table:table-cell office:value-type="float" office:value="0.506623371802205">
                <text:p>0.506623371802205</text:p>
              </table:table-cell>
              <table:table-cell office:value-type="float" office:value="4.83116395707849">
                <text:p>4.83116395707849</text:p>
              </table:table-cell>
              <table:table-cell office:value-type="float" office:value="0.435700820870597">
                <text:p>0.435700820870597</text:p>
              </table:table-cell>
              <table:table-cell office:value-type="float" office:value="0.435700820870597">
                <text:p>0.435700820870597</text:p>
              </table:table-cell>
            </table:table-row>
            <table:table-row>
              <table:table-cell office:value-type="string">
                <text:p>isol</text:p>
              </table:table-cell>
              <table:table-cell office:value-type="float" office:value="1951.92">
                <text:p>1951.92</text:p>
              </table:table-cell>
              <table:table-cell office:value-type="float" office:value="9137.09730481185">
                <text:p>9137.09730481185</text:p>
              </table:table-cell>
              <table:table-cell office:value-type="float" office:value="9137.09730481185">
                <text:p>9137.09730481185</text:p>
              </table:table-cell>
              <table:table-cell office:value-type="float" office:value="94659.88">
                <text:p>94659.88</text:p>
              </table:table-cell>
              <table:table-cell office:value-type="float" office:value="9044.1811961946">
                <text:p>9044.1811961946</text:p>
              </table:table-cell>
              <table:table-cell office:value-type="float" office:value="9044.1811961946">
                <text:p>9044.1811961946</text:p>
              </table:table-cell>
              <table:table-cell office:value-type="float" office:value="46353.98">
                <text:p>46353.98</text:p>
              </table:table-cell>
              <table:table-cell office:value-type="float" office:value="6280.01940200825">
                <text:p>6280.01940200825</text:p>
              </table:table-cell>
              <table:table-cell office:value-type="float" office:value="6280.01940200825">
                <text:p>6280.01940200825</text:p>
              </table:table-cell>
              <table:table-cell office:value-type="float" office:value="58.6508960573477">
                <text:p>58.6508960573477</text:p>
              </table:table-cell>
              <table:table-cell office:value-type="float" office:value="3.11074985927672">
                <text:p>3.11074985927672</text:p>
              </table:table-cell>
              <table:table-cell office:value-type="float" office:value="3.11074985927672">
                <text:p>3.11074985927672</text:p>
              </table:table-cell>
              <table:table-cell office:value-type="float" office:value="27.8071684587814">
                <text:p>27.8071684587814</text:p>
              </table:table-cell>
              <table:table-cell office:value-type="float" office:value="2.98447604916869">
                <text:p>2.98447604916869</text:p>
              </table:table-cell>
              <table:table-cell office:value-type="float" office:value="2.98447604916869">
                <text:p>2.98447604916869</text:p>
              </table:table-cell>
              <table:table-cell office:value-type="float" office:value="11.5970094606258">
                <text:p>11.5970094606258</text:p>
              </table:table-cell>
              <table:table-cell office:value-type="float" office:value="0.683450991509799">
                <text:p>0.683450991509799</text:p>
              </table:table-cell>
              <table:table-cell office:value-type="float" office:value="0.683450991509799">
                <text:p>0.683450991509799</text:p>
              </table:table-cell>
              <table:table-cell office:value-type="float" office:value="5.97875472192439">
                <text:p>5.97875472192439</text:p>
              </table:table-cell>
              <table:table-cell office:value-type="float" office:value="0.505638382798027">
                <text:p>0.505638382798027</text:p>
              </table:table-cell>
              <table:table-cell office:value-type="float" office:value="0.505638382798027">
                <text:p>0.505638382798027</text:p>
              </table:table-cell>
              <table:table-cell office:value-type="float" office:value="4.7867012016782">
                <text:p>4.7867012016782</text:p>
              </table:table-cell>
              <table:table-cell office:value-type="float" office:value="0.437677816066016">
                <text:p>0.437677816066016</text:p>
              </table:table-cell>
              <table:table-cell office:value-type="float" office:value="0.437677816066016">
                <text:p>0.437677816066016</text:p>
              </table:table-cell>
            </table:table-row>
            <table:table-row>
              <table:table-cell office:value-type="string">
                <text:p>fill</text:p>
              </table:table-cell>
              <table:table-cell office:value-type="float" office:value="2239.9">
                <text:p>2239.9</text:p>
              </table:table-cell>
              <table:table-cell office:value-type="float" office:value="9207.81566670402">
                <text:p>9207.81566670402</text:p>
              </table:table-cell>
              <table:table-cell office:value-type="float" office:value="9207.81566670402">
                <text:p>9207.81566670402</text:p>
              </table:table-cell>
              <table:table-cell office:value-type="float" office:value="96314.06">
                <text:p>96314.06</text:p>
              </table:table-cell>
              <table:table-cell office:value-type="float" office:value="9122.91784191878">
                <text:p>9122.91784191878</text:p>
              </table:table-cell>
              <table:table-cell office:value-type="float" office:value="9122.91784191878">
                <text:p>9122.91784191878</text:p>
              </table:table-cell>
              <table:table-cell office:value-type="float" office:value="47037.08">
                <text:p>47037.08</text:p>
              </table:table-cell>
              <table:table-cell office:value-type="float" office:value="6276.95474171991">
                <text:p>6276.95474171991</text:p>
              </table:table-cell>
              <table:table-cell office:value-type="float" office:value="6276.95474171991">
                <text:p>6276.95474171991</text:p>
              </table:table-cell>
              <table:table-cell office:value-type="float" office:value="60.3978494623656">
                <text:p>60.3978494623656</text:p>
              </table:table-cell>
              <table:table-cell office:value-type="float" office:value="3.23615464831322">
                <text:p>3.23615464831322</text:p>
              </table:table-cell>
              <table:table-cell office:value-type="float" office:value="3.23615464831322">
                <text:p>3.23615464831322</text:p>
              </table:table-cell>
              <table:table-cell office:value-type="float" office:value="28.5161290322581">
                <text:p>28.5161290322581</text:p>
              </table:table-cell>
              <table:table-cell office:value-type="float" office:value="3.04518289012178">
                <text:p>3.04518289012178</text:p>
              </table:table-cell>
              <table:table-cell office:value-type="float" office:value="3.04518289012178">
                <text:p>3.04518289012178</text:p>
              </table:table-cell>
              <table:table-cell office:value-type="float" office:value="11.4626855365434">
                <text:p>11.4626855365434</text:p>
              </table:table-cell>
              <table:table-cell office:value-type="float" office:value="0.666923193656183">
                <text:p>0.666923193656183</text:p>
              </table:table-cell>
              <table:table-cell office:value-type="float" office:value="0.666923193656183">
                <text:p>0.666923193656183</text:p>
              </table:table-cell>
              <table:table-cell office:value-type="float" office:value="5.91696291175348">
                <text:p>5.91696291175348</text:p>
              </table:table-cell>
              <table:table-cell office:value-type="float" office:value="0.497926040172789">
                <text:p>0.497926040172789</text:p>
              </table:table-cell>
              <table:table-cell office:value-type="float" office:value="0.497926040172789">
                <text:p>0.497926040172789</text:p>
              </table:table-cell>
              <table:table-cell office:value-type="float" office:value="4.80606316701466">
                <text:p>4.80606316701466</text:p>
              </table:table-cell>
              <table:table-cell office:value-type="float" office:value="0.436630848937042">
                <text:p>0.436630848937042</text:p>
              </table:table-cell>
              <table:table-cell office:value-type="float" office:value="0.436630848937042">
                <text:p>0.436630848937042</text:p>
              </table:table-cell>
            </table:table-row>
            <table:table-row>
              <table:table-cell office:value-type="string">
                <text:p>nature</text:p>
              </table:table-cell>
              <table:table-cell office:value-type="float" office:value="1803.08">
                <text:p>1803.08</text:p>
              </table:table-cell>
              <table:table-cell office:value-type="float" office:value="8680.15983226116">
                <text:p>8680.15983226116</text:p>
              </table:table-cell>
              <table:table-cell office:value-type="float" office:value="8680.15983226116">
                <text:p>8680.15983226116</text:p>
              </table:table-cell>
              <table:table-cell office:value-type="float" office:value="89176.24">
                <text:p>89176.24</text:p>
              </table:table-cell>
              <table:table-cell office:value-type="float" office:value="9120.5139012229">
                <text:p>9120.5139012229</text:p>
              </table:table-cell>
              <table:table-cell office:value-type="float" office:value="9120.5139012229">
                <text:p>9120.5139012229</text:p>
              </table:table-cell>
              <table:table-cell office:value-type="float" office:value="43686.58">
                <text:p>43686.58</text:p>
              </table:table-cell>
              <table:table-cell office:value-type="float" office:value="6258.09119505301">
                <text:p>6258.09119505301</text:p>
              </table:table-cell>
              <table:table-cell office:value-type="float" office:value="6258.09119505301">
                <text:p>6258.09119505301</text:p>
              </table:table-cell>
              <table:table-cell office:value-type="float" office:value="53.2967741935484">
                <text:p>53.2967741935484</text:p>
              </table:table-cell>
              <table:table-cell office:value-type="float" office:value="3.28070012058032">
                <text:p>3.28070012058032</text:p>
              </table:table-cell>
              <table:table-cell office:value-type="float" office:value="3.28070012058032">
                <text:p>3.28070012058032</text:p>
              </table:table-cell>
              <table:table-cell office:value-type="float" office:value="25.2974910394265">
                <text:p>25.2974910394265</text:p>
              </table:table-cell>
              <table:table-cell office:value-type="float" office:value="2.93261201921178">
                <text:p>2.93261201921178</text:p>
              </table:table-cell>
              <table:table-cell office:value-type="float" office:value="2.93261201921178">
                <text:p>2.93261201921178</text:p>
              </table:table-cell>
              <table:table-cell office:value-type="float" office:value="12.0254516455181">
                <text:p>12.0254516455181</text:p>
              </table:table-cell>
              <table:table-cell office:value-type="float" office:value="0.705360172413093">
                <text:p>0.705360172413093</text:p>
              </table:table-cell>
              <table:table-cell office:value-type="float" office:value="0.705360172413093">
                <text:p>0.705360172413093</text:p>
              </table:table-cell>
              <table:table-cell office:value-type="float" office:value="6.19449451665121">
                <text:p>6.19449451665121</text:p>
              </table:table-cell>
              <table:table-cell office:value-type="float" office:value="0.531663464488284">
                <text:p>0.531663464488284</text:p>
              </table:table-cell>
              <table:table-cell office:value-type="float" office:value="0.531663464488284">
                <text:p>0.531663464488284</text:p>
              </table:table-cell>
              <table:table-cell office:value-type="float" office:value="4.68516614076935">
                <text:p>4.68516614076935</text:p>
              </table:table-cell>
              <table:table-cell office:value-type="float" office:value="0.44020138543789">
                <text:p>0.44020138543789</text:p>
              </table:table-cell>
              <table:table-cell office:value-type="float" office:value="0.44020138543789">
                <text:p>0.44020138543789</text:p>
              </table:table-cell>
            </table:table-row>
            <table:table-row>
              <table:table-cell office:value-type="string">
                <text:p>isol2</text:p>
              </table:table-cell>
              <table:table-cell office:value-type="float" office:value="1760.96">
                <text:p>1760.96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89013.84">
                <text:p>89013.84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43626.44">
                <text:p>43626.44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53.1046594982079">
                <text:p>53.1046594982079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25.2258064516129">
                <text:p>25.2258064516129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12.0465086516643">
                <text:p>12.0465086516643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6.2034395106043">
                <text:p>6.2034395106043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4.68354987953974">
                <text:p>4.68354987953974</text:p>
              </table:table-cell>
              <table:table-cell office:value-type="float" office:value="0.439909724239741">
                <text:p>0.439909724239741</text:p>
              </table:table-cell>
              <table:table-cell office:value-type="float" office:value="0.439909724239741">
                <text:p>0.439909724239741</text:p>
              </table:table-cell>
            </table:table-row>
            <table:table-row>
              <table:table-cell office:value-type="string">
                <text:p>ultimate</text:p>
              </table:table-cell>
              <table:table-cell office:value-type="float" office:value="1760.96">
                <text:p>1760.96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89013.84">
                <text:p>89013.84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43626.44">
                <text:p>43626.44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53.1046594982079">
                <text:p>53.1046594982079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25.2258064516129">
                <text:p>25.2258064516129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12.0465086516643">
                <text:p>12.0465086516643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6.2034395106043">
                <text:p>6.2034395106043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4.68354987953974">
                <text:p>4.68354987953974</text:p>
              </table:table-cell>
              <table:table-cell office:value-type="float" office:value="0.439909724239741">
                <text:p>0.439909724239741</text:p>
              </table:table-cell>
              <table:table-cell office:value-type="float" office:value="0.439909724239741">
                <text:p>0.4399097242397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q07_1.C4:q07_1.C10" chart:error-lower-range="q07_1.C4:q07_1.C1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07_1.C4:q07_1.C10" chart:error-lower-range="q07_1.C4:q07_1.C10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q07_1.E4:q07_1.E10" chart:error-lower-range="q07_1.E4:q07_1.E10"/>
      <style:graphic-properties svg:stroke-width="0.08cm" svg:stroke-color="#3faf46" draw:fill-color="#3faf4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q07_1.E4:q07_1.E10" chart:error-lower-range="q07_1.E4:q07_1.E10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q07_1.I4:q07_1.I10" chart:error-lower-range="q07_1.I4:q07_1.I10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q07_1.I4:q07_1.I10" chart:error-lower-range="q07_1.I4:q07_1.I10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symbol-type="named-symbol" chart:symbol-name="vertical-bar" chart:symbol-width="0.25cm" chart:symbol-height="0.25cm" chart:link-data-style-to-source="true" chart:error-category="cell-range" chart:error-upper-range="q07_1.Q4:q07_1.Q10" chart:error-lower-range="q07_1.Q4:q07_1.Q10"/>
      <style:graphic-properties svg:stroke-width="0.08cm" svg:stroke-color="#a1467e" draw:fill-color="#a1467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q07_1.Q4:q07_1.Q10" chart:error-lower-range="q07_1.Q4:q07_1.Q10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q07_1.U4:q07_1.U10" chart:error-lower-range="q07_1.U4:q07_1.U10"/>
      <style:graphic-properties svg:stroke-width="0.08cm" svg:stroke-color="#729fcf" draw:fill-color="#729fcf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q07_1.U4:q07_1.U10" chart:error-lower-range="q07_1.U4:q07_1.U10" loex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q07_1.W4:q07_1.W10" chart:error-lower-range="q07_1.W4:q07_1.W10"/>
      <style:graphic-properties svg:stroke-width="0.08cm" svg:stroke-color="#e300e3" draw:fill-color="#e300e3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q07_1.W4:q07_1.W10" chart:error-lower-range="q07_1.W4:q07_1.W10" loext:std-weight="1"/>
      <style:graphic-properties draw:stroke="solid" svg:stroke-width="0cm" svg:stroke-color="#000000" svg:stroke-opacity="100%" draw:stroke-linejoin="round"/>
    </style:style>
    <style:style style:name="ch21" style:family="chart" style:data-style-name="N0">
      <style:chart-properties chart:symbol-type="named-symbol" chart:symbol-name="star" chart:symbol-width="0.25cm" chart:symbol-height="0.25cm" chart:link-data-style-to-source="true" chart:error-category="cell-range" chart:error-upper-range="q07_1.AA4:q07_1.AA10" chart:error-lower-range="q07_1.AA4:q07_1.AA10"/>
      <style:graphic-properties svg:stroke-width="0.08cm" svg:stroke-color="#ff0000" draw:fill-color="#ff0000"/>
      <style:text-properties fo:font-size="10pt" style:font-size-asian="10pt" style:font-size-complex="10pt"/>
    </style:style>
    <style:style style:name="ch22" style:family="chart">
      <style:chart-properties chart:error-upper-indicator="true" chart:error-lower-indicator="true" chart:error-category="cell-range" chart:error-upper-range="q07_1.AA4:q07_1.AA10" chart:error-lower-range="q07_1.AA4:q07_1.AA10" loext:std-weight="1"/>
      <style:graphic-properties draw:stroke="solid" svg:stroke-width="0cm" svg:stroke-color="#000000" svg:stroke-opacity="100%" draw:stroke-linejoin="round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 chart:error-category="cell-range" chart:error-upper-range="q07_1.AC4:q07_1.AC10" chart:error-lower-range="q07_1.AC4:q07_1.AC10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chart-properties chart:error-upper-indicator="true" chart:error-lower-indicator="true" chart:error-category="cell-range" chart:error-upper-range="q07_1.AC4:q07_1.AC10" chart:error-lower-range="q07_1.AC4:q07_1.AC10" loext:std-weight="1"/>
      <style:graphic-properties draw:stroke="solid" svg:stroke-width="0cm" svg:stroke-color="#000000" svg:stroke-opacity="100%" draw:stroke-linejoin="round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0.013cm" svg:height="12.565cm" xlink:href=".." xlink:type="simple" chart:class="chart:line" chart:style-name="ch1">
        <chart:title svg:x="10.704cm" svg:y="0.433cm" chart:style-name="ch2">
          <text:p>q07_1</text:p>
        </chart:title>
        <chart:legend chart:legend-position="end" svg:x="24.979cm" svg:y="1.934cm" style:legend-expansion="custom" svg:width="4.807cm" svg:height="6.556cm" style:legend-expansion-aspect-ratio="0.733221476510067" chart:style-name="ch3"/>
        <chart:plot-area chart:style-name="ch4" table:cell-range-address="q10_1.A4:q10_1.B10 q10_1.A2:q10_1.B3 q10_1.D2:q10_1.D10 q10_1.H2:q10_1.H10 q10_1.P2:q10_1.P10 q10_1.T2:q10_1.T10 q10_1.V2:q10_1.V10 q10_1.Z2:q10_1.Z10 q10_1.AB2:q10_1.AB10" chart:data-source-has-labels="both" svg:x="0.154cm" svg:y="1.464cm" svg:width="24.543cm" svg:height="11.093cm">
          <chart:coordinate-region svg:x="1.887cm" svg:y="1.663cm" svg:width="20.97cm" svg:height="10.247cm"/>
          <chart:axis chart:dimension="x" chart:name="primary-x" chart:style-name="ch5" chartooo:axis-type="auto">
            <chartooo:date-scale/>
            <chart:categories table:cell-range-address="q10_1.A4:q10_1.A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q10_1.B4:q10_1.B10" chart:label-cell-address="q10_1.B2:q10_1.B3" chart:class="chart:line">
            <chart:error-indicator chart:style-name="ch10" chart:dimension="y"/>
            <chart:data-point chart:repeated="7"/>
          </chart:series>
          <chart:series chart:attached-axis="secondary-y" chart:style-name="ch11" chart:values-cell-range-address="q10_1.D4:q10_1.D10" chart:label-cell-address="q10_1.D2:q10_1.D3" chart:class="chart:line">
            <chart:error-indicator chart:style-name="ch12" chart:dimension="y"/>
            <chart:data-point chart:repeated="7"/>
          </chart:series>
          <chart:series chart:attached-axis="secondary-y" chart:style-name="ch13" chart:values-cell-range-address="q10_1.H4:q10_1.H10" chart:label-cell-address="q10_1.H2:q10_1.H3" chart:class="chart:line">
            <chart:error-indicator chart:style-name="ch14" chart:dimension="y"/>
            <chart:data-point chart:repeated="7"/>
          </chart:series>
          <chart:series chart:attached-axis="primary-y" chart:style-name="ch15" chart:values-cell-range-address="q10_1.P4:q10_1.P10" chart:label-cell-address="q10_1.P2:q10_1.P3" chart:class="chart:line">
            <chart:error-indicator chart:style-name="ch16" chart:dimension="y"/>
            <chart:data-point chart:repeated="7"/>
          </chart:series>
          <chart:series chart:attached-axis="primary-y" chart:style-name="ch17" chart:values-cell-range-address="q10_1.T4:q10_1.T10" chart:label-cell-address="q10_1.T2:q10_1.T3" chart:class="chart:line">
            <chart:error-indicator chart:style-name="ch18" chart:dimension="y"/>
            <chart:data-point chart:repeated="7"/>
          </chart:series>
          <chart:series chart:attached-axis="primary-y" chart:style-name="ch19" chart:values-cell-range-address="q10_1.V4:q10_1.V10" chart:label-cell-address="q10_1.V2:q10_1.V3" chart:class="chart:line">
            <chart:error-indicator chart:style-name="ch20" chart:dimension="y"/>
            <chart:data-point chart:repeated="7"/>
          </chart:series>
          <chart:series chart:attached-axis="primary-y" chart:style-name="ch21" chart:values-cell-range-address="q10_1.Z4:q10_1.Z10" chart:label-cell-address="q10_1.Z2:q10_1.Z3" chart:class="chart:line">
            <chart:error-indicator chart:style-name="ch22" chart:dimension="y"/>
            <chart:data-point chart:repeated="7"/>
          </chart:series>
          <chart:series chart:attached-axis="primary-y" chart:style-name="ch23" chart:values-cell-range-address="q10_1.AB4:q10_1.AB10" chart:label-cell-address="q10_1.AB2:q10_1.AB3" chart:class="chart:line">
            <chart:error-indicator chart:style-name="ch24" chart:dimension="y"/>
            <chart:data-point chart:repeated="7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_vol mean</text:p>
                <text:list>
                  <text:list-item>
                    <text:p>tot_vol</text:p>
                  </text:list-item>
                  <text:list-item>
                    <text:p>mean</text:p>
                  </text:list-item>
                </text:list>
                <draw:g>
                  <svg:desc>q10_1.B2:q10_1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um_vol mean</text:p>
                <text:list>
                  <text:list-item>
                    <text:p>sum_vol</text:p>
                  </text:list-item>
                  <text:list-item>
                    <text:p>mean</text:p>
                  </text:list-item>
                </text:list>
                <draw:g>
                  <svg:desc>q10_1.D2:q10_1.D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co_vol mean</text:p>
                <text:list>
                  <text:list-item>
                    <text:p>sco_vol</text:p>
                  </text:list-item>
                  <text:list-item>
                    <text:p>mean</text:p>
                  </text:list-item>
                </text:list>
                <draw:g>
                  <svg:desc>q10_1.H2:q10_1.H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act_width_mean mean</text:p>
                <text:list>
                  <text:list-item>
                    <text:p>act_width_mean</text:p>
                  </text:list-item>
                  <text:list-item>
                    <text:p>mean</text:p>
                  </text:list-item>
                </text:list>
                <draw:g>
                  <svg:desc>q10_1.P2:q10_1.P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act_width_mean_sco mean</text:p>
                <text:list>
                  <text:list-item>
                    <text:p>act_width_mean_sco</text:p>
                  </text:list-item>
                  <text:list-item>
                    <text:p>mean</text:p>
                  </text:list-item>
                </text:list>
                <draw:g>
                  <svg:desc>q10_1.T2:q10_1.T3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act_thickness mean</text:p>
                <text:list>
                  <text:list-item>
                    <text:p>act_thickness</text:p>
                  </text:list-item>
                  <text:list-item>
                    <text:p>mean</text:p>
                  </text:list-item>
                </text:list>
                <draw:g>
                  <svg:desc>q10_1.V2:q10_1.V3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  <table:table-cell office:value-type="string">
                <text:p>act_thickness_sco mean</text:p>
                <text:list>
                  <text:list-item>
                    <text:p>act_thickness_sco</text:p>
                  </text:list-item>
                  <text:list-item>
                    <text:p>mean</text:p>
                  </text:list-item>
                </text:list>
                <draw:g>
                  <svg:desc>q10_1.Z2:q10_1.Z3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  <table:table-cell office:value-type="string">
                <text:p>bri mean</text:p>
                <text:list>
                  <text:list-item>
                    <text:p>bri</text:p>
                  </text:list-item>
                  <text:list-item>
                    <text:p>mean</text:p>
                  </text:list-item>
                </text:list>
                <draw:g>
                  <svg:desc>q10_1.AB2:q10_1.AB3</svg:desc>
                </draw:g>
              </table:table-cell>
              <table:table-cell office:value-type="string">
                <text:p>Column AC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raw</text:p>
                <draw:g>
                  <svg:desc>q10_1.A4:q10_1.A10</svg:desc>
                </draw:g>
              </table:table-cell>
              <table:table-cell office:value-type="float" office:value="-938.722222222222">
                <text:p>-938.722222222222</text:p>
                <draw:g>
                  <svg:desc>q10_1.B4:q10_1.B10</svg:desc>
                </draw:g>
              </table:table-cell>
              <table:table-cell office:value-type="float" office:value="11602.9233762875">
                <text:p>11602.9233762875</text:p>
                <draw:g>
                  <svg:desc>q07_1.C4:q07_1.C10</svg:desc>
                </draw:g>
              </table:table-cell>
              <table:table-cell office:value-type="float" office:value="11602.9233762875">
                <text:p>11602.9233762875</text:p>
                <draw:g>
                  <svg:desc>q07_1.C4:q07_1.C10</svg:desc>
                </draw:g>
              </table:table-cell>
              <table:table-cell office:value-type="float" office:value="87508.9222222222">
                <text:p>87508.9222222222</text:p>
                <draw:g>
                  <svg:desc>q10_1.D4:q10_1.D10</svg:desc>
                </draw:g>
              </table:table-cell>
              <table:table-cell office:value-type="float" office:value="8164.10585688354">
                <text:p>8164.10585688354</text:p>
                <draw:g>
                  <svg:desc>q07_1.E4:q07_1.E10</svg:desc>
                </draw:g>
              </table:table-cell>
              <table:table-cell office:value-type="float" office:value="8164.10585688354">
                <text:p>8164.10585688354</text:p>
                <draw:g>
                  <svg:desc>q07_1.E4:q07_1.E10</svg:desc>
                </draw:g>
              </table:table-cell>
              <table:table-cell office:value-type="float" office:value="44223.8222222222">
                <text:p>44223.8222222222</text:p>
                <draw:g>
                  <svg:desc>q10_1.H4:q10_1.H10</svg:desc>
                </draw:g>
              </table:table-cell>
              <table:table-cell office:value-type="float" office:value="6339.1098682386">
                <text:p>6339.1098682386</text:p>
                <draw:g>
                  <svg:desc>q07_1.I4:q07_1.I10</svg:desc>
                </draw:g>
              </table:table-cell>
              <table:table-cell office:value-type="float" office:value="6339.1098682386">
                <text:p>6339.1098682386</text:p>
                <draw:g>
                  <svg:desc>q07_1.I4:q07_1.I10</svg:desc>
                </draw:g>
              </table:table-cell>
              <table:table-cell office:value-type="float" office:value="120.832735961768">
                <text:p>120.832735961768</text:p>
                <draw:g>
                  <svg:desc>q10_1.P4:q10_1.P10</svg:desc>
                </draw:g>
              </table:table-cell>
              <table:table-cell office:value-type="float" office:value="0.345787311417138">
                <text:p>0.345787311417138</text:p>
                <draw:g>
                  <svg:desc>q07_1.Q4:q07_1.Q10</svg:desc>
                </draw:g>
              </table:table-cell>
              <table:table-cell office:value-type="float" office:value="0.345787311417138">
                <text:p>0.345787311417138</text:p>
                <draw:g>
                  <svg:desc>q07_1.Q4:q07_1.Q10</svg:desc>
                </draw:g>
              </table:table-cell>
              <table:table-cell office:value-type="float" office:value="60.1115093588212">
                <text:p>60.1115093588212</text:p>
                <draw:g>
                  <svg:desc>q10_1.T4:q10_1.T10</svg:desc>
                </draw:g>
              </table:table-cell>
              <table:table-cell office:value-type="float" office:value="6.12547701283591">
                <text:p>6.12547701283591</text:p>
                <draw:g>
                  <svg:desc>q07_1.U4:q07_1.U10</svg:desc>
                </draw:g>
              </table:table-cell>
              <table:table-cell office:value-type="float" office:value="6.12547701283591">
                <text:p>6.12547701283591</text:p>
                <draw:g>
                  <svg:desc>q07_1.U4:q07_1.U10</svg:desc>
                </draw:g>
              </table:table-cell>
              <table:table-cell office:value-type="float" office:value="5.19234416748941">
                <text:p>5.19234416748941</text:p>
                <draw:g>
                  <svg:desc>q10_1.V4:q10_1.V10</svg:desc>
                </draw:g>
              </table:table-cell>
              <table:table-cell office:value-type="float" office:value="0.481145204568407">
                <text:p>0.481145204568407</text:p>
                <draw:g>
                  <svg:desc>q07_1.W4:q07_1.W10</svg:desc>
                </draw:g>
              </table:table-cell>
              <table:table-cell office:value-type="float" office:value="0.481145204568407">
                <text:p>0.481145204568407</text:p>
                <draw:g>
                  <svg:desc>q07_1.W4:q07_1.W10</svg:desc>
                </draw:g>
              </table:table-cell>
              <table:table-cell office:value-type="float" office:value="2.63603763039598">
                <text:p>2.63603763039598</text:p>
                <draw:g>
                  <svg:desc>q10_1.Z4:q10_1.Z10</svg:desc>
                </draw:g>
              </table:table-cell>
              <table:table-cell office:value-type="float" office:value="0.365047496325056">
                <text:p>0.365047496325056</text:p>
                <draw:g>
                  <svg:desc>q07_1.AA4:q07_1.AA10</svg:desc>
                </draw:g>
              </table:table-cell>
              <table:table-cell office:value-type="float" office:value="0.365047496325056">
                <text:p>0.365047496325056</text:p>
                <draw:g>
                  <svg:desc>q07_1.AA4:q07_1.AA10</svg:desc>
                </draw:g>
              </table:table-cell>
              <table:table-cell office:value-type="float" office:value="3.83195421988175">
                <text:p>3.83195421988175</text:p>
                <draw:g>
                  <svg:desc>q10_1.AB4:q10_1.AB10</svg:desc>
                </draw:g>
              </table:table-cell>
              <table:table-cell office:value-type="float" office:value="0.41458726490511">
                <text:p>0.41458726490511</text:p>
                <draw:g>
                  <svg:desc>q07_1.AC4:q07_1.AC10</svg:desc>
                </draw:g>
              </table:table-cell>
              <table:table-cell office:value-type="float" office:value="0.41458726490511">
                <text:p>0.41458726490511</text:p>
                <draw:g>
                  <svg:desc>q07_1.AC4:q07_1.AC10</svg:desc>
                </draw:g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-1046.01111111111">
                <text:p>-1046.01111111111</text:p>
              </table:table-cell>
              <table:table-cell office:value-type="float" office:value="9843.75096625265">
                <text:p>9843.75096625265</text:p>
              </table:table-cell>
              <table:table-cell office:value-type="float" office:value="9843.75096625265">
                <text:p>9843.75096625265</text:p>
              </table:table-cell>
              <table:table-cell office:value-type="float" office:value="58339.0111111111">
                <text:p>58339.0111111111</text:p>
              </table:table-cell>
              <table:table-cell office:value-type="float" office:value="8878.61959383326">
                <text:p>8878.61959383326</text:p>
              </table:table-cell>
              <table:table-cell office:value-type="float" office:value="8878.61959383326">
                <text:p>8878.61959383326</text:p>
              </table:table-cell>
              <table:table-cell office:value-type="float" office:value="29692.5111111111">
                <text:p>29692.5111111111</text:p>
              </table:table-cell>
              <table:table-cell office:value-type="float" office:value="6248.7638638694">
                <text:p>6248.7638638694</text:p>
              </table:table-cell>
              <table:table-cell office:value-type="float" office:value="6248.7638638694">
                <text:p>6248.7638638694</text:p>
              </table:table-cell>
              <table:table-cell office:value-type="float" office:value="42.8343289526085">
                <text:p>42.8343289526085</text:p>
              </table:table-cell>
              <table:table-cell office:value-type="float" office:value="2.87258971808398">
                <text:p>2.87258971808398</text:p>
              </table:table-cell>
              <table:table-cell office:value-type="float" office:value="2.87258971808398">
                <text:p>2.87258971808398</text:p>
              </table:table-cell>
              <table:table-cell office:value-type="float" office:value="21.2516925527678">
                <text:p>21.2516925527678</text:p>
              </table:table-cell>
              <table:table-cell office:value-type="float" office:value="3.29784211938122">
                <text:p>3.29784211938122</text:p>
              </table:table-cell>
              <table:table-cell office:value-type="float" office:value="3.29784211938122">
                <text:p>3.29784211938122</text:p>
              </table:table-cell>
              <table:table-cell office:value-type="float" office:value="9.75152876422248">
                <text:p>9.75152876422248</text:p>
              </table:table-cell>
              <table:table-cell office:value-type="float" office:value="0.659939918630368">
                <text:p>0.659939918630368</text:p>
              </table:table-cell>
              <table:table-cell office:value-type="float" office:value="0.659939918630368">
                <text:p>0.659939918630368</text:p>
              </table:table-cell>
              <table:table-cell office:value-type="float" office:value="5.00505988609978">
                <text:p>5.00505988609978</text:p>
              </table:table-cell>
              <table:table-cell office:value-type="float" office:value="0.506623371802205">
                <text:p>0.506623371802205</text:p>
              </table:table-cell>
              <table:table-cell office:value-type="float" office:value="0.506623371802205">
                <text:p>0.506623371802205</text:p>
              </table:table-cell>
              <table:table-cell office:value-type="float" office:value="3.43174440771905">
                <text:p>3.43174440771905</text:p>
              </table:table-cell>
              <table:table-cell office:value-type="float" office:value="0.435700820870597">
                <text:p>0.435700820870597</text:p>
              </table:table-cell>
              <table:table-cell office:value-type="float" office:value="0.435700820870597">
                <text:p>0.435700820870597</text:p>
              </table:table-cell>
            </table:table-row>
            <table:table-row>
              <table:table-cell office:value-type="string">
                <text:p>isol</text:p>
              </table:table-cell>
              <table:table-cell office:value-type="float" office:value="-1128.15555555556">
                <text:p>-1128.15555555556</text:p>
              </table:table-cell>
              <table:table-cell office:value-type="float" office:value="9137.09730481185">
                <text:p>9137.09730481185</text:p>
              </table:table-cell>
              <table:table-cell office:value-type="float" office:value="9137.09730481185">
                <text:p>9137.09730481185</text:p>
              </table:table-cell>
              <table:table-cell office:value-type="float" office:value="53319.5111111111">
                <text:p>53319.5111111111</text:p>
              </table:table-cell>
              <table:table-cell office:value-type="float" office:value="9044.1811961946">
                <text:p>9044.1811961946</text:p>
              </table:table-cell>
              <table:table-cell office:value-type="float" office:value="9044.1811961946">
                <text:p>9044.1811961946</text:p>
              </table:table-cell>
              <table:table-cell office:value-type="float" office:value="27223.8333333333">
                <text:p>27223.8333333333</text:p>
              </table:table-cell>
              <table:table-cell office:value-type="float" office:value="6280.01940200825">
                <text:p>6280.01940200825</text:p>
              </table:table-cell>
              <table:table-cell office:value-type="float" office:value="6280.01940200825">
                <text:p>6280.01940200825</text:p>
              </table:table-cell>
              <table:table-cell office:value-type="float" office:value="36.4448426921545">
                <text:p>36.4448426921545</text:p>
              </table:table-cell>
              <table:table-cell office:value-type="float" office:value="3.11074985927672">
                <text:p>3.11074985927672</text:p>
              </table:table-cell>
              <table:table-cell office:value-type="float" office:value="3.11074985927672">
                <text:p>3.11074985927672</text:p>
              </table:table-cell>
              <table:table-cell office:value-type="float" office:value="18.0991636798088">
                <text:p>18.0991636798088</text:p>
              </table:table-cell>
              <table:table-cell office:value-type="float" office:value="2.98447604916869">
                <text:p>2.98447604916869</text:p>
              </table:table-cell>
              <table:table-cell office:value-type="float" office:value="2.98447604916869">
                <text:p>2.98447604916869</text:p>
              </table:table-cell>
              <table:table-cell office:value-type="float" office:value="10.4673223189356">
                <text:p>10.4673223189356</text:p>
              </table:table-cell>
              <table:table-cell office:value-type="float" office:value="0.683450991509799">
                <text:p>0.683450991509799</text:p>
              </table:table-cell>
              <table:table-cell office:value-type="float" office:value="0.683450991509799">
                <text:p>0.683450991509799</text:p>
              </table:table-cell>
              <table:table-cell office:value-type="float" office:value="5.38533880694761">
                <text:p>5.38533880694761</text:p>
              </table:table-cell>
              <table:table-cell office:value-type="float" office:value="0.505638382798027">
                <text:p>0.505638382798027</text:p>
              </table:table-cell>
              <table:table-cell office:value-type="float" office:value="0.505638382798027">
                <text:p>0.505638382798027</text:p>
              </table:table-cell>
              <table:table-cell office:value-type="float" office:value="3.36386043161976">
                <text:p>3.36386043161976</text:p>
              </table:table-cell>
              <table:table-cell office:value-type="float" office:value="0.437677816066016">
                <text:p>0.437677816066016</text:p>
              </table:table-cell>
              <table:table-cell office:value-type="float" office:value="0.437677816066016">
                <text:p>0.437677816066016</text:p>
              </table:table-cell>
            </table:table-row>
            <table:table-row>
              <table:table-cell office:value-type="string">
                <text:p>fill</text:p>
              </table:table-cell>
              <table:table-cell office:value-type="float" office:value="-1043.12222222222">
                <text:p>-1043.12222222222</text:p>
              </table:table-cell>
              <table:table-cell office:value-type="float" office:value="9207.81566670402">
                <text:p>9207.81566670402</text:p>
              </table:table-cell>
              <table:table-cell office:value-type="float" office:value="9207.81566670402">
                <text:p>9207.81566670402</text:p>
              </table:table-cell>
              <table:table-cell office:value-type="float" office:value="54034.9">
                <text:p>54034.9</text:p>
              </table:table-cell>
              <table:table-cell office:value-type="float" office:value="9122.91784191878">
                <text:p>9122.91784191878</text:p>
              </table:table-cell>
              <table:table-cell office:value-type="float" office:value="9122.91784191878">
                <text:p>9122.91784191878</text:p>
              </table:table-cell>
              <table:table-cell office:value-type="float" office:value="27539.0111111111">
                <text:p>27539.0111111111</text:p>
              </table:table-cell>
              <table:table-cell office:value-type="float" office:value="6276.95474171991">
                <text:p>6276.95474171991</text:p>
              </table:table-cell>
              <table:table-cell office:value-type="float" office:value="6276.95474171991">
                <text:p>6276.95474171991</text:p>
              </table:table-cell>
              <table:table-cell office:value-type="float" office:value="37.2401433691756">
                <text:p>37.2401433691756</text:p>
              </table:table-cell>
              <table:table-cell office:value-type="float" office:value="3.23615464831322">
                <text:p>3.23615464831322</text:p>
              </table:table-cell>
              <table:table-cell office:value-type="float" office:value="3.23615464831322">
                <text:p>3.23615464831322</text:p>
              </table:table-cell>
              <table:table-cell office:value-type="float" office:value="18.447232178415">
                <text:p>18.447232178415</text:p>
              </table:table-cell>
              <table:table-cell office:value-type="float" office:value="3.04518289012178">
                <text:p>3.04518289012178</text:p>
              </table:table-cell>
              <table:table-cell office:value-type="float" office:value="3.04518289012178">
                <text:p>3.04518289012178</text:p>
              </table:table-cell>
              <table:table-cell office:value-type="float" office:value="10.3839949978287">
                <text:p>10.3839949978287</text:p>
              </table:table-cell>
              <table:table-cell office:value-type="float" office:value="0.666923193656183">
                <text:p>0.666923193656183</text:p>
              </table:table-cell>
              <table:table-cell office:value-type="float" office:value="0.666923193656183">
                <text:p>0.666923193656183</text:p>
              </table:table-cell>
              <table:table-cell office:value-type="float" office:value="5.34585381408397">
                <text:p>5.34585381408397</text:p>
              </table:table-cell>
              <table:table-cell office:value-type="float" office:value="0.497926040172789">
                <text:p>0.497926040172789</text:p>
              </table:table-cell>
              <table:table-cell office:value-type="float" office:value="0.497926040172789">
                <text:p>0.497926040172789</text:p>
              </table:table-cell>
              <table:table-cell office:value-type="float" office:value="3.37489086239934">
                <text:p>3.37489086239934</text:p>
              </table:table-cell>
              <table:table-cell office:value-type="float" office:value="0.436630848937042">
                <text:p>0.436630848937042</text:p>
              </table:table-cell>
              <table:table-cell office:value-type="float" office:value="0.436630848937042">
                <text:p>0.436630848937042</text:p>
              </table:table-cell>
            </table:table-row>
            <table:table-row>
              <table:table-cell office:value-type="string">
                <text:p>nature</text:p>
              </table:table-cell>
              <table:table-cell office:value-type="float" office:value="-970.611111111111">
                <text:p>-970.611111111111</text:p>
              </table:table-cell>
              <table:table-cell office:value-type="float" office:value="8680.15983226116">
                <text:p>8680.15983226116</text:p>
              </table:table-cell>
              <table:table-cell office:value-type="float" office:value="8680.15983226116">
                <text:p>8680.15983226116</text:p>
              </table:table-cell>
              <table:table-cell office:value-type="float" office:value="48102.3">
                <text:p>48102.3</text:p>
              </table:table-cell>
              <table:table-cell office:value-type="float" office:value="9120.5139012229">
                <text:p>9120.5139012229</text:p>
              </table:table-cell>
              <table:table-cell office:value-type="float" office:value="9120.5139012229">
                <text:p>9120.5139012229</text:p>
              </table:table-cell>
              <table:table-cell office:value-type="float" office:value="24536.4555555556">
                <text:p>24536.4555555556</text:p>
              </table:table-cell>
              <table:table-cell office:value-type="float" office:value="6258.09119505301">
                <text:p>6258.09119505301</text:p>
              </table:table-cell>
              <table:table-cell office:value-type="float" office:value="6258.09119505301">
                <text:p>6258.09119505301</text:p>
              </table:table-cell>
              <table:table-cell office:value-type="float" office:value="30.7885304659498">
                <text:p>30.7885304659498</text:p>
              </table:table-cell>
              <table:table-cell office:value-type="float" office:value="3.28070012058032">
                <text:p>3.28070012058032</text:p>
              </table:table-cell>
              <table:table-cell office:value-type="float" office:value="3.28070012058032">
                <text:p>3.28070012058032</text:p>
              </table:table-cell>
              <table:table-cell office:value-type="float" office:value="15.2325766626842">
                <text:p>15.2325766626842</text:p>
              </table:table-cell>
              <table:table-cell office:value-type="float" office:value="2.93261201921178">
                <text:p>2.93261201921178</text:p>
              </table:table-cell>
              <table:table-cell office:value-type="float" office:value="2.93261201921178">
                <text:p>2.93261201921178</text:p>
              </table:table-cell>
              <table:table-cell office:value-type="float" office:value="11.164339855259">
                <text:p>11.164339855259</text:p>
              </table:table-cell>
              <table:table-cell office:value-type="float" office:value="0.705360172413093">
                <text:p>0.705360172413093</text:p>
              </table:table-cell>
              <table:table-cell office:value-type="float" office:value="0.705360172413093">
                <text:p>0.705360172413093</text:p>
              </table:table-cell>
              <table:table-cell office:value-type="float" office:value="5.76061511168615">
                <text:p>5.76061511168615</text:p>
              </table:table-cell>
              <table:table-cell office:value-type="float" office:value="0.531663464488284">
                <text:p>0.531663464488284</text:p>
              </table:table-cell>
              <table:table-cell office:value-type="float" office:value="0.531663464488284">
                <text:p>0.531663464488284</text:p>
              </table:table-cell>
              <table:table-cell office:value-type="float" office:value="3.2659868076875">
                <text:p>3.2659868076875</text:p>
              </table:table-cell>
              <table:table-cell office:value-type="float" office:value="0.44020138543789">
                <text:p>0.44020138543789</text:p>
              </table:table-cell>
              <table:table-cell office:value-type="float" office:value="0.44020138543789">
                <text:p>0.44020138543789</text:p>
              </table:table-cell>
            </table:table-row>
            <table:table-row>
              <table:table-cell office:value-type="string">
                <text:p>isol2</text:p>
              </table:table-cell>
              <table:table-cell office:value-type="float" office:value="-974.144444444445">
                <text:p>-974.144444444445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47934.7222222222">
                <text:p>47934.7222222222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24454.4333333333">
                <text:p>24454.4333333333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30.6077260055755">
                <text:p>30.6077260055755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15.1405814416567">
                <text:p>15.1405814416567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11.1909953391744">
                <text:p>11.1909953391744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5.7760918910913">
                <text:p>5.7760918910913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3.26295484438514">
                <text:p>3.26295484438514</text:p>
              </table:table-cell>
              <table:table-cell office:value-type="float" office:value="0.439909724239741">
                <text:p>0.439909724239741</text:p>
              </table:table-cell>
              <table:table-cell office:value-type="float" office:value="0.439909724239741">
                <text:p>0.439909724239741</text:p>
              </table:table-cell>
            </table:table-row>
            <table:table-row>
              <table:table-cell office:value-type="string">
                <text:p>ultimate</text:p>
              </table:table-cell>
              <table:table-cell office:value-type="float" office:value="-974.144444444445">
                <text:p>-974.144444444445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47934.7222222222">
                <text:p>47934.7222222222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24454.4333333333">
                <text:p>24454.4333333333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30.6077260055755">
                <text:p>30.6077260055755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15.1405814416567">
                <text:p>15.1405814416567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11.1909953391744">
                <text:p>11.1909953391744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5.7760918910913">
                <text:p>5.7760918910913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3.26295484438514">
                <text:p>3.26295484438514</text:p>
              </table:table-cell>
              <table:table-cell office:value-type="float" office:value="0.439909724239741">
                <text:p>0.439909724239741</text:p>
              </table:table-cell>
              <table:table-cell office:value-type="float" office:value="0.439909724239741">
                <text:p>0.4399097242397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q07_1.C4:q07_1.C10" chart:error-lower-range="q07_1.C4:q07_1.C1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07_1.C4:q07_1.C10" chart:error-lower-range="q07_1.C4:q07_1.C10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q07_1.E4:q07_1.E10" chart:error-lower-range="q07_1.E4:q07_1.E10"/>
      <style:graphic-properties svg:stroke-width="0.08cm" svg:stroke-color="#3faf46" draw:fill-color="#3faf4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q07_1.E4:q07_1.E10" chart:error-lower-range="q07_1.E4:q07_1.E10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q07_1.I4:q07_1.I10" chart:error-lower-range="q07_1.I4:q07_1.I10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q07_1.I4:q07_1.I10" chart:error-lower-range="q07_1.I4:q07_1.I10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symbol-type="named-symbol" chart:symbol-name="vertical-bar" chart:symbol-width="0.25cm" chart:symbol-height="0.25cm" chart:link-data-style-to-source="true" chart:error-category="cell-range" chart:error-upper-range="q07_1.Q4:q07_1.Q10" chart:error-lower-range="q07_1.Q4:q07_1.Q10"/>
      <style:graphic-properties svg:stroke-width="0.08cm" svg:stroke-color="#a1467e" draw:fill-color="#a1467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q07_1.Q4:q07_1.Q10" chart:error-lower-range="q07_1.Q4:q07_1.Q10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q07_1.U4:q07_1.U10" chart:error-lower-range="q07_1.U4:q07_1.U10"/>
      <style:graphic-properties svg:stroke-width="0.08cm" svg:stroke-color="#729fcf" draw:fill-color="#729fcf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q07_1.U4:q07_1.U10" chart:error-lower-range="q07_1.U4:q07_1.U10" loex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q07_1.W4:q07_1.W10" chart:error-lower-range="q07_1.W4:q07_1.W10"/>
      <style:graphic-properties svg:stroke-width="0.08cm" svg:stroke-color="#e300e3" draw:fill-color="#e300e3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q07_1.W4:q07_1.W10" chart:error-lower-range="q07_1.W4:q07_1.W10" loext:std-weight="1"/>
      <style:graphic-properties draw:stroke="solid" svg:stroke-width="0cm" svg:stroke-color="#000000" svg:stroke-opacity="100%" draw:stroke-linejoin="round"/>
    </style:style>
    <style:style style:name="ch21" style:family="chart" style:data-style-name="N0">
      <style:chart-properties chart:symbol-type="named-symbol" chart:symbol-name="star" chart:symbol-width="0.25cm" chart:symbol-height="0.25cm" chart:link-data-style-to-source="true" chart:error-category="cell-range" chart:error-upper-range="q07_1.AA4:q07_1.AA10" chart:error-lower-range="q07_1.AA4:q07_1.AA10"/>
      <style:graphic-properties svg:stroke-width="0.08cm" svg:stroke-color="#ff0000" draw:fill-color="#ff0000"/>
      <style:text-properties fo:font-size="10pt" style:font-size-asian="10pt" style:font-size-complex="10pt"/>
    </style:style>
    <style:style style:name="ch22" style:family="chart">
      <style:chart-properties chart:error-upper-indicator="true" chart:error-lower-indicator="true" chart:error-category="cell-range" chart:error-upper-range="q07_1.AA4:q07_1.AA10" chart:error-lower-range="q07_1.AA4:q07_1.AA10" loext:std-weight="1"/>
      <style:graphic-properties draw:stroke="solid" svg:stroke-width="0cm" svg:stroke-color="#000000" svg:stroke-opacity="100%" draw:stroke-linejoin="round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 chart:error-category="cell-range" chart:error-upper-range="q07_1.AC4:q07_1.AC10" chart:error-lower-range="q07_1.AC4:q07_1.AC10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chart-properties chart:error-upper-indicator="true" chart:error-lower-indicator="true" chart:error-category="cell-range" chart:error-upper-range="q07_1.AC4:q07_1.AC10" chart:error-lower-range="q07_1.AC4:q07_1.AC10" loext:std-weight="1"/>
      <style:graphic-properties draw:stroke="solid" svg:stroke-width="0cm" svg:stroke-color="#000000" svg:stroke-opacity="100%" draw:stroke-linejoin="round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0.013cm" svg:height="12.565cm" xlink:href=".." xlink:type="simple" chart:class="chart:line" chart:style-name="ch1">
        <chart:title svg:x="10.704cm" svg:y="0.434cm" chart:style-name="ch2">
          <text:p>q07_1</text:p>
        </chart:title>
        <chart:legend chart:legend-position="end" svg:x="24.979cm" svg:y="1.934cm" style:legend-expansion="custom" svg:width="4.807cm" svg:height="6.556cm" style:legend-expansion-aspect-ratio="0.733221476510067" chart:style-name="ch3"/>
        <chart:plot-area chart:style-name="ch4" table:cell-range-address="q10_2.A4:q10_2.B10 q10_2.A2:q10_2.B3 q10_2.D2:q10_2.D10 q10_2.H2:q10_2.H10 q10_2.P2:q10_2.P10 q10_2.T2:q10_2.T10 q10_2.V2:q10_2.V10 q10_2.Z2:q10_2.Z10 q10_2.AB2:q10_2.AB10" chart:data-source-has-labels="both" svg:x="0.154cm" svg:y="1.464cm" svg:width="24.543cm" svg:height="11.093cm">
          <chart:coordinate-region svg:x="1.887cm" svg:y="1.663cm" svg:width="20.97cm" svg:height="10.247cm"/>
          <chart:axis chart:dimension="x" chart:name="primary-x" chart:style-name="ch5" chartooo:axis-type="auto">
            <chartooo:date-scale/>
            <chart:categories table:cell-range-address="q10_2.A4:q10_2.A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q10_2.B4:q10_2.B10" chart:label-cell-address="q10_2.B2:q10_2.B3" chart:class="chart:line">
            <chart:error-indicator chart:style-name="ch10" chart:dimension="y"/>
            <chart:data-point chart:repeated="7"/>
          </chart:series>
          <chart:series chart:attached-axis="secondary-y" chart:style-name="ch11" chart:values-cell-range-address="q10_2.D4:q10_2.D10" chart:label-cell-address="q10_2.D2:q10_2.D3" chart:class="chart:line">
            <chart:error-indicator chart:style-name="ch12" chart:dimension="y"/>
            <chart:data-point chart:repeated="7"/>
          </chart:series>
          <chart:series chart:attached-axis="secondary-y" chart:style-name="ch13" chart:values-cell-range-address="q10_2.H4:q10_2.H10" chart:label-cell-address="q10_2.H2:q10_2.H3" chart:class="chart:line">
            <chart:error-indicator chart:style-name="ch14" chart:dimension="y"/>
            <chart:data-point chart:repeated="7"/>
          </chart:series>
          <chart:series chart:attached-axis="primary-y" chart:style-name="ch15" chart:values-cell-range-address="q10_2.P4:q10_2.P10" chart:label-cell-address="q10_2.P2:q10_2.P3" chart:class="chart:line">
            <chart:error-indicator chart:style-name="ch16" chart:dimension="y"/>
            <chart:data-point chart:repeated="7"/>
          </chart:series>
          <chart:series chart:attached-axis="primary-y" chart:style-name="ch17" chart:values-cell-range-address="q10_2.T4:q10_2.T10" chart:label-cell-address="q10_2.T2:q10_2.T3" chart:class="chart:line">
            <chart:error-indicator chart:style-name="ch18" chart:dimension="y"/>
            <chart:data-point chart:repeated="7"/>
          </chart:series>
          <chart:series chart:attached-axis="primary-y" chart:style-name="ch19" chart:values-cell-range-address="q10_2.V4:q10_2.V10" chart:label-cell-address="q10_2.V2:q10_2.V3" chart:class="chart:line">
            <chart:error-indicator chart:style-name="ch20" chart:dimension="y"/>
            <chart:data-point chart:repeated="7"/>
          </chart:series>
          <chart:series chart:attached-axis="primary-y" chart:style-name="ch21" chart:values-cell-range-address="q10_2.Z4:q10_2.Z10" chart:label-cell-address="q10_2.Z2:q10_2.Z3" chart:class="chart:line">
            <chart:error-indicator chart:style-name="ch22" chart:dimension="y"/>
            <chart:data-point chart:repeated="7"/>
          </chart:series>
          <chart:series chart:attached-axis="primary-y" chart:style-name="ch23" chart:values-cell-range-address="q10_2.AB4:q10_2.AB10" chart:label-cell-address="q10_2.AB2:q10_2.AB3" chart:class="chart:line">
            <chart:error-indicator chart:style-name="ch24" chart:dimension="y"/>
            <chart:data-point chart:repeated="7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_vol mean</text:p>
                <text:list>
                  <text:list-item>
                    <text:p>tot_vol</text:p>
                  </text:list-item>
                  <text:list-item>
                    <text:p>mean</text:p>
                  </text:list-item>
                </text:list>
                <draw:g>
                  <svg:desc>q10_2.B2:q10_2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um_vol mean</text:p>
                <text:list>
                  <text:list-item>
                    <text:p>sum_vol</text:p>
                  </text:list-item>
                  <text:list-item>
                    <text:p>mean</text:p>
                  </text:list-item>
                </text:list>
                <draw:g>
                  <svg:desc>q10_2.D2:q10_2.D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co_vol mean</text:p>
                <text:list>
                  <text:list-item>
                    <text:p>sco_vol</text:p>
                  </text:list-item>
                  <text:list-item>
                    <text:p>mean</text:p>
                  </text:list-item>
                </text:list>
                <draw:g>
                  <svg:desc>q10_2.H2:q10_2.H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act_width_mean mean</text:p>
                <text:list>
                  <text:list-item>
                    <text:p>act_width_mean</text:p>
                  </text:list-item>
                  <text:list-item>
                    <text:p>mean</text:p>
                  </text:list-item>
                </text:list>
                <draw:g>
                  <svg:desc>q10_2.P2:q10_2.P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act_width_mean_sco mean</text:p>
                <text:list>
                  <text:list-item>
                    <text:p>act_width_mean_sco</text:p>
                  </text:list-item>
                  <text:list-item>
                    <text:p>mean</text:p>
                  </text:list-item>
                </text:list>
                <draw:g>
                  <svg:desc>q10_2.T2:q10_2.T3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act_thickness mean</text:p>
                <text:list>
                  <text:list-item>
                    <text:p>act_thickness</text:p>
                  </text:list-item>
                  <text:list-item>
                    <text:p>mean</text:p>
                  </text:list-item>
                </text:list>
                <draw:g>
                  <svg:desc>q10_2.V2:q10_2.V3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  <table:table-cell office:value-type="string">
                <text:p>act_thickness_sco mean</text:p>
                <text:list>
                  <text:list-item>
                    <text:p>act_thickness_sco</text:p>
                  </text:list-item>
                  <text:list-item>
                    <text:p>mean</text:p>
                  </text:list-item>
                </text:list>
                <draw:g>
                  <svg:desc>q10_2.Z2:q10_2.Z3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  <table:table-cell office:value-type="string">
                <text:p>bri mean</text:p>
                <text:list>
                  <text:list-item>
                    <text:p>bri</text:p>
                  </text:list-item>
                  <text:list-item>
                    <text:p>mean</text:p>
                  </text:list-item>
                </text:list>
                <draw:g>
                  <svg:desc>q10_2.AB2:q10_2.AB3</svg:desc>
                </draw:g>
              </table:table-cell>
              <table:table-cell office:value-type="string">
                <text:p>Column AC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raw</text:p>
                <draw:g>
                  <svg:desc>q10_2.A4:q10_2.A10</svg:desc>
                </draw:g>
              </table:table-cell>
              <table:table-cell office:value-type="float" office:value="-938.722222222222">
                <text:p>-938.722222222222</text:p>
                <draw:g>
                  <svg:desc>q10_2.B4:q10_2.B10</svg:desc>
                </draw:g>
              </table:table-cell>
              <table:table-cell office:value-type="float" office:value="11602.9233762875">
                <text:p>11602.9233762875</text:p>
                <draw:g>
                  <svg:desc>q07_1.C4:q07_1.C10</svg:desc>
                </draw:g>
              </table:table-cell>
              <table:table-cell office:value-type="float" office:value="11602.9233762875">
                <text:p>11602.9233762875</text:p>
                <draw:g>
                  <svg:desc>q07_1.C4:q07_1.C10</svg:desc>
                </draw:g>
              </table:table-cell>
              <table:table-cell office:value-type="float" office:value="87508.9222222222">
                <text:p>87508.9222222222</text:p>
                <draw:g>
                  <svg:desc>q10_2.D4:q10_2.D10</svg:desc>
                </draw:g>
              </table:table-cell>
              <table:table-cell office:value-type="float" office:value="8164.10585688354">
                <text:p>8164.10585688354</text:p>
                <draw:g>
                  <svg:desc>q07_1.E4:q07_1.E10</svg:desc>
                </draw:g>
              </table:table-cell>
              <table:table-cell office:value-type="float" office:value="8164.10585688354">
                <text:p>8164.10585688354</text:p>
                <draw:g>
                  <svg:desc>q07_1.E4:q07_1.E10</svg:desc>
                </draw:g>
              </table:table-cell>
              <table:table-cell office:value-type="float" office:value="44223.8222222222">
                <text:p>44223.8222222222</text:p>
                <draw:g>
                  <svg:desc>q10_2.H4:q10_2.H10</svg:desc>
                </draw:g>
              </table:table-cell>
              <table:table-cell office:value-type="float" office:value="6339.1098682386">
                <text:p>6339.1098682386</text:p>
                <draw:g>
                  <svg:desc>q07_1.I4:q07_1.I10</svg:desc>
                </draw:g>
              </table:table-cell>
              <table:table-cell office:value-type="float" office:value="6339.1098682386">
                <text:p>6339.1098682386</text:p>
                <draw:g>
                  <svg:desc>q07_1.I4:q07_1.I10</svg:desc>
                </draw:g>
              </table:table-cell>
              <table:table-cell office:value-type="float" office:value="120.832735961768">
                <text:p>120.832735961768</text:p>
                <draw:g>
                  <svg:desc>q10_2.P4:q10_2.P10</svg:desc>
                </draw:g>
              </table:table-cell>
              <table:table-cell office:value-type="float" office:value="0.345787311417138">
                <text:p>0.345787311417138</text:p>
                <draw:g>
                  <svg:desc>q07_1.Q4:q07_1.Q10</svg:desc>
                </draw:g>
              </table:table-cell>
              <table:table-cell office:value-type="float" office:value="0.345787311417138">
                <text:p>0.345787311417138</text:p>
                <draw:g>
                  <svg:desc>q07_1.Q4:q07_1.Q10</svg:desc>
                </draw:g>
              </table:table-cell>
              <table:table-cell office:value-type="float" office:value="60.1115093588212">
                <text:p>60.1115093588212</text:p>
                <draw:g>
                  <svg:desc>q10_2.T4:q10_2.T10</svg:desc>
                </draw:g>
              </table:table-cell>
              <table:table-cell office:value-type="float" office:value="6.12547701283591">
                <text:p>6.12547701283591</text:p>
                <draw:g>
                  <svg:desc>q07_1.U4:q07_1.U10</svg:desc>
                </draw:g>
              </table:table-cell>
              <table:table-cell office:value-type="float" office:value="6.12547701283591">
                <text:p>6.12547701283591</text:p>
                <draw:g>
                  <svg:desc>q07_1.U4:q07_1.U10</svg:desc>
                </draw:g>
              </table:table-cell>
              <table:table-cell office:value-type="float" office:value="5.19234416748941">
                <text:p>5.19234416748941</text:p>
                <draw:g>
                  <svg:desc>q10_2.V4:q10_2.V10</svg:desc>
                </draw:g>
              </table:table-cell>
              <table:table-cell office:value-type="float" office:value="0.481145204568407">
                <text:p>0.481145204568407</text:p>
                <draw:g>
                  <svg:desc>q07_1.W4:q07_1.W10</svg:desc>
                </draw:g>
              </table:table-cell>
              <table:table-cell office:value-type="float" office:value="0.481145204568407">
                <text:p>0.481145204568407</text:p>
                <draw:g>
                  <svg:desc>q07_1.W4:q07_1.W10</svg:desc>
                </draw:g>
              </table:table-cell>
              <table:table-cell office:value-type="float" office:value="2.63603763039598">
                <text:p>2.63603763039598</text:p>
                <draw:g>
                  <svg:desc>q10_2.Z4:q10_2.Z10</svg:desc>
                </draw:g>
              </table:table-cell>
              <table:table-cell office:value-type="float" office:value="0.365047496325056">
                <text:p>0.365047496325056</text:p>
                <draw:g>
                  <svg:desc>q07_1.AA4:q07_1.AA10</svg:desc>
                </draw:g>
              </table:table-cell>
              <table:table-cell office:value-type="float" office:value="0.365047496325056">
                <text:p>0.365047496325056</text:p>
                <draw:g>
                  <svg:desc>q07_1.AA4:q07_1.AA10</svg:desc>
                </draw:g>
              </table:table-cell>
              <table:table-cell office:value-type="float" office:value="3.83195421988175">
                <text:p>3.83195421988175</text:p>
                <draw:g>
                  <svg:desc>q10_2.AB4:q10_2.AB10</svg:desc>
                </draw:g>
              </table:table-cell>
              <table:table-cell office:value-type="float" office:value="0.41458726490511">
                <text:p>0.41458726490511</text:p>
                <draw:g>
                  <svg:desc>q07_1.AC4:q07_1.AC10</svg:desc>
                </draw:g>
              </table:table-cell>
              <table:table-cell office:value-type="float" office:value="0.41458726490511">
                <text:p>0.41458726490511</text:p>
                <draw:g>
                  <svg:desc>q07_1.AC4:q07_1.AC10</svg:desc>
                </draw:g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-1046.01111111111">
                <text:p>-1046.01111111111</text:p>
              </table:table-cell>
              <table:table-cell office:value-type="float" office:value="9843.75096625265">
                <text:p>9843.75096625265</text:p>
              </table:table-cell>
              <table:table-cell office:value-type="float" office:value="9843.75096625265">
                <text:p>9843.75096625265</text:p>
              </table:table-cell>
              <table:table-cell office:value-type="float" office:value="58339.0111111111">
                <text:p>58339.0111111111</text:p>
              </table:table-cell>
              <table:table-cell office:value-type="float" office:value="8878.61959383326">
                <text:p>8878.61959383326</text:p>
              </table:table-cell>
              <table:table-cell office:value-type="float" office:value="8878.61959383326">
                <text:p>8878.61959383326</text:p>
              </table:table-cell>
              <table:table-cell office:value-type="float" office:value="29692.5111111111">
                <text:p>29692.5111111111</text:p>
              </table:table-cell>
              <table:table-cell office:value-type="float" office:value="6248.7638638694">
                <text:p>6248.7638638694</text:p>
              </table:table-cell>
              <table:table-cell office:value-type="float" office:value="6248.7638638694">
                <text:p>6248.7638638694</text:p>
              </table:table-cell>
              <table:table-cell office:value-type="float" office:value="42.8343289526085">
                <text:p>42.8343289526085</text:p>
              </table:table-cell>
              <table:table-cell office:value-type="float" office:value="2.87258971808398">
                <text:p>2.87258971808398</text:p>
              </table:table-cell>
              <table:table-cell office:value-type="float" office:value="2.87258971808398">
                <text:p>2.87258971808398</text:p>
              </table:table-cell>
              <table:table-cell office:value-type="float" office:value="21.2516925527678">
                <text:p>21.2516925527678</text:p>
              </table:table-cell>
              <table:table-cell office:value-type="float" office:value="3.29784211938122">
                <text:p>3.29784211938122</text:p>
              </table:table-cell>
              <table:table-cell office:value-type="float" office:value="3.29784211938122">
                <text:p>3.29784211938122</text:p>
              </table:table-cell>
              <table:table-cell office:value-type="float" office:value="9.75152876422248">
                <text:p>9.75152876422248</text:p>
              </table:table-cell>
              <table:table-cell office:value-type="float" office:value="0.659939918630368">
                <text:p>0.659939918630368</text:p>
              </table:table-cell>
              <table:table-cell office:value-type="float" office:value="0.659939918630368">
                <text:p>0.659939918630368</text:p>
              </table:table-cell>
              <table:table-cell office:value-type="float" office:value="5.00505988609978">
                <text:p>5.00505988609978</text:p>
              </table:table-cell>
              <table:table-cell office:value-type="float" office:value="0.506623371802205">
                <text:p>0.506623371802205</text:p>
              </table:table-cell>
              <table:table-cell office:value-type="float" office:value="0.506623371802205">
                <text:p>0.506623371802205</text:p>
              </table:table-cell>
              <table:table-cell office:value-type="float" office:value="3.43174440771905">
                <text:p>3.43174440771905</text:p>
              </table:table-cell>
              <table:table-cell office:value-type="float" office:value="0.435700820870597">
                <text:p>0.435700820870597</text:p>
              </table:table-cell>
              <table:table-cell office:value-type="float" office:value="0.435700820870597">
                <text:p>0.435700820870597</text:p>
              </table:table-cell>
            </table:table-row>
            <table:table-row>
              <table:table-cell office:value-type="string">
                <text:p>isol</text:p>
              </table:table-cell>
              <table:table-cell office:value-type="float" office:value="-1128.15555555556">
                <text:p>-1128.15555555556</text:p>
              </table:table-cell>
              <table:table-cell office:value-type="float" office:value="9137.09730481185">
                <text:p>9137.09730481185</text:p>
              </table:table-cell>
              <table:table-cell office:value-type="float" office:value="9137.09730481185">
                <text:p>9137.09730481185</text:p>
              </table:table-cell>
              <table:table-cell office:value-type="float" office:value="53319.5111111111">
                <text:p>53319.5111111111</text:p>
              </table:table-cell>
              <table:table-cell office:value-type="float" office:value="9044.1811961946">
                <text:p>9044.1811961946</text:p>
              </table:table-cell>
              <table:table-cell office:value-type="float" office:value="9044.1811961946">
                <text:p>9044.1811961946</text:p>
              </table:table-cell>
              <table:table-cell office:value-type="float" office:value="27223.8333333333">
                <text:p>27223.8333333333</text:p>
              </table:table-cell>
              <table:table-cell office:value-type="float" office:value="6280.01940200825">
                <text:p>6280.01940200825</text:p>
              </table:table-cell>
              <table:table-cell office:value-type="float" office:value="6280.01940200825">
                <text:p>6280.01940200825</text:p>
              </table:table-cell>
              <table:table-cell office:value-type="float" office:value="36.4448426921545">
                <text:p>36.4448426921545</text:p>
              </table:table-cell>
              <table:table-cell office:value-type="float" office:value="3.11074985927672">
                <text:p>3.11074985927672</text:p>
              </table:table-cell>
              <table:table-cell office:value-type="float" office:value="3.11074985927672">
                <text:p>3.11074985927672</text:p>
              </table:table-cell>
              <table:table-cell office:value-type="float" office:value="18.0991636798088">
                <text:p>18.0991636798088</text:p>
              </table:table-cell>
              <table:table-cell office:value-type="float" office:value="2.98447604916869">
                <text:p>2.98447604916869</text:p>
              </table:table-cell>
              <table:table-cell office:value-type="float" office:value="2.98447604916869">
                <text:p>2.98447604916869</text:p>
              </table:table-cell>
              <table:table-cell office:value-type="float" office:value="10.4673223189356">
                <text:p>10.4673223189356</text:p>
              </table:table-cell>
              <table:table-cell office:value-type="float" office:value="0.683450991509799">
                <text:p>0.683450991509799</text:p>
              </table:table-cell>
              <table:table-cell office:value-type="float" office:value="0.683450991509799">
                <text:p>0.683450991509799</text:p>
              </table:table-cell>
              <table:table-cell office:value-type="float" office:value="5.38533880694761">
                <text:p>5.38533880694761</text:p>
              </table:table-cell>
              <table:table-cell office:value-type="float" office:value="0.505638382798027">
                <text:p>0.505638382798027</text:p>
              </table:table-cell>
              <table:table-cell office:value-type="float" office:value="0.505638382798027">
                <text:p>0.505638382798027</text:p>
              </table:table-cell>
              <table:table-cell office:value-type="float" office:value="3.36386043161976">
                <text:p>3.36386043161976</text:p>
              </table:table-cell>
              <table:table-cell office:value-type="float" office:value="0.437677816066016">
                <text:p>0.437677816066016</text:p>
              </table:table-cell>
              <table:table-cell office:value-type="float" office:value="0.437677816066016">
                <text:p>0.437677816066016</text:p>
              </table:table-cell>
            </table:table-row>
            <table:table-row>
              <table:table-cell office:value-type="string">
                <text:p>fill</text:p>
              </table:table-cell>
              <table:table-cell office:value-type="float" office:value="-1043.12222222222">
                <text:p>-1043.12222222222</text:p>
              </table:table-cell>
              <table:table-cell office:value-type="float" office:value="9207.81566670402">
                <text:p>9207.81566670402</text:p>
              </table:table-cell>
              <table:table-cell office:value-type="float" office:value="9207.81566670402">
                <text:p>9207.81566670402</text:p>
              </table:table-cell>
              <table:table-cell office:value-type="float" office:value="54034.9">
                <text:p>54034.9</text:p>
              </table:table-cell>
              <table:table-cell office:value-type="float" office:value="9122.91784191878">
                <text:p>9122.91784191878</text:p>
              </table:table-cell>
              <table:table-cell office:value-type="float" office:value="9122.91784191878">
                <text:p>9122.91784191878</text:p>
              </table:table-cell>
              <table:table-cell office:value-type="float" office:value="27539.0111111111">
                <text:p>27539.0111111111</text:p>
              </table:table-cell>
              <table:table-cell office:value-type="float" office:value="6276.95474171991">
                <text:p>6276.95474171991</text:p>
              </table:table-cell>
              <table:table-cell office:value-type="float" office:value="6276.95474171991">
                <text:p>6276.95474171991</text:p>
              </table:table-cell>
              <table:table-cell office:value-type="float" office:value="37.2401433691756">
                <text:p>37.2401433691756</text:p>
              </table:table-cell>
              <table:table-cell office:value-type="float" office:value="3.23615464831322">
                <text:p>3.23615464831322</text:p>
              </table:table-cell>
              <table:table-cell office:value-type="float" office:value="3.23615464831322">
                <text:p>3.23615464831322</text:p>
              </table:table-cell>
              <table:table-cell office:value-type="float" office:value="18.447232178415">
                <text:p>18.447232178415</text:p>
              </table:table-cell>
              <table:table-cell office:value-type="float" office:value="3.04518289012178">
                <text:p>3.04518289012178</text:p>
              </table:table-cell>
              <table:table-cell office:value-type="float" office:value="3.04518289012178">
                <text:p>3.04518289012178</text:p>
              </table:table-cell>
              <table:table-cell office:value-type="float" office:value="10.3839949978287">
                <text:p>10.3839949978287</text:p>
              </table:table-cell>
              <table:table-cell office:value-type="float" office:value="0.666923193656183">
                <text:p>0.666923193656183</text:p>
              </table:table-cell>
              <table:table-cell office:value-type="float" office:value="0.666923193656183">
                <text:p>0.666923193656183</text:p>
              </table:table-cell>
              <table:table-cell office:value-type="float" office:value="5.34585381408397">
                <text:p>5.34585381408397</text:p>
              </table:table-cell>
              <table:table-cell office:value-type="float" office:value="0.497926040172789">
                <text:p>0.497926040172789</text:p>
              </table:table-cell>
              <table:table-cell office:value-type="float" office:value="0.497926040172789">
                <text:p>0.497926040172789</text:p>
              </table:table-cell>
              <table:table-cell office:value-type="float" office:value="3.37489086239934">
                <text:p>3.37489086239934</text:p>
              </table:table-cell>
              <table:table-cell office:value-type="float" office:value="0.436630848937042">
                <text:p>0.436630848937042</text:p>
              </table:table-cell>
              <table:table-cell office:value-type="float" office:value="0.436630848937042">
                <text:p>0.436630848937042</text:p>
              </table:table-cell>
            </table:table-row>
            <table:table-row>
              <table:table-cell office:value-type="string">
                <text:p>nature</text:p>
              </table:table-cell>
              <table:table-cell office:value-type="float" office:value="-970.611111111111">
                <text:p>-970.611111111111</text:p>
              </table:table-cell>
              <table:table-cell office:value-type="float" office:value="8680.15983226116">
                <text:p>8680.15983226116</text:p>
              </table:table-cell>
              <table:table-cell office:value-type="float" office:value="8680.15983226116">
                <text:p>8680.15983226116</text:p>
              </table:table-cell>
              <table:table-cell office:value-type="float" office:value="48102.3">
                <text:p>48102.3</text:p>
              </table:table-cell>
              <table:table-cell office:value-type="float" office:value="9120.5139012229">
                <text:p>9120.5139012229</text:p>
              </table:table-cell>
              <table:table-cell office:value-type="float" office:value="9120.5139012229">
                <text:p>9120.5139012229</text:p>
              </table:table-cell>
              <table:table-cell office:value-type="float" office:value="24536.4555555556">
                <text:p>24536.4555555556</text:p>
              </table:table-cell>
              <table:table-cell office:value-type="float" office:value="6258.09119505301">
                <text:p>6258.09119505301</text:p>
              </table:table-cell>
              <table:table-cell office:value-type="float" office:value="6258.09119505301">
                <text:p>6258.09119505301</text:p>
              </table:table-cell>
              <table:table-cell office:value-type="float" office:value="30.7885304659498">
                <text:p>30.7885304659498</text:p>
              </table:table-cell>
              <table:table-cell office:value-type="float" office:value="3.28070012058032">
                <text:p>3.28070012058032</text:p>
              </table:table-cell>
              <table:table-cell office:value-type="float" office:value="3.28070012058032">
                <text:p>3.28070012058032</text:p>
              </table:table-cell>
              <table:table-cell office:value-type="float" office:value="15.2325766626842">
                <text:p>15.2325766626842</text:p>
              </table:table-cell>
              <table:table-cell office:value-type="float" office:value="2.93261201921178">
                <text:p>2.93261201921178</text:p>
              </table:table-cell>
              <table:table-cell office:value-type="float" office:value="2.93261201921178">
                <text:p>2.93261201921178</text:p>
              </table:table-cell>
              <table:table-cell office:value-type="float" office:value="11.164339855259">
                <text:p>11.164339855259</text:p>
              </table:table-cell>
              <table:table-cell office:value-type="float" office:value="0.705360172413093">
                <text:p>0.705360172413093</text:p>
              </table:table-cell>
              <table:table-cell office:value-type="float" office:value="0.705360172413093">
                <text:p>0.705360172413093</text:p>
              </table:table-cell>
              <table:table-cell office:value-type="float" office:value="5.76061511168615">
                <text:p>5.76061511168615</text:p>
              </table:table-cell>
              <table:table-cell office:value-type="float" office:value="0.531663464488284">
                <text:p>0.531663464488284</text:p>
              </table:table-cell>
              <table:table-cell office:value-type="float" office:value="0.531663464488284">
                <text:p>0.531663464488284</text:p>
              </table:table-cell>
              <table:table-cell office:value-type="float" office:value="3.2659868076875">
                <text:p>3.2659868076875</text:p>
              </table:table-cell>
              <table:table-cell office:value-type="float" office:value="0.44020138543789">
                <text:p>0.44020138543789</text:p>
              </table:table-cell>
              <table:table-cell office:value-type="float" office:value="0.44020138543789">
                <text:p>0.44020138543789</text:p>
              </table:table-cell>
            </table:table-row>
            <table:table-row>
              <table:table-cell office:value-type="string">
                <text:p>isol2</text:p>
              </table:table-cell>
              <table:table-cell office:value-type="float" office:value="-974.144444444445">
                <text:p>-974.144444444445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47934.7222222222">
                <text:p>47934.7222222222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24454.4333333333">
                <text:p>24454.4333333333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30.6077260055755">
                <text:p>30.6077260055755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15.1405814416567">
                <text:p>15.1405814416567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11.1909953391744">
                <text:p>11.1909953391744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5.7760918910913">
                <text:p>5.7760918910913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3.26295484438514">
                <text:p>3.26295484438514</text:p>
              </table:table-cell>
              <table:table-cell office:value-type="float" office:value="0.439909724239741">
                <text:p>0.439909724239741</text:p>
              </table:table-cell>
              <table:table-cell office:value-type="float" office:value="0.439909724239741">
                <text:p>0.439909724239741</text:p>
              </table:table-cell>
            </table:table-row>
            <table:table-row>
              <table:table-cell office:value-type="string">
                <text:p>ultimate</text:p>
              </table:table-cell>
              <table:table-cell office:value-type="float" office:value="-974.144444444445">
                <text:p>-974.144444444445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47934.7222222222">
                <text:p>47934.7222222222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24454.4333333333">
                <text:p>24454.4333333333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30.6077260055755">
                <text:p>30.6077260055755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15.1405814416567">
                <text:p>15.1405814416567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11.1909953391744">
                <text:p>11.1909953391744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5.7760918910913">
                <text:p>5.7760918910913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3.26295484438514">
                <text:p>3.26295484438514</text:p>
              </table:table-cell>
              <table:table-cell office:value-type="float" office:value="0.439909724239741">
                <text:p>0.439909724239741</text:p>
              </table:table-cell>
              <table:table-cell office:value-type="float" office:value="0.439909724239741">
                <text:p>0.4399097242397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q07_1.C4:q07_1.C10" chart:error-lower-range="q07_1.C4:q07_1.C1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07_1.C4:q07_1.C10" chart:error-lower-range="q07_1.C4:q07_1.C10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q07_1.E4:q07_1.E10" chart:error-lower-range="q07_1.E4:q07_1.E10"/>
      <style:graphic-properties svg:stroke-width="0.08cm" svg:stroke-color="#3faf46" draw:fill-color="#3faf4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q07_1.E4:q07_1.E10" chart:error-lower-range="q07_1.E4:q07_1.E10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q07_1.I4:q07_1.I10" chart:error-lower-range="q07_1.I4:q07_1.I10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q07_1.I4:q07_1.I10" chart:error-lower-range="q07_1.I4:q07_1.I10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symbol-type="named-symbol" chart:symbol-name="vertical-bar" chart:symbol-width="0.25cm" chart:symbol-height="0.25cm" chart:link-data-style-to-source="true" chart:error-category="cell-range" chart:error-upper-range="q07_1.Q4:q07_1.Q10" chart:error-lower-range="q07_1.Q4:q07_1.Q10"/>
      <style:graphic-properties svg:stroke-width="0.08cm" svg:stroke-color="#a1467e" draw:fill-color="#a1467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q07_1.Q4:q07_1.Q10" chart:error-lower-range="q07_1.Q4:q07_1.Q10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q07_1.U4:q07_1.U10" chart:error-lower-range="q07_1.U4:q07_1.U10"/>
      <style:graphic-properties svg:stroke-width="0.08cm" svg:stroke-color="#729fcf" draw:fill-color="#729fcf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q07_1.U4:q07_1.U10" chart:error-lower-range="q07_1.U4:q07_1.U10" loex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q07_1.W4:q07_1.W10" chart:error-lower-range="q07_1.W4:q07_1.W10"/>
      <style:graphic-properties svg:stroke-width="0.08cm" svg:stroke-color="#e300e3" draw:fill-color="#e300e3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q07_1.W4:q07_1.W10" chart:error-lower-range="q07_1.W4:q07_1.W10" loext:std-weight="1"/>
      <style:graphic-properties draw:stroke="solid" svg:stroke-width="0cm" svg:stroke-color="#000000" svg:stroke-opacity="100%" draw:stroke-linejoin="round"/>
    </style:style>
    <style:style style:name="ch21" style:family="chart" style:data-style-name="N0">
      <style:chart-properties chart:symbol-type="named-symbol" chart:symbol-name="star" chart:symbol-width="0.25cm" chart:symbol-height="0.25cm" chart:link-data-style-to-source="true" chart:error-category="cell-range" chart:error-upper-range="q07_1.AA4:q07_1.AA10" chart:error-lower-range="q07_1.AA4:q07_1.AA10"/>
      <style:graphic-properties svg:stroke-width="0.08cm" svg:stroke-color="#ff0000" draw:fill-color="#ff0000"/>
      <style:text-properties fo:font-size="10pt" style:font-size-asian="10pt" style:font-size-complex="10pt"/>
    </style:style>
    <style:style style:name="ch22" style:family="chart">
      <style:chart-properties chart:error-upper-indicator="true" chart:error-lower-indicator="true" chart:error-category="cell-range" chart:error-upper-range="q07_1.AA4:q07_1.AA10" chart:error-lower-range="q07_1.AA4:q07_1.AA10" loext:std-weight="1"/>
      <style:graphic-properties draw:stroke="solid" svg:stroke-width="0cm" svg:stroke-color="#000000" svg:stroke-opacity="100%" draw:stroke-linejoin="round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 chart:error-category="cell-range" chart:error-upper-range="q07_1.AC4:q07_1.AC10" chart:error-lower-range="q07_1.AC4:q07_1.AC10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chart-properties chart:error-upper-indicator="true" chart:error-lower-indicator="true" chart:error-category="cell-range" chart:error-upper-range="q07_1.AC4:q07_1.AC10" chart:error-lower-range="q07_1.AC4:q07_1.AC10" loext:std-weight="1"/>
      <style:graphic-properties draw:stroke="solid" svg:stroke-width="0cm" svg:stroke-color="#000000" svg:stroke-opacity="100%" draw:stroke-linejoin="round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0.013cm" svg:height="12.565cm" xlink:href=".." xlink:type="simple" chart:class="chart:line" chart:style-name="ch1">
        <chart:title svg:x="10.704cm" svg:y="0.435cm" chart:style-name="ch2">
          <text:p>q07_1</text:p>
        </chart:title>
        <chart:legend chart:legend-position="end" svg:x="24.979cm" svg:y="1.934cm" style:legend-expansion="custom" svg:width="4.807cm" svg:height="6.556cm" style:legend-expansion-aspect-ratio="0.733221476510067" chart:style-name="ch3"/>
        <chart:plot-area chart:style-name="ch4" table:cell-range-address="q15_2.A4:q15_2.B10 q15_2.A2:q15_2.B3 q15_2.D2:q15_2.D10 q15_2.H2:q15_2.H10 q15_2.P2:q15_2.P10 q15_2.T2:q15_2.T10 q15_2.V2:q15_2.V10 q15_2.Z2:q15_2.Z10 q15_2.AB2:q15_2.AB10" chart:data-source-has-labels="both" svg:x="0.154cm" svg:y="1.464cm" svg:width="24.543cm" svg:height="11.093cm">
          <chart:coordinate-region svg:x="1.887cm" svg:y="1.663cm" svg:width="20.97cm" svg:height="10.247cm"/>
          <chart:axis chart:dimension="x" chart:name="primary-x" chart:style-name="ch5" chartooo:axis-type="auto">
            <chartooo:date-scale/>
            <chart:categories table:cell-range-address="q15_2.A4:q15_2.A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q15_2.B4:q15_2.B10" chart:label-cell-address="q15_2.B2:q15_2.B3" chart:class="chart:line">
            <chart:error-indicator chart:style-name="ch10" chart:dimension="y"/>
            <chart:data-point chart:repeated="7"/>
          </chart:series>
          <chart:series chart:attached-axis="secondary-y" chart:style-name="ch11" chart:values-cell-range-address="q15_2.D4:q15_2.D10" chart:label-cell-address="q15_2.D2:q15_2.D3" chart:class="chart:line">
            <chart:error-indicator chart:style-name="ch12" chart:dimension="y"/>
            <chart:data-point chart:repeated="7"/>
          </chart:series>
          <chart:series chart:attached-axis="secondary-y" chart:style-name="ch13" chart:values-cell-range-address="q15_2.H4:q15_2.H10" chart:label-cell-address="q15_2.H2:q15_2.H3" chart:class="chart:line">
            <chart:error-indicator chart:style-name="ch14" chart:dimension="y"/>
            <chart:data-point chart:repeated="7"/>
          </chart:series>
          <chart:series chart:attached-axis="primary-y" chart:style-name="ch15" chart:values-cell-range-address="q15_2.P4:q15_2.P10" chart:label-cell-address="q15_2.P2:q15_2.P3" chart:class="chart:line">
            <chart:error-indicator chart:style-name="ch16" chart:dimension="y"/>
            <chart:data-point chart:repeated="7"/>
          </chart:series>
          <chart:series chart:attached-axis="primary-y" chart:style-name="ch17" chart:values-cell-range-address="q15_2.T4:q15_2.T10" chart:label-cell-address="q15_2.T2:q15_2.T3" chart:class="chart:line">
            <chart:error-indicator chart:style-name="ch18" chart:dimension="y"/>
            <chart:data-point chart:repeated="7"/>
          </chart:series>
          <chart:series chart:attached-axis="primary-y" chart:style-name="ch19" chart:values-cell-range-address="q15_2.V4:q15_2.V10" chart:label-cell-address="q15_2.V2:q15_2.V3" chart:class="chart:line">
            <chart:error-indicator chart:style-name="ch20" chart:dimension="y"/>
            <chart:data-point chart:repeated="7"/>
          </chart:series>
          <chart:series chart:attached-axis="primary-y" chart:style-name="ch21" chart:values-cell-range-address="q15_2.Z4:q15_2.Z10" chart:label-cell-address="q15_2.Z2:q15_2.Z3" chart:class="chart:line">
            <chart:error-indicator chart:style-name="ch22" chart:dimension="y"/>
            <chart:data-point chart:repeated="7"/>
          </chart:series>
          <chart:series chart:attached-axis="primary-y" chart:style-name="ch23" chart:values-cell-range-address="q15_2.AB4:q15_2.AB10" chart:label-cell-address="q15_2.AB2:q15_2.AB3" chart:class="chart:line">
            <chart:error-indicator chart:style-name="ch24" chart:dimension="y"/>
            <chart:data-point chart:repeated="7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_vol mean</text:p>
                <text:list>
                  <text:list-item>
                    <text:p>tot_vol</text:p>
                  </text:list-item>
                  <text:list-item>
                    <text:p>mean</text:p>
                  </text:list-item>
                </text:list>
                <draw:g>
                  <svg:desc>q15_2.B2:q15_2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um_vol mean</text:p>
                <text:list>
                  <text:list-item>
                    <text:p>sum_vol</text:p>
                  </text:list-item>
                  <text:list-item>
                    <text:p>mean</text:p>
                  </text:list-item>
                </text:list>
                <draw:g>
                  <svg:desc>q15_2.D2:q15_2.D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co_vol mean</text:p>
                <text:list>
                  <text:list-item>
                    <text:p>sco_vol</text:p>
                  </text:list-item>
                  <text:list-item>
                    <text:p>mean</text:p>
                  </text:list-item>
                </text:list>
                <draw:g>
                  <svg:desc>q15_2.H2:q15_2.H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act_width_mean mean</text:p>
                <text:list>
                  <text:list-item>
                    <text:p>act_width_mean</text:p>
                  </text:list-item>
                  <text:list-item>
                    <text:p>mean</text:p>
                  </text:list-item>
                </text:list>
                <draw:g>
                  <svg:desc>q15_2.P2:q15_2.P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act_width_mean_sco mean</text:p>
                <text:list>
                  <text:list-item>
                    <text:p>act_width_mean_sco</text:p>
                  </text:list-item>
                  <text:list-item>
                    <text:p>mean</text:p>
                  </text:list-item>
                </text:list>
                <draw:g>
                  <svg:desc>q15_2.T2:q15_2.T3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act_thickness mean</text:p>
                <text:list>
                  <text:list-item>
                    <text:p>act_thickness</text:p>
                  </text:list-item>
                  <text:list-item>
                    <text:p>mean</text:p>
                  </text:list-item>
                </text:list>
                <draw:g>
                  <svg:desc>q15_2.V2:q15_2.V3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  <table:table-cell office:value-type="string">
                <text:p>act_thickness_sco mean</text:p>
                <text:list>
                  <text:list-item>
                    <text:p>act_thickness_sco</text:p>
                  </text:list-item>
                  <text:list-item>
                    <text:p>mean</text:p>
                  </text:list-item>
                </text:list>
                <draw:g>
                  <svg:desc>q15_2.Z2:q15_2.Z3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  <table:table-cell office:value-type="string">
                <text:p>bri mean</text:p>
                <text:list>
                  <text:list-item>
                    <text:p>bri</text:p>
                  </text:list-item>
                  <text:list-item>
                    <text:p>mean</text:p>
                  </text:list-item>
                </text:list>
                <draw:g>
                  <svg:desc>q15_2.AB2:q15_2.AB3</svg:desc>
                </draw:g>
              </table:table-cell>
              <table:table-cell office:value-type="string">
                <text:p>Column AC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raw</text:p>
                <draw:g>
                  <svg:desc>q15_2.A4:q15_2.A10</svg:desc>
                </draw:g>
              </table:table-cell>
              <table:table-cell office:value-type="float" office:value="-180.511111111111">
                <text:p>-180.511111111111</text:p>
                <draw:g>
                  <svg:desc>q15_2.B4:q15_2.B10</svg:desc>
                </draw:g>
              </table:table-cell>
              <table:table-cell office:value-type="float" office:value="11602.9233762875">
                <text:p>11602.9233762875</text:p>
                <draw:g>
                  <svg:desc>q07_1.C4:q07_1.C10</svg:desc>
                </draw:g>
              </table:table-cell>
              <table:table-cell office:value-type="float" office:value="11602.9233762875">
                <text:p>11602.9233762875</text:p>
                <draw:g>
                  <svg:desc>q07_1.C4:q07_1.C10</svg:desc>
                </draw:g>
              </table:table-cell>
              <table:table-cell office:value-type="float" office:value="104103.244444444">
                <text:p>104103.244444444</text:p>
                <draw:g>
                  <svg:desc>q15_2.D4:q15_2.D10</svg:desc>
                </draw:g>
              </table:table-cell>
              <table:table-cell office:value-type="float" office:value="8164.10585688354">
                <text:p>8164.10585688354</text:p>
                <draw:g>
                  <svg:desc>q07_1.E4:q07_1.E10</svg:desc>
                </draw:g>
              </table:table-cell>
              <table:table-cell office:value-type="float" office:value="8164.10585688354">
                <text:p>8164.10585688354</text:p>
                <draw:g>
                  <svg:desc>q07_1.E4:q07_1.E10</svg:desc>
                </draw:g>
              </table:table-cell>
              <table:table-cell office:value-type="float" office:value="52141.8777777778">
                <text:p>52141.8777777778</text:p>
                <draw:g>
                  <svg:desc>q15_2.H4:q15_2.H10</svg:desc>
                </draw:g>
              </table:table-cell>
              <table:table-cell office:value-type="float" office:value="6339.1098682386">
                <text:p>6339.1098682386</text:p>
                <draw:g>
                  <svg:desc>q07_1.I4:q07_1.I10</svg:desc>
                </draw:g>
              </table:table-cell>
              <table:table-cell office:value-type="float" office:value="6339.1098682386">
                <text:p>6339.1098682386</text:p>
                <draw:g>
                  <svg:desc>q07_1.I4:q07_1.I10</svg:desc>
                </draw:g>
              </table:table-cell>
              <table:table-cell office:value-type="float" office:value="121.008792965628">
                <text:p>121.008792965628</text:p>
                <draw:g>
                  <svg:desc>q15_2.P4:q15_2.P10</svg:desc>
                </draw:g>
              </table:table-cell>
              <table:table-cell office:value-type="float" office:value="0.345787311417138">
                <text:p>0.345787311417138</text:p>
                <draw:g>
                  <svg:desc>q07_1.Q4:q07_1.Q10</svg:desc>
                </draw:g>
              </table:table-cell>
              <table:table-cell office:value-type="float" office:value="0.345787311417138">
                <text:p>0.345787311417138</text:p>
                <draw:g>
                  <svg:desc>q07_1.Q4:q07_1.Q10</svg:desc>
                </draw:g>
              </table:table-cell>
              <table:table-cell office:value-type="float" office:value="60.0343725019984">
                <text:p>60.0343725019984</text:p>
                <draw:g>
                  <svg:desc>q15_2.T4:q15_2.T10</svg:desc>
                </draw:g>
              </table:table-cell>
              <table:table-cell office:value-type="float" office:value="6.12547701283591">
                <text:p>6.12547701283591</text:p>
                <draw:g>
                  <svg:desc>q07_1.U4:q07_1.U10</svg:desc>
                </draw:g>
              </table:table-cell>
              <table:table-cell office:value-type="float" office:value="6.12547701283591">
                <text:p>6.12547701283591</text:p>
                <draw:g>
                  <svg:desc>q07_1.U4:q07_1.U10</svg:desc>
                </draw:g>
              </table:table-cell>
              <table:table-cell office:value-type="float" office:value="6.19058133188059">
                <text:p>6.19058133188059</text:p>
                <draw:g>
                  <svg:desc>q15_2.V4:q15_2.V10</svg:desc>
                </draw:g>
              </table:table-cell>
              <table:table-cell office:value-type="float" office:value="0.481145204568407">
                <text:p>0.481145204568407</text:p>
                <draw:g>
                  <svg:desc>q07_1.W4:q07_1.W10</svg:desc>
                </draw:g>
              </table:table-cell>
              <table:table-cell office:value-type="float" office:value="0.481145204568407">
                <text:p>0.481145204568407</text:p>
                <draw:g>
                  <svg:desc>q07_1.W4:q07_1.W10</svg:desc>
                </draw:g>
              </table:table-cell>
              <table:table-cell office:value-type="float" office:value="3.12433816923072">
                <text:p>3.12433816923072</text:p>
                <draw:g>
                  <svg:desc>q15_2.Z4:q15_2.Z10</svg:desc>
                </draw:g>
              </table:table-cell>
              <table:table-cell office:value-type="float" office:value="0.365047496325056">
                <text:p>0.365047496325056</text:p>
                <draw:g>
                  <svg:desc>q07_1.AA4:q07_1.AA10</svg:desc>
                </draw:g>
              </table:table-cell>
              <table:table-cell office:value-type="float" office:value="0.365047496325056">
                <text:p>0.365047496325056</text:p>
                <draw:g>
                  <svg:desc>q07_1.AA4:q07_1.AA10</svg:desc>
                </draw:g>
              </table:table-cell>
              <table:table-cell office:value-type="float" office:value="4.5461625539858">
                <text:p>4.5461625539858</text:p>
                <draw:g>
                  <svg:desc>q15_2.AB4:q15_2.AB10</svg:desc>
                </draw:g>
              </table:table-cell>
              <table:table-cell office:value-type="float" office:value="0.41458726490511">
                <text:p>0.41458726490511</text:p>
                <draw:g>
                  <svg:desc>q07_1.AC4:q07_1.AC10</svg:desc>
                </draw:g>
              </table:table-cell>
              <table:table-cell office:value-type="float" office:value="0.41458726490511">
                <text:p>0.41458726490511</text:p>
                <draw:g>
                  <svg:desc>q07_1.AC4:q07_1.AC10</svg:desc>
                </draw:g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-363.333333333333">
                <text:p>-363.333333333333</text:p>
              </table:table-cell>
              <table:table-cell office:value-type="float" office:value="9843.75096625265">
                <text:p>9843.75096625265</text:p>
              </table:table-cell>
              <table:table-cell office:value-type="float" office:value="9843.75096625265">
                <text:p>9843.75096625265</text:p>
              </table:table-cell>
              <table:table-cell office:value-type="float" office:value="77834.4666666667">
                <text:p>77834.4666666667</text:p>
              </table:table-cell>
              <table:table-cell office:value-type="float" office:value="8878.61959383326">
                <text:p>8878.61959383326</text:p>
              </table:table-cell>
              <table:table-cell office:value-type="float" office:value="8878.61959383326">
                <text:p>8878.61959383326</text:p>
              </table:table-cell>
              <table:table-cell office:value-type="float" office:value="39098.9">
                <text:p>39098.9</text:p>
              </table:table-cell>
              <table:table-cell office:value-type="float" office:value="6248.7638638694">
                <text:p>6248.7638638694</text:p>
              </table:table-cell>
              <table:table-cell office:value-type="float" office:value="6248.7638638694">
                <text:p>6248.7638638694</text:p>
              </table:table-cell>
              <table:table-cell office:value-type="float" office:value="53.4748201438849">
                <text:p>53.4748201438849</text:p>
              </table:table-cell>
              <table:table-cell office:value-type="float" office:value="2.87258971808398">
                <text:p>2.87258971808398</text:p>
              </table:table-cell>
              <table:table-cell office:value-type="float" office:value="2.87258971808398">
                <text:p>2.87258971808398</text:p>
              </table:table-cell>
              <table:table-cell office:value-type="float" office:value="26.4480415667466">
                <text:p>26.4480415667466</text:p>
              </table:table-cell>
              <table:table-cell office:value-type="float" office:value="3.29784211938122">
                <text:p>3.29784211938122</text:p>
              </table:table-cell>
              <table:table-cell office:value-type="float" office:value="3.29784211938122">
                <text:p>3.29784211938122</text:p>
              </table:table-cell>
              <table:table-cell office:value-type="float" office:value="10.4598670476194">
                <text:p>10.4598670476194</text:p>
              </table:table-cell>
              <table:table-cell office:value-type="float" office:value="0.659939918630368">
                <text:p>0.659939918630368</text:p>
              </table:table-cell>
              <table:table-cell office:value-type="float" office:value="0.659939918630368">
                <text:p>0.659939918630368</text:p>
              </table:table-cell>
              <table:table-cell office:value-type="float" office:value="5.30496965532833">
                <text:p>5.30496965532833</text:p>
              </table:table-cell>
              <table:table-cell office:value-type="float" office:value="0.506623371802205">
                <text:p>0.506623371802205</text:p>
              </table:table-cell>
              <table:table-cell office:value-type="float" office:value="0.506623371802205">
                <text:p>0.506623371802205</text:p>
              </table:table-cell>
              <table:table-cell office:value-type="float" office:value="4.1755366307795">
                <text:p>4.1755366307795</text:p>
              </table:table-cell>
              <table:table-cell office:value-type="float" office:value="0.435700820870597">
                <text:p>0.435700820870597</text:p>
              </table:table-cell>
              <table:table-cell office:value-type="float" office:value="0.435700820870597">
                <text:p>0.435700820870597</text:p>
              </table:table-cell>
            </table:table-row>
            <table:table-row>
              <table:table-cell office:value-type="string">
                <text:p>isol</text:p>
              </table:table-cell>
              <table:table-cell office:value-type="float" office:value="-524.511111111111">
                <text:p>-524.511111111111</text:p>
              </table:table-cell>
              <table:table-cell office:value-type="float" office:value="9137.09730481185">
                <text:p>9137.09730481185</text:p>
              </table:table-cell>
              <table:table-cell office:value-type="float" office:value="9137.09730481185">
                <text:p>9137.09730481185</text:p>
              </table:table-cell>
              <table:table-cell office:value-type="float" office:value="72931.4888888889">
                <text:p>72931.4888888889</text:p>
              </table:table-cell>
              <table:table-cell office:value-type="float" office:value="9044.1811961946">
                <text:p>9044.1811961946</text:p>
              </table:table-cell>
              <table:table-cell office:value-type="float" office:value="9044.1811961946">
                <text:p>9044.1811961946</text:p>
              </table:table-cell>
              <table:table-cell office:value-type="float" office:value="36728">
                <text:p>36728</text:p>
              </table:table-cell>
              <table:table-cell office:value-type="float" office:value="6280.01940200825">
                <text:p>6280.01940200825</text:p>
              </table:table-cell>
              <table:table-cell office:value-type="float" office:value="6280.01940200825">
                <text:p>6280.01940200825</text:p>
              </table:table-cell>
              <table:table-cell office:value-type="float" office:value="47.4236610711431">
                <text:p>47.4236610711431</text:p>
              </table:table-cell>
              <table:table-cell office:value-type="float" office:value="3.11074985927672">
                <text:p>3.11074985927672</text:p>
              </table:table-cell>
              <table:table-cell office:value-type="float" office:value="3.11074985927672">
                <text:p>3.11074985927672</text:p>
              </table:table-cell>
              <table:table-cell office:value-type="float" office:value="23.4984012789768">
                <text:p>23.4984012789768</text:p>
              </table:table-cell>
              <table:table-cell office:value-type="float" office:value="2.98447604916869">
                <text:p>2.98447604916869</text:p>
              </table:table-cell>
              <table:table-cell office:value-type="float" office:value="2.98447604916869">
                <text:p>2.98447604916869</text:p>
              </table:table-cell>
              <table:table-cell office:value-type="float" office:value="11.0572442781785">
                <text:p>11.0572442781785</text:p>
              </table:table-cell>
              <table:table-cell office:value-type="float" office:value="0.683450991509799">
                <text:p>0.683450991509799</text:p>
              </table:table-cell>
              <table:table-cell office:value-type="float" office:value="0.683450991509799">
                <text:p>0.683450991509799</text:p>
              </table:table-cell>
              <table:table-cell office:value-type="float" office:value="5.60806024625374">
                <text:p>5.60806024625374</text:p>
              </table:table-cell>
              <table:table-cell office:value-type="float" office:value="0.505638382798027">
                <text:p>0.505638382798027</text:p>
              </table:table-cell>
              <table:table-cell office:value-type="float" office:value="0.505638382798027">
                <text:p>0.505638382798027</text:p>
              </table:table-cell>
              <table:table-cell office:value-type="float" office:value="4.11800926026143">
                <text:p>4.11800926026143</text:p>
              </table:table-cell>
              <table:table-cell office:value-type="float" office:value="0.437677816066016">
                <text:p>0.437677816066016</text:p>
              </table:table-cell>
              <table:table-cell office:value-type="float" office:value="0.437677816066016">
                <text:p>0.437677816066016</text:p>
              </table:table-cell>
            </table:table-row>
            <table:table-row>
              <table:table-cell office:value-type="string">
                <text:p>fill</text:p>
              </table:table-cell>
              <table:table-cell office:value-type="float" office:value="-411.644444444444">
                <text:p>-411.644444444444</text:p>
              </table:table-cell>
              <table:table-cell office:value-type="float" office:value="9207.81566670402">
                <text:p>9207.81566670402</text:p>
              </table:table-cell>
              <table:table-cell office:value-type="float" office:value="9207.81566670402">
                <text:p>9207.81566670402</text:p>
              </table:table-cell>
              <table:table-cell office:value-type="float" office:value="74057.7555555556">
                <text:p>74057.7555555556</text:p>
              </table:table-cell>
              <table:table-cell office:value-type="float" office:value="9122.91784191878">
                <text:p>9122.91784191878</text:p>
              </table:table-cell>
              <table:table-cell office:value-type="float" office:value="9122.91784191878">
                <text:p>9122.91784191878</text:p>
              </table:table-cell>
              <table:table-cell office:value-type="float" office:value="37234.7">
                <text:p>37234.7</text:p>
              </table:table-cell>
              <table:table-cell office:value-type="float" office:value="6276.95474171991">
                <text:p>6276.95474171991</text:p>
              </table:table-cell>
              <table:table-cell office:value-type="float" office:value="6276.95474171991">
                <text:p>6276.95474171991</text:p>
              </table:table-cell>
              <table:table-cell office:value-type="float" office:value="48.6454836131095">
                <text:p>48.6454836131095</text:p>
              </table:table-cell>
              <table:table-cell office:value-type="float" office:value="3.23615464831322">
                <text:p>3.23615464831322</text:p>
              </table:table-cell>
              <table:table-cell office:value-type="float" office:value="3.23615464831322">
                <text:p>3.23615464831322</text:p>
              </table:table-cell>
              <table:table-cell office:value-type="float" office:value="24.0511590727418">
                <text:p>24.0511590727418</text:p>
              </table:table-cell>
              <table:table-cell office:value-type="float" office:value="3.04518289012178">
                <text:p>3.04518289012178</text:p>
              </table:table-cell>
              <table:table-cell office:value-type="float" office:value="3.04518289012178">
                <text:p>3.04518289012178</text:p>
              </table:table-cell>
              <table:table-cell office:value-type="float" office:value="10.9483330794253">
                <text:p>10.9483330794253</text:p>
              </table:table-cell>
              <table:table-cell office:value-type="float" office:value="0.666923193656183">
                <text:p>0.666923193656183</text:p>
              </table:table-cell>
              <table:table-cell office:value-type="float" office:value="0.666923193656183">
                <text:p>0.666923193656183</text:p>
              </table:table-cell>
              <table:table-cell office:value-type="float" office:value="5.55595735886196">
                <text:p>5.55595735886196</text:p>
              </table:table-cell>
              <table:table-cell office:value-type="float" office:value="0.497926040172789">
                <text:p>0.497926040172789</text:p>
              </table:table-cell>
              <table:table-cell office:value-type="float" office:value="0.497926040172789">
                <text:p>0.497926040172789</text:p>
              </table:table-cell>
              <table:table-cell office:value-type="float" office:value="4.13276034460234">
                <text:p>4.13276034460234</text:p>
              </table:table-cell>
              <table:table-cell office:value-type="float" office:value="0.436630848937042">
                <text:p>0.436630848937042</text:p>
              </table:table-cell>
              <table:table-cell office:value-type="float" office:value="0.436630848937042">
                <text:p>0.436630848937042</text:p>
              </table:table-cell>
            </table:table-row>
            <table:table-row>
              <table:table-cell office:value-type="string">
                <text:p>nature</text:p>
              </table:table-cell>
              <table:table-cell office:value-type="float" office:value="-613.477777777778">
                <text:p>-613.477777777778</text:p>
              </table:table-cell>
              <table:table-cell office:value-type="float" office:value="8680.15983226116">
                <text:p>8680.15983226116</text:p>
              </table:table-cell>
              <table:table-cell office:value-type="float" office:value="8680.15983226116">
                <text:p>8680.15983226116</text:p>
              </table:table-cell>
              <table:table-cell office:value-type="float" office:value="67245.5444444444">
                <text:p>67245.5444444444</text:p>
              </table:table-cell>
              <table:table-cell office:value-type="float" office:value="9120.5139012229">
                <text:p>9120.5139012229</text:p>
              </table:table-cell>
              <table:table-cell office:value-type="float" office:value="9120.5139012229">
                <text:p>9120.5139012229</text:p>
              </table:table-cell>
              <table:table-cell office:value-type="float" office:value="33929.5111111111">
                <text:p>33929.5111111111</text:p>
              </table:table-cell>
              <table:table-cell office:value-type="float" office:value="6258.09119505301">
                <text:p>6258.09119505301</text:p>
              </table:table-cell>
              <table:table-cell office:value-type="float" office:value="6258.09119505301">
                <text:p>6258.09119505301</text:p>
              </table:table-cell>
              <table:table-cell office:value-type="float" office:value="41.4384492406075">
                <text:p>41.4384492406075</text:p>
              </table:table-cell>
              <table:table-cell office:value-type="float" office:value="3.28070012058032">
                <text:p>3.28070012058032</text:p>
              </table:table-cell>
              <table:table-cell office:value-type="float" office:value="3.28070012058032">
                <text:p>3.28070012058032</text:p>
              </table:table-cell>
              <table:table-cell office:value-type="float" office:value="20.5635491606715">
                <text:p>20.5635491606715</text:p>
              </table:table-cell>
              <table:table-cell office:value-type="float" office:value="2.93261201921178">
                <text:p>2.93261201921178</text:p>
              </table:table-cell>
              <table:table-cell office:value-type="float" office:value="2.93261201921178">
                <text:p>2.93261201921178</text:p>
              </table:table-cell>
              <table:table-cell office:value-type="float" office:value="11.6751261272489">
                <text:p>11.6751261272489</text:p>
              </table:table-cell>
              <table:table-cell office:value-type="float" office:value="0.705360172413093">
                <text:p>0.705360172413093</text:p>
              </table:table-cell>
              <table:table-cell office:value-type="float" office:value="0.705360172413093">
                <text:p>0.705360172413093</text:p>
              </table:table-cell>
              <table:table-cell office:value-type="float" office:value="5.91973807571859">
                <text:p>5.91973807571859</text:p>
              </table:table-cell>
              <table:table-cell office:value-type="float" office:value="0.531663464488284">
                <text:p>0.531663464488284</text:p>
              </table:table-cell>
              <table:table-cell office:value-type="float" office:value="0.531663464488284">
                <text:p>0.531663464488284</text:p>
              </table:table-cell>
              <table:table-cell office:value-type="float" office:value="4.01961889557153">
                <text:p>4.01961889557153</text:p>
              </table:table-cell>
              <table:table-cell office:value-type="float" office:value="0.44020138543789">
                <text:p>0.44020138543789</text:p>
              </table:table-cell>
              <table:table-cell office:value-type="float" office:value="0.44020138543789">
                <text:p>0.44020138543789</text:p>
              </table:table-cell>
            </table:table-row>
            <table:table-row>
              <table:table-cell office:value-type="string">
                <text:p>isol2</text:p>
              </table:table-cell>
              <table:table-cell office:value-type="float" office:value="-637.6">
                <text:p>-637.6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67037.4666666667">
                <text:p>67037.4666666667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33837.5333333333">
                <text:p>33837.5333333333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20.4692246203038">
                <text:p>20.4692246203038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11.6998248582443">
                <text:p>11.6998248582443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5.93077044173341">
                <text:p>5.93077044173341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4.01623604794585">
                <text:p>4.01623604794585</text:p>
              </table:table-cell>
              <table:table-cell office:value-type="float" office:value="0.439909724239741">
                <text:p>0.439909724239741</text:p>
              </table:table-cell>
              <table:table-cell office:value-type="float" office:value="0.439909724239741">
                <text:p>0.439909724239741</text:p>
              </table:table-cell>
            </table:table-row>
            <table:table-row>
              <table:table-cell office:value-type="string">
                <text:p>ultimate</text:p>
              </table:table-cell>
              <table:table-cell office:value-type="float" office:value="-637.6">
                <text:p>-637.6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67037.4666666667">
                <text:p>67037.4666666667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33837.5333333333">
                <text:p>33837.5333333333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20.4692246203038">
                <text:p>20.4692246203038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11.6998248582443">
                <text:p>11.6998248582443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5.93077044173341">
                <text:p>5.93077044173341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4.01623604794585">
                <text:p>4.01623604794585</text:p>
              </table:table-cell>
              <table:table-cell office:value-type="float" office:value="0.439909724239741">
                <text:p>0.439909724239741</text:p>
              </table:table-cell>
              <table:table-cell office:value-type="float" office:value="0.439909724239741">
                <text:p>0.4399097242397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